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 CE" svg:font-family="'Arial CE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1.774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7" style:family="table-cell" style:parent-style-name="Default">
      <style:table-cell-properties style:glyph-orientation-vertical="0" fo:background-color="#0084d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" style:family="table-cell" style:parent-style-name="Default">
      <style:text-properties fo:color="#808080" style:text-outline="false" style:text-line-through-styl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808080" style:text-outline="false" style:text-line-through-styl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number-columns-repeated="1022" table:default-cell-style-name="Default"/>
        <table:table-row table:style-name="ro1">
          <table:table-cell table:style-name="ce1" office:value-type="string">
            <text:p>ZAMIANA LICZBY Z SYSTEMU DECYMALNEGO NA BINARNY</text:p>
          </table:table-cell>
          <table:table-cell table:number-columns-repeated="7"/>
          <table:table-cell table:style-name="ce8" office:value-type="string">
            <text:p>kolorem niebieskim oznaczone są komórki, do których należy wprowadzić odpowiednie wartości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Liczba</text:p>
          </table:table-cell>
          <table:table-cell table:style-name="ce2" office:value-type="string">
            <text:p>Reszta</text:p>
          </table:table-cell>
          <table:table-cell table:number-columns-repeated="6"/>
          <table:table-cell table:style-name="ce9" office:value-type="string">
            <text:p>kolorem czerwonym wyróżniono wyniki</text:p>
          </table:table-cell>
          <table:table-cell table:number-columns-repeated="1015"/>
        </table:table-row>
        <table:table-row table:style-name="ro2">
          <table:table-cell table:formula="of:=[.E4]" office:value-type="float" office:value="125">
            <text:p>125</text:p>
          </table:table-cell>
          <table:table-cell table:style-name="ce4" table:formula="of:=IF(AND([.A3]&lt;&gt;0;[.A3]&lt;&gt;&quot;&quot;);MOD([.A3];2);&quot;&quot;)" office:value-type="float" office:value="1">
            <text:p>1</text:p>
          </table:table-cell>
          <table:table-cell/>
          <table:table-cell table:style-name="ce5" office:value-type="string">
            <text:p>Dane:</text:p>
          </table:table-cell>
          <table:table-cell table:number-columns-repeated="1020"/>
        </table:table-row>
        <table:table-row table:style-name="ro3">
          <table:table-cell table:formula="of:=IF(AND([.A3]&lt;&gt;0;[.A3]&lt;&gt;&quot;&quot;);TRUNC([.A3]/2);&quot;&quot;)" office:value-type="float" office:value="62">
            <text:p>62</text:p>
          </table:table-cell>
          <table:table-cell table:style-name="ce4" table:formula="of:=IF(AND([.A4]&lt;&gt;0;[.A4]&lt;&gt;&quot;&quot;);MOD([.A4];2);&quot;&quot;)" office:value-type="float" office:value="0">
            <text:p>0</text:p>
          </table:table-cell>
          <table:table-cell/>
          <table:table-cell table:style-name="ce6" office:value-type="string">
            <text:p>liczba=</text:p>
          </table:table-cell>
          <table:table-cell table:style-name="ce7" office:value-type="float" office:value="125">
            <text:p>125</text:p>
          </table:table-cell>
          <table:table-cell table:number-columns-repeated="1019"/>
        </table:table-row>
        <table:table-row table:style-name="ro4">
          <table:table-cell table:formula="of:=IF(AND([.A4]&lt;&gt;0;[.A4]&lt;&gt;&quot;&quot;);TRUNC([.A4]/2);&quot;&quot;)" office:value-type="float" office:value="31">
            <text:p>31</text:p>
          </table:table-cell>
          <table:table-cell table:style-name="ce4" table:formula="of:=IF(AND([.A5]&lt;&gt;0;[.A5]&lt;&gt;&quot;&quot;);MOD([.A5];2);&quot;&quot;)" office:value-type="float" office:value="1">
            <text:p>1</text:p>
          </table:table-cell>
          <table:table-cell table:number-columns-repeated="1022"/>
        </table:table-row>
        <table:table-row table:style-name="ro3">
          <table:table-cell table:formula="of:=IF(AND([.A5]&lt;&gt;0;[.A5]&lt;&gt;&quot;&quot;);TRUNC([.A5]/2);&quot;&quot;)" office:value-type="float" office:value="15">
            <text:p>15</text:p>
          </table:table-cell>
          <table:table-cell table:style-name="ce4" table:formula="of:=IF(AND([.A6]&lt;&gt;0;[.A6]&lt;&gt;&quot;&quot;);MOD([.A6];2);&quot;&quot;)" office:value-type="float" office:value="1">
            <text:p>1</text:p>
          </table:table-cell>
          <table:table-cell table:number-columns-repeated="1022"/>
        </table:table-row>
        <table:table-row table:style-name="ro5">
          <table:table-cell table:formula="of:=IF(AND([.A6]&lt;&gt;0;[.A6]&lt;&gt;&quot;&quot;);TRUNC([.A6]/2);&quot;&quot;)" office:value-type="float" office:value="7">
            <text:p>7</text:p>
          </table:table-cell>
          <table:table-cell table:style-name="ce4" table:formula="of:=IF(AND([.A7]&lt;&gt;0;[.A7]&lt;&gt;&quot;&quot;);MOD([.A7];2);&quot;&quot;)" office:value-type="float" office:value="1">
            <text:p>1</text:p>
          </table:table-cell>
          <table:table-cell table:number-columns-repeated="1022"/>
        </table:table-row>
        <table:table-row table:style-name="ro5">
          <table:table-cell table:formula="of:=IF(AND([.A7]&lt;&gt;0;[.A7]&lt;&gt;&quot;&quot;);TRUNC([.A7]/2);&quot;&quot;)" office:value-type="float" office:value="3">
            <text:p>3</text:p>
          </table:table-cell>
          <table:table-cell table:style-name="ce4" table:formula="of:=IF(AND([.A8]&lt;&gt;0;[.A8]&lt;&gt;&quot;&quot;);MOD([.A8];2);&quot;&quot;)" office:value-type="float" office:value="1">
            <text:p>1</text:p>
          </table:table-cell>
          <table:table-cell table:number-columns-repeated="1022"/>
        </table:table-row>
        <table:table-row table:style-name="ro5">
          <table:table-cell table:formula="of:=IF(AND([.A8]&lt;&gt;0;[.A8]&lt;&gt;&quot;&quot;);TRUNC([.A8]/2);&quot;&quot;)" office:value-type="float" office:value="1">
            <text:p>1</text:p>
          </table:table-cell>
          <table:table-cell table:style-name="ce4" table:formula="of:=IF(AND([.A9]&lt;&gt;0;[.A9]&lt;&gt;&quot;&quot;);MOD([.A9];2);&quot;&quot;)" office:value-type="float" office:value="1">
            <text:p>1</text:p>
          </table:table-cell>
          <table:table-cell table:number-columns-repeated="1022"/>
        </table:table-row>
        <table:table-row table:style-name="ro5">
          <table:table-cell table:formula="of:=IF(AND([.A9]&lt;&gt;0;[.A9]&lt;&gt;&quot;&quot;);TRUNC([.A9]/2);&quot;&quot;)" office:value-type="float" office:value="0">
            <text:p>0</text:p>
          </table:table-cell>
          <table:table-cell table:style-name="ce4" table:formula="of:=IF(AND([.A10]&lt;&gt;0;[.A10]&lt;&gt;&quot;&quot;);MOD([.A10];2);&quot;&quot;)">
            <text:p/>
          </table:table-cell>
          <table:table-cell table:number-columns-repeated="1022"/>
        </table:table-row>
        <table:table-row table:style-name="ro5">
          <table:table-cell table:formula="of:=IF(AND([.A10]&lt;&gt;0;[.A10]&lt;&gt;&quot;&quot;);TRUNC([.A10]/2);&quot;&quot;)">
            <text:p/>
          </table:table-cell>
          <table:table-cell table:style-name="ce4" table:formula="of:=IF(AND([.A11]&lt;&gt;0;[.A11]&lt;&gt;&quot;&quot;);MOD([.A11];2);&quot;&quot;)">
            <text:p/>
          </table:table-cell>
          <table:table-cell table:number-columns-repeated="1022"/>
        </table:table-row>
        <table:table-row table:style-name="ro5">
          <table:table-cell table:formula="of:=IF(AND([.A11]&lt;&gt;0;[.A11]&lt;&gt;&quot;&quot;);TRUNC([.A11]/2);&quot;&quot;)">
            <text:p/>
          </table:table-cell>
          <table:table-cell table:style-name="ce4" table:formula="of:=IF(AND([.A12]&lt;&gt;0;[.A12]&lt;&gt;&quot;&quot;);MOD([.A12];2);&quot;&quot;)">
            <text:p/>
          </table:table-cell>
          <table:table-cell table:number-columns-repeated="1022"/>
        </table:table-row>
        <table:table-row table:style-name="ro5">
          <table:table-cell table:formula="of:=IF(AND([.A12]&lt;&gt;0;[.A12]&lt;&gt;&quot;&quot;);TRUNC([.A12]/2);&quot;&quot;)">
            <text:p/>
          </table:table-cell>
          <table:table-cell table:style-name="ce4" table:formula="of:=IF(AND([.A13]&lt;&gt;0;[.A13]&lt;&gt;&quot;&quot;);MOD([.A13];2);&quot;&quot;)">
            <text:p/>
          </table:table-cell>
          <table:table-cell table:number-columns-repeated="1022"/>
        </table:table-row>
        <table:table-row table:style-name="ro5">
          <table:table-cell table:formula="of:=IF(AND([.A13]&lt;&gt;0;[.A13]&lt;&gt;&quot;&quot;);TRUNC([.A13]/2);&quot;&quot;)">
            <text:p/>
          </table:table-cell>
          <table:table-cell table:style-name="ce4" table:formula="of:=IF(AND([.A14]&lt;&gt;0;[.A14]&lt;&gt;&quot;&quot;);MOD([.A14];2);&quot;&quot;)">
            <text:p/>
          </table:table-cell>
          <table:table-cell table:number-columns-repeated="1022"/>
        </table:table-row>
        <table:table-row table:style-name="ro5">
          <table:table-cell table:formula="of:=IF(AND([.A14]&lt;&gt;0;[.A14]&lt;&gt;&quot;&quot;);TRUNC([.A14]/2);&quot;&quot;)">
            <text:p/>
          </table:table-cell>
          <table:table-cell table:style-name="ce4" table:formula="of:=IF(AND([.A15]&lt;&gt;0;[.A15]&lt;&gt;&quot;&quot;);MOD([.A15];2);&quot;&quot;)">
            <text:p/>
          </table:table-cell>
          <table:table-cell table:number-columns-repeated="1022"/>
        </table:table-row>
        <table:table-row table:style-name="ro5">
          <table:table-cell table:formula="of:=IF(AND([.A15]&lt;&gt;0;[.A15]&lt;&gt;&quot;&quot;);TRUNC([.A15]/2);&quot;&quot;)">
            <text:p/>
          </table:table-cell>
          <table:table-cell table:style-name="ce4" table:formula="of:=IF(AND([.A16]&lt;&gt;0;[.A16]&lt;&gt;&quot;&quot;);MOD([.A16];2);&quot;&quot;)">
            <text:p/>
          </table:table-cell>
          <table:table-cell table:number-columns-repeated="1022"/>
        </table:table-row>
        <table:table-row table:style-name="ro5">
          <table:table-cell table:formula="of:=IF(AND([.A16]&lt;&gt;0;[.A16]&lt;&gt;&quot;&quot;);TRUNC([.A16]/2);&quot;&quot;)">
            <text:p/>
          </table:table-cell>
          <table:table-cell table:style-name="ce4" table:formula="of:=IF(AND([.A17]&lt;&gt;0;[.A17]&lt;&gt;&quot;&quot;);MOD([.A17];2);&quot;&quot;)">
            <text:p/>
          </table:table-cell>
          <table:table-cell table:number-columns-repeated="1022"/>
        </table:table-row>
        <table:table-row table:style-name="ro5">
          <table:table-cell table:formula="of:=IF(AND([.A17]&lt;&gt;0;[.A17]&lt;&gt;&quot;&quot;);TRUNC([.A17]/2);&quot;&quot;)">
            <text:p/>
          </table:table-cell>
          <table:table-cell table:style-name="ce4" table:formula="of:=IF(AND([.A18]&lt;&gt;0;[.A18]&lt;&gt;&quot;&quot;);MOD([.A18];2);&quot;&quot;)">
            <text:p/>
          </table:table-cell>
          <table:table-cell table:number-columns-repeated="1022"/>
        </table:table-row>
        <table:table-row table:style-name="ro5">
          <table:table-cell table:formula="of:=IF(AND([.A18]&lt;&gt;0;[.A18]&lt;&gt;&quot;&quot;);TRUNC([.A18]/2);&quot;&quot;)">
            <text:p/>
          </table:table-cell>
          <table:table-cell table:style-name="ce4" table:formula="of:=IF(AND([.A19]&lt;&gt;0;[.A19]&lt;&gt;&quot;&quot;);MOD([.A19];2);&quot;&quot;)">
            <text:p/>
          </table:table-cell>
          <table:table-cell table:number-columns-repeated="1022"/>
        </table:table-row>
        <table:table-row table:style-name="ro5">
          <table:table-cell table:formula="of:=IF(AND([.A19]&lt;&gt;0;[.A19]&lt;&gt;&quot;&quot;);TRUNC([.A19]/2);&quot;&quot;)">
            <text:p/>
          </table:table-cell>
          <table:table-cell table:style-name="ce4" table:formula="of:=IF(AND([.A20]&lt;&gt;0;[.A20]&lt;&gt;&quot;&quot;);MOD([.A20];2);&quot;&quot;)">
            <text:p/>
          </table:table-cell>
          <table:table-cell table:number-columns-repeated="1022"/>
        </table:table-row>
        <table:table-row table:style-name="ro5">
          <table:table-cell table:formula="of:=IF(AND([.A20]&lt;&gt;0;[.A20]&lt;&gt;&quot;&quot;);TRUNC([.A20]/2);&quot;&quot;)">
            <text:p/>
          </table:table-cell>
          <table:table-cell table:style-name="ce4" table:formula="of:=IF(AND([.A21]&lt;&gt;0;[.A21]&lt;&gt;&quot;&quot;);MOD([.A21];2);&quot;&quot;)">
            <text:p/>
          </table:table-cell>
          <table:table-cell table:number-columns-repeated="1022"/>
        </table:table-row>
        <table:table-row table:style-name="ro5">
          <table:table-cell table:formula="of:=IF(AND([.A21]&lt;&gt;0;[.A21]&lt;&gt;&quot;&quot;);TRUNC([.A21]/2);&quot;&quot;)">
            <text:p/>
          </table:table-cell>
          <table:table-cell table:style-name="ce4" table:formula="of:=IF(AND([.A22]&lt;&gt;0;[.A22]&lt;&gt;&quot;&quot;);MOD([.A22];2);&quot;&quot;)">
            <text:p/>
          </table:table-cell>
          <table:table-cell table:number-columns-repeated="1022"/>
        </table:table-row>
        <table:table-row table:style-name="ro5">
          <table:table-cell table:formula="of:=IF(AND([.A22]&lt;&gt;0;[.A22]&lt;&gt;&quot;&quot;);TRUNC([.A22]/2);&quot;&quot;)">
            <text:p/>
          </table:table-cell>
          <table:table-cell table:style-name="ce4" table:formula="of:=IF(AND([.A23]&lt;&gt;0;[.A23]&lt;&gt;&quot;&quot;);MOD([.A23];2);&quot;&quot;)">
            <text:p/>
          </table:table-cell>
          <table:table-cell table:number-columns-repeated="1022"/>
        </table:table-row>
        <table:table-row table:style-name="ro5">
          <table:table-cell table:formula="of:=IF(AND([.A23]&lt;&gt;0;[.A23]&lt;&gt;&quot;&quot;);TRUNC([.A23]/2);&quot;&quot;)">
            <text:p/>
          </table:table-cell>
          <table:table-cell table:style-name="ce4" table:formula="of:=IF(AND([.A24]&lt;&gt;0;[.A24]&lt;&gt;&quot;&quot;);MOD([.A24];2);&quot;&quot;)">
            <text:p/>
          </table:table-cell>
          <table:table-cell table:number-columns-repeated="1022"/>
        </table:table-row>
        <table:table-row table:style-name="ro5">
          <table:table-cell table:formula="of:=IF(AND([.A24]&lt;&gt;0;[.A24]&lt;&gt;&quot;&quot;);TRUNC([.A24]/2);&quot;&quot;)">
            <text:p/>
          </table:table-cell>
          <table:table-cell table:style-name="ce4" table:formula="of:=IF(AND([.A25]&lt;&gt;0;[.A25]&lt;&gt;&quot;&quot;);MOD([.A25];2);&quot;&quot;)">
            <text:p/>
          </table:table-cell>
          <table:table-cell table:number-columns-repeated="1022"/>
        </table:table-row>
        <table:table-row table:style-name="ro5">
          <table:table-cell table:formula="of:=IF(AND([.A25]&lt;&gt;0;[.A25]&lt;&gt;&quot;&quot;);TRUNC([.A25]/2);&quot;&quot;)">
            <text:p/>
          </table:table-cell>
          <table:table-cell table:style-name="ce4" table:formula="of:=IF(AND([.A26]&lt;&gt;0;[.A26]&lt;&gt;&quot;&quot;);MOD([.A26];2);&quot;&quot;)">
            <text:p/>
          </table:table-cell>
          <table:table-cell table:number-columns-repeated="1022"/>
        </table:table-row>
        <table:table-row table:style-name="ro5">
          <table:table-cell table:formula="of:=IF(AND([.A26]&lt;&gt;0;[.A26]&lt;&gt;&quot;&quot;);TRUNC([.A26]/2);&quot;&quot;)">
            <text:p/>
          </table:table-cell>
          <table:table-cell table:style-name="ce4" table:formula="of:=IF(AND([.A27]&lt;&gt;0;[.A27]&lt;&gt;&quot;&quot;);MOD([.A27];2);&quot;&quot;)">
            <text:p/>
          </table:table-cell>
          <table:table-cell table:number-columns-repeated="1022"/>
        </table:table-row>
        <table:table-row table:style-name="ro5">
          <table:table-cell table:formula="of:=IF(AND([.A27]&lt;&gt;0;[.A27]&lt;&gt;&quot;&quot;);TRUNC([.A27]/2);&quot;&quot;)">
            <text:p/>
          </table:table-cell>
          <table:table-cell table:style-name="ce4" table:formula="of:=IF(AND([.A28]&lt;&gt;0;[.A28]&lt;&gt;&quot;&quot;);MOD([.A28];2);&quot;&quot;)">
            <text:p/>
          </table:table-cell>
          <table:table-cell table:number-columns-repeated="1022"/>
        </table:table-row>
        <table:table-row table:style-name="ro5">
          <table:table-cell table:formula="of:=IF(AND([.A28]&lt;&gt;0;[.A28]&lt;&gt;&quot;&quot;);TRUNC([.A28]/2);&quot;&quot;)">
            <text:p/>
          </table:table-cell>
          <table:table-cell table:style-name="ce4" table:formula="of:=IF(AND([.A29]&lt;&gt;0;[.A29]&lt;&gt;&quot;&quot;);MOD([.A29];2);&quot;&quot;)">
            <text:p/>
          </table:table-cell>
          <table:table-cell table:number-columns-repeated="1022"/>
        </table:table-row>
        <table:table-row table:style-name="ro5">
          <table:table-cell table:formula="of:=IF(AND([.A29]&lt;&gt;0;[.A29]&lt;&gt;&quot;&quot;);TRUNC([.A29]/2);&quot;&quot;)">
            <text:p/>
          </table:table-cell>
          <table:table-cell table:style-name="ce4" table:formula="of:=IF(AND([.A30]&lt;&gt;0;[.A30]&lt;&gt;&quot;&quot;);MOD([.A30];2);&quot;&quot;)">
            <text:p/>
          </table:table-cell>
          <table:table-cell table:number-columns-repeated="1022"/>
        </table:table-row>
        <table:table-row table:style-name="ro5">
          <table:table-cell table:formula="of:=IF(AND([.A30]&lt;&gt;0;[.A30]&lt;&gt;&quot;&quot;);TRUNC([.A30]/2);&quot;&quot;)">
            <text:p/>
          </table:table-cell>
          <table:table-cell table:style-name="ce4" table:formula="of:=IF(AND([.A31]&lt;&gt;0;[.A31]&lt;&gt;&quot;&quot;);MOD([.A31];2);&quot;&quot;)">
            <text:p/>
          </table:table-cell>
          <table:table-cell table:number-columns-repeated="1022"/>
        </table:table-row>
        <table:table-row table:style-name="ro5">
          <table:table-cell table:formula="of:=IF(AND([.A31]&lt;&gt;0;[.A31]&lt;&gt;&quot;&quot;);TRUNC([.A31]/2);&quot;&quot;)">
            <text:p/>
          </table:table-cell>
          <table:table-cell table:style-name="ce4" table:formula="of:=IF(AND([.A32]&lt;&gt;0;[.A32]&lt;&gt;&quot;&quot;);MOD([.A32];2);&quot;&quot;)">
            <text:p/>
          </table:table-cell>
          <table:table-cell table:number-columns-repeated="1022"/>
        </table:table-row>
        <table:table-row table:style-name="ro5">
          <table:table-cell table:formula="of:=IF(AND([.A32]&lt;&gt;0;[.A32]&lt;&gt;&quot;&quot;);TRUNC([.A32]/2);&quot;&quot;)">
            <text:p/>
          </table:table-cell>
          <table:table-cell table:style-name="ce4" table:formula="of:=IF(AND([.A33]&lt;&gt;0;[.A33]&lt;&gt;&quot;&quot;);MOD([.A33];2);&quot;&quot;)">
            <text:p/>
          </table:table-cell>
          <table:table-cell table:number-columns-repeated="1022"/>
        </table:table-row>
        <table:table-row table:style-name="ro5">
          <table:table-cell table:formula="of:=IF(AND([.A33]&lt;&gt;0;[.A33]&lt;&gt;&quot;&quot;);TRUNC([.A33]/2);&quot;&quot;)">
            <text:p/>
          </table:table-cell>
          <table:table-cell table:style-name="ce4" table:formula="of:=IF(AND([.A34]&lt;&gt;0;[.A34]&lt;&gt;&quot;&quot;);MOD([.A34];2);&quot;&quot;)">
            <text:p/>
          </table:table-cell>
          <table:table-cell table:number-columns-repeated="1022"/>
        </table:table-row>
        <table:table-row table:style-name="ro5">
          <table:table-cell table:formula="of:=IF(AND([.A34]&lt;&gt;0;[.A34]&lt;&gt;&quot;&quot;);TRUNC([.A34]/2);&quot;&quot;)">
            <text:p/>
          </table:table-cell>
          <table:table-cell table:style-name="ce4" table:formula="of:=IF(AND([.A35]&lt;&gt;0;[.A35]&lt;&gt;&quot;&quot;);MOD([.A35];2);&quot;&quot;)">
            <text:p/>
          </table:table-cell>
          <table:table-cell table:number-columns-repeated="1022"/>
        </table:table-row>
        <table:table-row table:style-name="ro5">
          <table:table-cell table:formula="of:=IF(AND([.A35]&lt;&gt;0;[.A35]&lt;&gt;&quot;&quot;);TRUNC([.A35]/2);&quot;&quot;)">
            <text:p/>
          </table:table-cell>
          <table:table-cell table:style-name="ce4" table:formula="of:=IF(AND([.A36]&lt;&gt;0;[.A36]&lt;&gt;&quot;&quot;);MOD([.A36];2);&quot;&quot;)">
            <text:p/>
          </table:table-cell>
          <table:table-cell table:number-columns-repeated="1022"/>
        </table:table-row>
        <table:table-row table:style-name="ro5">
          <table:table-cell table:formula="of:=IF(AND([.A36]&lt;&gt;0;[.A36]&lt;&gt;&quot;&quot;);TRUNC([.A36]/2);&quot;&quot;)">
            <text:p/>
          </table:table-cell>
          <table:table-cell table:style-name="ce4" table:formula="of:=IF(AND([.A37]&lt;&gt;0;[.A37]&lt;&gt;&quot;&quot;);MOD([.A37];2);&quot;&quot;)">
            <text:p/>
          </table:table-cell>
          <table:table-cell table:number-columns-repeated="1022"/>
        </table:table-row>
        <table:table-row table:style-name="ro5">
          <table:table-cell table:formula="of:=IF(AND([.A37]&lt;&gt;0;[.A37]&lt;&gt;&quot;&quot;);TRUNC([.A37]/2);&quot;&quot;)">
            <text:p/>
          </table:table-cell>
          <table:table-cell table:style-name="ce4" table:formula="of:=IF(AND([.A38]&lt;&gt;0;[.A38]&lt;&gt;&quot;&quot;);MOD([.A38];2);&quot;&quot;)">
            <text:p/>
          </table:table-cell>
          <table:table-cell table:number-columns-repeated="1022"/>
        </table:table-row>
        <table:table-row table:style-name="ro5">
          <table:table-cell table:formula="of:=IF(AND([.A38]&lt;&gt;0;[.A38]&lt;&gt;&quot;&quot;);TRUNC([.A38]/2);&quot;&quot;)">
            <text:p/>
          </table:table-cell>
          <table:table-cell table:style-name="ce4" table:formula="of:=IF(AND([.A39]&lt;&gt;0;[.A39]&lt;&gt;&quot;&quot;);MOD([.A39];2);&quot;&quot;)">
            <text:p/>
          </table:table-cell>
          <table:table-cell table:number-columns-repeated="1022"/>
        </table:table-row>
        <table:table-row table:style-name="ro5">
          <table:table-cell table:formula="of:=IF(AND([.A39]&lt;&gt;0;[.A39]&lt;&gt;&quot;&quot;);TRUNC([.A39]/2);&quot;&quot;)">
            <text:p/>
          </table:table-cell>
          <table:table-cell table:style-name="ce4" table:formula="of:=IF(AND([.A40]&lt;&gt;0;[.A40]&lt;&gt;&quot;&quot;);MOD([.A40];2);&quot;&quot;)">
            <text:p/>
          </table:table-cell>
          <table:table-cell table:number-columns-repeated="1022"/>
        </table:table-row>
        <table:table-row table:style-name="ro5">
          <table:table-cell table:formula="of:=IF(AND([.A40]&lt;&gt;0;[.A40]&lt;&gt;&quot;&quot;);TRUNC([.A40]/2);&quot;&quot;)">
            <text:p/>
          </table:table-cell>
          <table:table-cell table:style-name="ce4" table:formula="of:=IF(AND([.A41]&lt;&gt;0;[.A41]&lt;&gt;&quot;&quot;);MOD([.A41];2);&quot;&quot;)">
            <text:p/>
          </table:table-cell>
          <table:table-cell table:number-columns-repeated="1022"/>
        </table:table-row>
        <table:table-row table:style-name="ro5">
          <table:table-cell table:formula="of:=IF(AND([.A41]&lt;&gt;0;[.A41]&lt;&gt;&quot;&quot;);TRUNC([.A41]/2);&quot;&quot;)">
            <text:p/>
          </table:table-cell>
          <table:table-cell table:style-name="ce4" table:formula="of:=IF(AND([.A42]&lt;&gt;0;[.A42]&lt;&gt;&quot;&quot;);MOD([.A42];2);&quot;&quot;)">
            <text:p/>
          </table:table-cell>
          <table:table-cell table:number-columns-repeated="1022"/>
        </table:table-row>
        <table:table-row table:style-name="ro5">
          <table:table-cell table:formula="of:=IF(AND([.A42]&lt;&gt;0;[.A42]&lt;&gt;&quot;&quot;);TRUNC([.A42]/2);&quot;&quot;)">
            <text:p/>
          </table:table-cell>
          <table:table-cell table:style-name="ce4" table:formula="of:=IF(AND([.A43]&lt;&gt;0;[.A43]&lt;&gt;&quot;&quot;);MOD([.A43];2);&quot;&quot;)">
            <text:p/>
          </table:table-cell>
          <table:table-cell table:number-columns-repeated="1022"/>
        </table:table-row>
        <table:table-row table:style-name="ro5">
          <table:table-cell table:formula="of:=IF(AND([.A43]&lt;&gt;0;[.A43]&lt;&gt;&quot;&quot;);TRUNC([.A43]/2);&quot;&quot;)">
            <text:p/>
          </table:table-cell>
          <table:table-cell table:style-name="ce4" table:formula="of:=IF(AND([.A44]&lt;&gt;0;[.A44]&lt;&gt;&quot;&quot;);MOD([.A44];2);&quot;&quot;)">
            <text:p/>
          </table:table-cell>
          <table:table-cell table:number-columns-repeated="1022"/>
        </table:table-row>
        <table:table-row table:style-name="ro5">
          <table:table-cell table:formula="of:=IF(AND([.A44]&lt;&gt;0;[.A44]&lt;&gt;&quot;&quot;);TRUNC([.A44]/2);&quot;&quot;)">
            <text:p/>
          </table:table-cell>
          <table:table-cell table:style-name="ce4" table:formula="of:=IF(AND([.A45]&lt;&gt;0;[.A45]&lt;&gt;&quot;&quot;);MOD([.A45];2);&quot;&quot;)">
            <text:p/>
          </table:table-cell>
          <table:table-cell table:number-columns-repeated="1022"/>
        </table:table-row>
        <table:table-row table:style-name="ro5">
          <table:table-cell table:formula="of:=IF(AND([.A45]&lt;&gt;0;[.A45]&lt;&gt;&quot;&quot;);TRUNC([.A45]/2);&quot;&quot;)">
            <text:p/>
          </table:table-cell>
          <table:table-cell table:style-name="ce4" table:formula="of:=IF(AND([.A46]&lt;&gt;0;[.A46]&lt;&gt;&quot;&quot;);MOD([.A46];2);&quot;&quot;)">
            <text:p/>
          </table:table-cell>
          <table:table-cell table:number-columns-repeated="1022"/>
        </table:table-row>
        <table:table-row table:style-name="ro5">
          <table:table-cell table:formula="of:=IF(AND([.A46]&lt;&gt;0;[.A46]&lt;&gt;&quot;&quot;);TRUNC([.A46]/2);&quot;&quot;)">
            <text:p/>
          </table:table-cell>
          <table:table-cell table:style-name="ce4" table:formula="of:=IF(AND([.A47]&lt;&gt;0;[.A47]&lt;&gt;&quot;&quot;);MOD([.A47];2);&quot;&quot;)">
            <text:p/>
          </table:table-cell>
          <table:table-cell table:number-columns-repeated="1022"/>
        </table:table-row>
        <table:table-row table:style-name="ro5">
          <table:table-cell table:formula="of:=IF(AND([.A47]&lt;&gt;0;[.A47]&lt;&gt;&quot;&quot;);TRUNC([.A47]/2);&quot;&quot;)">
            <text:p/>
          </table:table-cell>
          <table:table-cell table:style-name="ce4" table:formula="of:=IF(AND([.A48]&lt;&gt;0;[.A48]&lt;&gt;&quot;&quot;);MOD([.A48];2);&quot;&quot;)">
            <text:p/>
          </table:table-cell>
          <table:table-cell table:number-columns-repeated="1022"/>
        </table:table-row>
        <table:table-row table:style-name="ro5">
          <table:table-cell table:formula="of:=IF(AND([.A48]&lt;&gt;0;[.A48]&lt;&gt;&quot;&quot;);TRUNC([.A48]/2);&quot;&quot;)">
            <text:p/>
          </table:table-cell>
          <table:table-cell table:style-name="ce4" table:formula="of:=IF(AND([.A49]&lt;&gt;0;[.A49]&lt;&gt;&quot;&quot;);MOD([.A49];2);&quot;&quot;)">
            <text:p/>
          </table:table-cell>
          <table:table-cell table:number-columns-repeated="1022"/>
        </table:table-row>
        <table:table-row table:style-name="ro5">
          <table:table-cell table:formula="of:=IF(AND([.A49]&lt;&gt;0;[.A49]&lt;&gt;&quot;&quot;);TRUNC([.A49]/2);&quot;&quot;)">
            <text:p/>
          </table:table-cell>
          <table:table-cell table:style-name="ce4" table:formula="of:=IF(AND([.A50]&lt;&gt;0;[.A50]&lt;&gt;&quot;&quot;);MOD([.A50];2);&quot;&quot;)">
            <text:p/>
          </table:table-cell>
          <table:table-cell table:number-columns-repeated="1022"/>
        </table:table-row>
        <table:table-row table:style-name="ro5">
          <table:table-cell table:formula="of:=IF(AND([.A50]&lt;&gt;0;[.A50]&lt;&gt;&quot;&quot;);TRUNC([.A50]/2);&quot;&quot;)">
            <text:p/>
          </table:table-cell>
          <table:table-cell table:style-name="ce4" table:formula="of:=IF(AND([.A51]&lt;&gt;0;[.A51]&lt;&gt;&quot;&quot;);MOD([.A51];2);&quot;&quot;)">
            <text:p/>
          </table:table-cell>
          <table:table-cell table:number-columns-repeated="1022"/>
        </table:table-row>
        <table:table-row table:style-name="ro5">
          <table:table-cell table:formula="of:=IF(AND([.A51]&lt;&gt;0;[.A51]&lt;&gt;&quot;&quot;);TRUNC([.A51]/2);&quot;&quot;)">
            <text:p/>
          </table:table-cell>
          <table:table-cell table:style-name="ce4" table:formula="of:=IF(AND([.A52]&lt;&gt;0;[.A52]&lt;&gt;&quot;&quot;);MOD([.A52];2);&quot;&quot;)">
            <text:p/>
          </table:table-cell>
          <table:table-cell table:number-columns-repeated="1022"/>
        </table:table-row>
        <table:table-row table:style-name="ro5">
          <table:table-cell table:formula="of:=IF(AND([.A52]&lt;&gt;0;[.A52]&lt;&gt;&quot;&quot;);TRUNC([.A52]/2);&quot;&quot;)">
            <text:p/>
          </table:table-cell>
          <table:table-cell table:style-name="ce4" table:formula="of:=IF(AND([.A53]&lt;&gt;0;[.A53]&lt;&gt;&quot;&quot;);MOD([.A53];2);&quot;&quot;)">
            <text:p/>
          </table:table-cell>
          <table:table-cell table:number-columns-repeated="1022"/>
        </table:table-row>
        <table:table-row table:style-name="ro5">
          <table:table-cell table:formula="of:=IF(AND([.A53]&lt;&gt;0;[.A53]&lt;&gt;&quot;&quot;);TRUNC([.A53]/2);&quot;&quot;)">
            <text:p/>
          </table:table-cell>
          <table:table-cell table:style-name="ce4" table:formula="of:=IF(AND([.A54]&lt;&gt;0;[.A54]&lt;&gt;&quot;&quot;);MOD([.A54];2);&quot;&quot;)">
            <text:p/>
          </table:table-cell>
          <table:table-cell table:number-columns-repeated="1022"/>
        </table:table-row>
        <table:table-row table:style-name="ro5">
          <table:table-cell table:formula="of:=IF(AND([.A54]&lt;&gt;0;[.A54]&lt;&gt;&quot;&quot;);TRUNC([.A54]/2);&quot;&quot;)">
            <text:p/>
          </table:table-cell>
          <table:table-cell table:style-name="ce4" table:formula="of:=IF(AND([.A55]&lt;&gt;0;[.A55]&lt;&gt;&quot;&quot;);MOD([.A55];2);&quot;&quot;)">
            <text:p/>
          </table:table-cell>
          <table:table-cell table:number-columns-repeated="1022"/>
        </table:table-row>
        <table:table-row table:style-name="ro5">
          <table:table-cell table:formula="of:=IF(AND([.A55]&lt;&gt;0;[.A55]&lt;&gt;&quot;&quot;);TRUNC([.A55]/2);&quot;&quot;)">
            <text:p/>
          </table:table-cell>
          <table:table-cell table:style-name="ce4" table:formula="of:=IF(AND([.A56]&lt;&gt;0;[.A56]&lt;&gt;&quot;&quot;);MOD([.A56];2);&quot;&quot;)">
            <text:p/>
          </table:table-cell>
          <table:table-cell table:number-columns-repeated="1022"/>
        </table:table-row>
        <table:table-row table:style-name="ro5">
          <table:table-cell table:formula="of:=IF(AND([.A56]&lt;&gt;0;[.A56]&lt;&gt;&quot;&quot;);TRUNC([.A56]/2);&quot;&quot;)">
            <text:p/>
          </table:table-cell>
          <table:table-cell table:style-name="ce4" table:formula="of:=IF(AND([.A57]&lt;&gt;0;[.A57]&lt;&gt;&quot;&quot;);MOD([.A57];2);&quot;&quot;)">
            <text:p/>
          </table:table-cell>
          <table:table-cell table:number-columns-repeated="1022"/>
        </table:table-row>
        <table:table-row table:style-name="ro5">
          <table:table-cell table:formula="of:=IF(AND([.A57]&lt;&gt;0;[.A57]&lt;&gt;&quot;&quot;);TRUNC([.A57]/2);&quot;&quot;)">
            <text:p/>
          </table:table-cell>
          <table:table-cell table:style-name="ce4" table:formula="of:=IF(AND([.A58]&lt;&gt;0;[.A58]&lt;&gt;&quot;&quot;);MOD([.A58];2);&quot;&quot;)">
            <text:p/>
          </table:table-cell>
          <table:table-cell table:number-columns-repeated="1022"/>
        </table:table-row>
        <table:table-row table:style-name="ro5">
          <table:table-cell table:formula="of:=IF(AND([.A58]&lt;&gt;0;[.A58]&lt;&gt;&quot;&quot;);TRUNC([.A58]/2);&quot;&quot;)">
            <text:p/>
          </table:table-cell>
          <table:table-cell table:style-name="ce4" table:formula="of:=IF(AND([.A59]&lt;&gt;0;[.A59]&lt;&gt;&quot;&quot;);MOD([.A59];2);&quot;&quot;)">
            <text:p/>
          </table:table-cell>
          <table:table-cell table:number-columns-repeated="1022"/>
        </table:table-row>
        <table:table-row table:style-name="ro5">
          <table:table-cell table:formula="of:=IF(AND([.A59]&lt;&gt;0;[.A59]&lt;&gt;&quot;&quot;);TRUNC([.A59]/2);&quot;&quot;)">
            <text:p/>
          </table:table-cell>
          <table:table-cell table:style-name="ce4" table:formula="of:=IF(AND([.A60]&lt;&gt;0;[.A60]&lt;&gt;&quot;&quot;);MOD([.A60];2);&quot;&quot;)">
            <text:p/>
          </table:table-cell>
          <table:table-cell table:number-columns-repeated="1022"/>
        </table:table-row>
        <table:table-row table:style-name="ro5">
          <table:table-cell table:formula="of:=IF(AND([.A60]&lt;&gt;0;[.A60]&lt;&gt;&quot;&quot;);TRUNC([.A60]/2);&quot;&quot;)">
            <text:p/>
          </table:table-cell>
          <table:table-cell table:style-name="ce4" table:formula="of:=IF(AND([.A61]&lt;&gt;0;[.A61]&lt;&gt;&quot;&quot;);MOD([.A61];2);&quot;&quot;)">
            <text:p/>
          </table:table-cell>
          <table:table-cell table:number-columns-repeated="1022"/>
        </table:table-row>
        <table:table-row table:style-name="ro5">
          <table:table-cell table:formula="of:=IF(AND([.A61]&lt;&gt;0;[.A61]&lt;&gt;&quot;&quot;);TRUNC([.A61]/2);&quot;&quot;)">
            <text:p/>
          </table:table-cell>
          <table:table-cell table:style-name="ce4" table:formula="of:=IF(AND([.A62]&lt;&gt;0;[.A62]&lt;&gt;&quot;&quot;);MOD([.A62];2);&quot;&quot;)">
            <text:p/>
          </table:table-cell>
          <table:table-cell table:number-columns-repeated="1022"/>
        </table:table-row>
        <table:table-row table:style-name="ro5">
          <table:table-cell table:formula="of:=IF(AND([.A62]&lt;&gt;0;[.A62]&lt;&gt;&quot;&quot;);TRUNC([.A62]/2);&quot;&quot;)">
            <text:p/>
          </table:table-cell>
          <table:table-cell table:style-name="ce4" table:formula="of:=IF(AND([.A63]&lt;&gt;0;[.A63]&lt;&gt;&quot;&quot;);MOD([.A63];2);&quot;&quot;)">
            <text:p/>
          </table:table-cell>
          <table:table-cell table:number-columns-repeated="1022"/>
        </table:table-row>
        <table:table-row table:style-name="ro5">
          <table:table-cell table:formula="of:=IF(AND([.A63]&lt;&gt;0;[.A63]&lt;&gt;&quot;&quot;);TRUNC([.A63]/2);&quot;&quot;)">
            <text:p/>
          </table:table-cell>
          <table:table-cell table:style-name="ce4" table:formula="of:=IF(AND([.A64]&lt;&gt;0;[.A64]&lt;&gt;&quot;&quot;);MOD([.A64];2);&quot;&quot;)">
            <text:p/>
          </table:table-cell>
          <table:table-cell table:number-columns-repeated="1022"/>
        </table:table-row>
        <table:table-row table:style-name="ro5">
          <table:table-cell table:formula="of:=IF(AND([.A64]&lt;&gt;0;[.A64]&lt;&gt;&quot;&quot;);TRUNC([.A64]/2);&quot;&quot;)">
            <text:p/>
          </table:table-cell>
          <table:table-cell table:style-name="ce4" table:formula="of:=IF(AND([.A65]&lt;&gt;0;[.A65]&lt;&gt;&quot;&quot;);MOD([.A65];2);&quot;&quot;)">
            <text:p/>
          </table:table-cell>
          <table:table-cell table:number-columns-repeated="1022"/>
        </table:table-row>
        <table:table-row table:style-name="ro5">
          <table:table-cell table:formula="of:=IF(AND([.A65]&lt;&gt;0;[.A65]&lt;&gt;&quot;&quot;);TRUNC([.A65]/2);&quot;&quot;)">
            <text:p/>
          </table:table-cell>
          <table:table-cell table:style-name="ce4" table:formula="of:=IF(AND([.A66]&lt;&gt;0;[.A66]&lt;&gt;&quot;&quot;);MOD([.A66];2);&quot;&quot;)">
            <text:p/>
          </table:table-cell>
          <table:table-cell table:number-columns-repeated="1022"/>
        </table:table-row>
        <table:table-row table:style-name="ro5">
          <table:table-cell table:formula="of:=IF(AND([.A66]&lt;&gt;0;[.A66]&lt;&gt;&quot;&quot;);TRUNC([.A66]/2);&quot;&quot;)">
            <text:p/>
          </table:table-cell>
          <table:table-cell table:style-name="ce4" table:formula="of:=IF(AND([.A67]&lt;&gt;0;[.A67]&lt;&gt;&quot;&quot;);MOD([.A67];2);&quot;&quot;)">
            <text:p/>
          </table:table-cell>
          <table:table-cell table:number-columns-repeated="1022"/>
        </table:table-row>
        <table:table-row table:style-name="ro5">
          <table:table-cell table:formula="of:=IF(AND([.A67]&lt;&gt;0;[.A67]&lt;&gt;&quot;&quot;);TRUNC([.A67]/2);&quot;&quot;)">
            <text:p/>
          </table:table-cell>
          <table:table-cell table:style-name="ce4" table:formula="of:=IF(AND([.A68]&lt;&gt;0;[.A68]&lt;&gt;&quot;&quot;);MOD([.A68];2);&quot;&quot;)">
            <text:p/>
          </table:table-cell>
          <table:table-cell table:number-columns-repeated="1022"/>
        </table:table-row>
        <table:table-row table:style-name="ro5">
          <table:table-cell table:formula="of:=IF(AND([.A68]&lt;&gt;0;[.A68]&lt;&gt;&quot;&quot;);TRUNC([.A68]/2);&quot;&quot;)">
            <text:p/>
          </table:table-cell>
          <table:table-cell table:style-name="ce4" table:formula="of:=IF(AND([.A69]&lt;&gt;0;[.A69]&lt;&gt;&quot;&quot;);MOD([.A69];2);&quot;&quot;)">
            <text:p/>
          </table:table-cell>
          <table:table-cell table:number-columns-repeated="1022"/>
        </table:table-row>
        <table:table-row table:style-name="ro5">
          <table:table-cell table:formula="of:=IF(AND([.A69]&lt;&gt;0;[.A69]&lt;&gt;&quot;&quot;);TRUNC([.A69]/2);&quot;&quot;)">
            <text:p/>
          </table:table-cell>
          <table:table-cell table:style-name="ce4" table:formula="of:=IF(AND([.A70]&lt;&gt;0;[.A70]&lt;&gt;&quot;&quot;);MOD([.A70];2);&quot;&quot;)">
            <text:p/>
          </table:table-cell>
          <table:table-cell table:number-columns-repeated="1022"/>
        </table:table-row>
        <table:table-row table:style-name="ro5">
          <table:table-cell table:formula="of:=IF(AND([.A70]&lt;&gt;0;[.A70]&lt;&gt;&quot;&quot;);TRUNC([.A70]/2);&quot;&quot;)">
            <text:p/>
          </table:table-cell>
          <table:table-cell table:style-name="ce4" table:formula="of:=IF(AND([.A71]&lt;&gt;0;[.A71]&lt;&gt;&quot;&quot;);MOD([.A71];2);&quot;&quot;)">
            <text:p/>
          </table:table-cell>
          <table:table-cell table:number-columns-repeated="1022"/>
        </table:table-row>
        <table:table-row table:style-name="ro5">
          <table:table-cell table:formula="of:=IF(AND([.A71]&lt;&gt;0;[.A71]&lt;&gt;&quot;&quot;);TRUNC([.A71]/2);&quot;&quot;)">
            <text:p/>
          </table:table-cell>
          <table:table-cell table:style-name="ce4" table:formula="of:=IF(AND([.A72]&lt;&gt;0;[.A72]&lt;&gt;&quot;&quot;);MOD([.A72];2);&quot;&quot;)">
            <text:p/>
          </table:table-cell>
          <table:table-cell table:number-columns-repeated="1022"/>
        </table:table-row>
        <table:table-row table:style-name="ro5">
          <table:table-cell table:formula="of:=IF(AND([.A72]&lt;&gt;0;[.A72]&lt;&gt;&quot;&quot;);TRUNC([.A72]/2);&quot;&quot;)">
            <text:p/>
          </table:table-cell>
          <table:table-cell table:style-name="ce4" table:formula="of:=IF(AND([.A73]&lt;&gt;0;[.A73]&lt;&gt;&quot;&quot;);MOD([.A73];2);&quot;&quot;)">
            <text:p/>
          </table:table-cell>
          <table:table-cell table:number-columns-repeated="1022"/>
        </table:table-row>
        <table:table-row table:style-name="ro5">
          <table:table-cell table:formula="of:=IF(AND([.A73]&lt;&gt;0;[.A73]&lt;&gt;&quot;&quot;);TRUNC([.A73]/2);&quot;&quot;)">
            <text:p/>
          </table:table-cell>
          <table:table-cell table:style-name="ce4" table:formula="of:=IF(AND([.A74]&lt;&gt;0;[.A74]&lt;&gt;&quot;&quot;);MOD([.A74];2);&quot;&quot;)">
            <text:p/>
          </table:table-cell>
          <table:table-cell table:number-columns-repeated="1022"/>
        </table:table-row>
        <table:table-row table:style-name="ro5">
          <table:table-cell table:formula="of:=IF(AND([.A74]&lt;&gt;0;[.A74]&lt;&gt;&quot;&quot;);TRUNC([.A74]/2);&quot;&quot;)">
            <text:p/>
          </table:table-cell>
          <table:table-cell table:style-name="ce4" table:formula="of:=IF(AND([.A75]&lt;&gt;0;[.A75]&lt;&gt;&quot;&quot;);MOD([.A75];2);&quot;&quot;)">
            <text:p/>
          </table:table-cell>
          <table:table-cell table:number-columns-repeated="1022"/>
        </table:table-row>
        <table:table-row table:style-name="ro5">
          <table:table-cell table:formula="of:=IF(AND([.A75]&lt;&gt;0;[.A75]&lt;&gt;&quot;&quot;);TRUNC([.A75]/2);&quot;&quot;)">
            <text:p/>
          </table:table-cell>
          <table:table-cell table:style-name="ce4" table:formula="of:=IF(AND([.A76]&lt;&gt;0;[.A76]&lt;&gt;&quot;&quot;);MOD([.A76];2);&quot;&quot;)">
            <text:p/>
          </table:table-cell>
          <table:table-cell table:number-columns-repeated="1022"/>
        </table:table-row>
        <table:table-row table:style-name="ro5">
          <table:table-cell table:formula="of:=IF(AND([.A76]&lt;&gt;0;[.A76]&lt;&gt;&quot;&quot;);TRUNC([.A76]/2);&quot;&quot;)">
            <text:p/>
          </table:table-cell>
          <table:table-cell table:style-name="ce4" table:formula="of:=IF(AND([.A77]&lt;&gt;0;[.A77]&lt;&gt;&quot;&quot;);MOD([.A77];2);&quot;&quot;)">
            <text:p/>
          </table:table-cell>
          <table:table-cell table:number-columns-repeated="1022"/>
        </table:table-row>
        <table:table-row table:style-name="ro5">
          <table:table-cell table:formula="of:=IF(AND([.A77]&lt;&gt;0;[.A77]&lt;&gt;&quot;&quot;);TRUNC([.A77]/2);&quot;&quot;)">
            <text:p/>
          </table:table-cell>
          <table:table-cell table:style-name="ce4" table:formula="of:=IF(AND([.A78]&lt;&gt;0;[.A78]&lt;&gt;&quot;&quot;);MOD([.A78];2);&quot;&quot;)">
            <text:p/>
          </table:table-cell>
          <table:table-cell table:number-columns-repeated="1022"/>
        </table:table-row>
        <table:table-row table:style-name="ro5">
          <table:table-cell table:formula="of:=IF(AND([.A78]&lt;&gt;0;[.A78]&lt;&gt;&quot;&quot;);TRUNC([.A78]/2);&quot;&quot;)">
            <text:p/>
          </table:table-cell>
          <table:table-cell table:style-name="ce4" table:formula="of:=IF(AND([.A79]&lt;&gt;0;[.A79]&lt;&gt;&quot;&quot;);MOD([.A79];2);&quot;&quot;)">
            <text:p/>
          </table:table-cell>
          <table:table-cell table:number-columns-repeated="1022"/>
        </table:table-row>
        <table:table-row table:style-name="ro5">
          <table:table-cell table:formula="of:=IF(AND([.A79]&lt;&gt;0;[.A79]&lt;&gt;&quot;&quot;);TRUNC([.A79]/2);&quot;&quot;)">
            <text:p/>
          </table:table-cell>
          <table:table-cell table:style-name="ce4" table:formula="of:=IF(AND([.A80]&lt;&gt;0;[.A80]&lt;&gt;&quot;&quot;);MOD([.A80];2);&quot;&quot;)">
            <text:p/>
          </table:table-cell>
          <table:table-cell table:number-columns-repeated="1022"/>
        </table:table-row>
        <table:table-row table:style-name="ro5">
          <table:table-cell table:formula="of:=IF(AND([.A80]&lt;&gt;0;[.A80]&lt;&gt;&quot;&quot;);TRUNC([.A80]/2);&quot;&quot;)">
            <text:p/>
          </table:table-cell>
          <table:table-cell table:style-name="ce4" table:formula="of:=IF(AND([.A81]&lt;&gt;0;[.A81]&lt;&gt;&quot;&quot;);MOD([.A81];2);&quot;&quot;)">
            <text:p/>
          </table:table-cell>
          <table:table-cell table:number-columns-repeated="1022"/>
        </table:table-row>
        <table:table-row table:style-name="ro5">
          <table:table-cell table:formula="of:=IF(AND([.A81]&lt;&gt;0;[.A81]&lt;&gt;&quot;&quot;);TRUNC([.A81]/2);&quot;&quot;)">
            <text:p/>
          </table:table-cell>
          <table:table-cell table:style-name="ce4" table:formula="of:=IF(AND([.A82]&lt;&gt;0;[.A82]&lt;&gt;&quot;&quot;);MOD([.A82];2);&quot;&quot;)">
            <text:p/>
          </table:table-cell>
          <table:table-cell table:number-columns-repeated="1022"/>
        </table:table-row>
        <table:table-row table:style-name="ro5">
          <table:table-cell table:formula="of:=IF(AND([.A82]&lt;&gt;0;[.A82]&lt;&gt;&quot;&quot;);TRUNC([.A82]/2);&quot;&quot;)">
            <text:p/>
          </table:table-cell>
          <table:table-cell table:style-name="ce4" table:formula="of:=IF(AND([.A83]&lt;&gt;0;[.A83]&lt;&gt;&quot;&quot;);MOD([.A83];2);&quot;&quot;)">
            <text:p/>
          </table:table-cell>
          <table:table-cell table:number-columns-repeated="1022"/>
        </table:table-row>
        <table:table-row table:style-name="ro5">
          <table:table-cell table:formula="of:=IF(AND([.A83]&lt;&gt;0;[.A83]&lt;&gt;&quot;&quot;);TRUNC([.A83]/2);&quot;&quot;)">
            <text:p/>
          </table:table-cell>
          <table:table-cell table:style-name="ce4" table:formula="of:=IF(AND([.A84]&lt;&gt;0;[.A84]&lt;&gt;&quot;&quot;);MOD([.A84];2);&quot;&quot;)">
            <text:p/>
          </table:table-cell>
          <table:table-cell table:number-columns-repeated="1022"/>
        </table:table-row>
        <table:table-row table:style-name="ro5">
          <table:table-cell table:formula="of:=IF(AND([.A84]&lt;&gt;0;[.A84]&lt;&gt;&quot;&quot;);TRUNC([.A84]/2);&quot;&quot;)">
            <text:p/>
          </table:table-cell>
          <table:table-cell table:style-name="ce4" table:formula="of:=IF(AND([.A85]&lt;&gt;0;[.A85]&lt;&gt;&quot;&quot;);MOD([.A85];2);&quot;&quot;)">
            <text:p/>
          </table:table-cell>
          <table:table-cell table:number-columns-repeated="1022"/>
        </table:table-row>
        <table:table-row table:style-name="ro5">
          <table:table-cell table:formula="of:=IF(AND([.A85]&lt;&gt;0;[.A85]&lt;&gt;&quot;&quot;);TRUNC([.A85]/2);&quot;&quot;)">
            <text:p/>
          </table:table-cell>
          <table:table-cell table:style-name="ce4" table:formula="of:=IF(AND([.A86]&lt;&gt;0;[.A86]&lt;&gt;&quot;&quot;);MOD([.A86];2);&quot;&quot;)">
            <text:p/>
          </table:table-cell>
          <table:table-cell table:number-columns-repeated="1022"/>
        </table:table-row>
        <table:table-row table:style-name="ro5">
          <table:table-cell table:formula="of:=IF(AND([.A86]&lt;&gt;0;[.A86]&lt;&gt;&quot;&quot;);TRUNC([.A86]/2);&quot;&quot;)">
            <text:p/>
          </table:table-cell>
          <table:table-cell table:style-name="ce4" table:formula="of:=IF(AND([.A87]&lt;&gt;0;[.A87]&lt;&gt;&quot;&quot;);MOD([.A87];2);&quot;&quot;)">
            <text:p/>
          </table:table-cell>
          <table:table-cell table:number-columns-repeated="1022"/>
        </table:table-row>
        <table:table-row table:style-name="ro5">
          <table:table-cell table:formula="of:=IF(AND([.A87]&lt;&gt;0;[.A87]&lt;&gt;&quot;&quot;);TRUNC([.A87]/2);&quot;&quot;)">
            <text:p/>
          </table:table-cell>
          <table:table-cell table:style-name="ce4" table:formula="of:=IF(AND([.A88]&lt;&gt;0;[.A88]&lt;&gt;&quot;&quot;);MOD([.A88];2);&quot;&quot;)">
            <text:p/>
          </table:table-cell>
          <table:table-cell table:number-columns-repeated="1022"/>
        </table:table-row>
        <table:table-row table:style-name="ro5">
          <table:table-cell table:formula="of:=IF(AND([.A88]&lt;&gt;0;[.A88]&lt;&gt;&quot;&quot;);TRUNC([.A88]/2);&quot;&quot;)">
            <text:p/>
          </table:table-cell>
          <table:table-cell table:style-name="ce4" table:formula="of:=IF(AND([.A89]&lt;&gt;0;[.A89]&lt;&gt;&quot;&quot;);MOD([.A89];2);&quot;&quot;)">
            <text:p/>
          </table:table-cell>
          <table:table-cell table:number-columns-repeated="1022"/>
        </table:table-row>
        <table:table-row table:style-name="ro5">
          <table:table-cell table:formula="of:=IF(AND([.A89]&lt;&gt;0;[.A89]&lt;&gt;&quot;&quot;);TRUNC([.A89]/2);&quot;&quot;)">
            <text:p/>
          </table:table-cell>
          <table:table-cell table:style-name="ce4" table:formula="of:=IF(AND([.A90]&lt;&gt;0;[.A90]&lt;&gt;&quot;&quot;);MOD([.A90];2);&quot;&quot;)">
            <text:p/>
          </table:table-cell>
          <table:table-cell table:number-columns-repeated="1022"/>
        </table:table-row>
        <table:table-row table:style-name="ro5">
          <table:table-cell table:formula="of:=IF(AND([.A90]&lt;&gt;0;[.A90]&lt;&gt;&quot;&quot;);TRUNC([.A90]/2);&quot;&quot;)">
            <text:p/>
          </table:table-cell>
          <table:table-cell table:style-name="ce4" table:formula="of:=IF(AND([.A91]&lt;&gt;0;[.A91]&lt;&gt;&quot;&quot;);MOD([.A91];2);&quot;&quot;)">
            <text:p/>
          </table:table-cell>
          <table:table-cell table:number-columns-repeated="1022"/>
        </table:table-row>
        <table:table-row table:style-name="ro5">
          <table:table-cell table:formula="of:=IF(AND([.A91]&lt;&gt;0;[.A91]&lt;&gt;&quot;&quot;);TRUNC([.A91]/2);&quot;&quot;)">
            <text:p/>
          </table:table-cell>
          <table:table-cell table:style-name="ce4" table:formula="of:=IF(AND([.A92]&lt;&gt;0;[.A92]&lt;&gt;&quot;&quot;);MOD([.A92];2);&quot;&quot;)">
            <text:p/>
          </table:table-cell>
          <table:table-cell table:number-columns-repeated="1022"/>
        </table:table-row>
        <table:table-row table:style-name="ro5">
          <table:table-cell table:formula="of:=IF(AND([.A92]&lt;&gt;0;[.A92]&lt;&gt;&quot;&quot;);TRUNC([.A92]/2);&quot;&quot;)">
            <text:p/>
          </table:table-cell>
          <table:table-cell table:style-name="ce4" table:formula="of:=IF(AND([.A93]&lt;&gt;0;[.A93]&lt;&gt;&quot;&quot;);MOD([.A93];2);&quot;&quot;)">
            <text:p/>
          </table:table-cell>
          <table:table-cell table:number-columns-repeated="1022"/>
        </table:table-row>
        <table:table-row table:style-name="ro5">
          <table:table-cell table:formula="of:=IF(AND([.A93]&lt;&gt;0;[.A93]&lt;&gt;&quot;&quot;);TRUNC([.A93]/2);&quot;&quot;)">
            <text:p/>
          </table:table-cell>
          <table:table-cell table:style-name="ce4" table:formula="of:=IF(AND([.A94]&lt;&gt;0;[.A94]&lt;&gt;&quot;&quot;);MOD([.A94];2);&quot;&quot;)">
            <text:p/>
          </table:table-cell>
          <table:table-cell table:number-columns-repeated="1022"/>
        </table:table-row>
        <table:table-row table:style-name="ro5">
          <table:table-cell table:formula="of:=IF(AND([.A94]&lt;&gt;0;[.A94]&lt;&gt;&quot;&quot;);TRUNC([.A94]/2);&quot;&quot;)">
            <text:p/>
          </table:table-cell>
          <table:table-cell table:style-name="ce4" table:formula="of:=IF(AND([.A95]&lt;&gt;0;[.A95]&lt;&gt;&quot;&quot;);MOD([.A95];2);&quot;&quot;)">
            <text:p/>
          </table:table-cell>
          <table:table-cell table:number-columns-repeated="1022"/>
        </table:table-row>
        <table:table-row table:style-name="ro5">
          <table:table-cell table:formula="of:=IF(AND([.A95]&lt;&gt;0;[.A95]&lt;&gt;&quot;&quot;);TRUNC([.A95]/2);&quot;&quot;)">
            <text:p/>
          </table:table-cell>
          <table:table-cell table:style-name="ce4" table:formula="of:=IF(AND([.A96]&lt;&gt;0;[.A96]&lt;&gt;&quot;&quot;);MOD([.A96];2);&quot;&quot;)">
            <text:p/>
          </table:table-cell>
          <table:table-cell table:number-columns-repeated="1022"/>
        </table:table-row>
        <table:table-row table:style-name="ro5">
          <table:table-cell table:formula="of:=IF(AND([.A96]&lt;&gt;0;[.A96]&lt;&gt;&quot;&quot;);TRUNC([.A96]/2);&quot;&quot;)">
            <text:p/>
          </table:table-cell>
          <table:table-cell table:style-name="ce4" table:formula="of:=IF(AND([.A97]&lt;&gt;0;[.A97]&lt;&gt;&quot;&quot;);MOD([.A97];2);&quot;&quot;)">
            <text:p/>
          </table:table-cell>
          <table:table-cell table:number-columns-repeated="1022"/>
        </table:table-row>
        <table:table-row table:style-name="ro5">
          <table:table-cell table:formula="of:=IF(AND([.A97]&lt;&gt;0;[.A97]&lt;&gt;&quot;&quot;);TRUNC([.A97]/2);&quot;&quot;)">
            <text:p/>
          </table:table-cell>
          <table:table-cell table:style-name="ce4" table:formula="of:=IF(AND([.A98]&lt;&gt;0;[.A98]&lt;&gt;&quot;&quot;);MOD([.A98];2);&quot;&quot;)">
            <text:p/>
          </table:table-cell>
          <table:table-cell table:number-columns-repeated="1022"/>
        </table:table-row>
        <table:table-row table:style-name="ro5">
          <table:table-cell table:formula="of:=IF(AND([.A98]&lt;&gt;0;[.A98]&lt;&gt;&quot;&quot;);TRUNC([.A98]/2);&quot;&quot;)">
            <text:p/>
          </table:table-cell>
          <table:table-cell table:style-name="ce4" table:formula="of:=IF(AND([.A99]&lt;&gt;0;[.A99]&lt;&gt;&quot;&quot;);MOD([.A99];2);&quot;&quot;)">
            <text:p/>
          </table:table-cell>
          <table:table-cell table:number-columns-repeated="1022"/>
        </table:table-row>
        <table:table-row table:style-name="ro5">
          <table:table-cell table:formula="of:=IF(AND([.A99]&lt;&gt;0;[.A99]&lt;&gt;&quot;&quot;);TRUNC([.A99]/2);&quot;&quot;)">
            <text:p/>
          </table:table-cell>
          <table:table-cell table:style-name="ce4" table:formula="of:=IF(AND([.A100]&lt;&gt;0;[.A100]&lt;&gt;&quot;&quot;);MOD([.A100];2);&quot;&quot;)">
            <text:p/>
          </table:table-cell>
          <table:table-cell table:number-columns-repeated="1022"/>
        </table:table-row>
        <table:table-row table:style-name="ro5">
          <table:table-cell table:formula="of:=IF(AND([.A100]&lt;&gt;0;[.A100]&lt;&gt;&quot;&quot;);TRUNC([.A100]/2);&quot;&quot;)">
            <text:p/>
          </table:table-cell>
          <table:table-cell table:style-name="ce4" table:formula="of:=IF(AND([.A101]&lt;&gt;0;[.A101]&lt;&gt;&quot;&quot;);MOD([.A101];2);&quot;&quot;)">
            <text:p/>
          </table:table-cell>
          <table:table-cell table:number-columns-repeated="1022"/>
        </table:table-row>
        <table:table-row table:style-name="ro5">
          <table:table-cell table:formula="of:=IF(AND([.A101]&lt;&gt;0;[.A101]&lt;&gt;&quot;&quot;);TRUNC([.A101]/2);&quot;&quot;)">
            <text:p/>
          </table:table-cell>
          <table:table-cell table:style-name="ce4" table:formula="of:=IF(AND([.A102]&lt;&gt;0;[.A102]&lt;&gt;&quot;&quot;);MOD([.A102];2);&quot;&quot;)">
            <text:p/>
          </table:table-cell>
          <table:table-cell table:number-columns-repeated="1022"/>
        </table:table-row>
        <table:table-row table:style-name="ro5">
          <table:table-cell table:formula="of:=IF(AND([.A102]&lt;&gt;0;[.A102]&lt;&gt;&quot;&quot;);TRUNC([.A102]/2);&quot;&quot;)">
            <text:p/>
          </table:table-cell>
          <table:table-cell table:style-name="ce4" table:formula="of:=IF(AND([.A103]&lt;&gt;0;[.A103]&lt;&gt;&quot;&quot;);MOD([.A103];2);&quot;&quot;)">
            <text:p/>
          </table:table-cell>
          <table:table-cell table:number-columns-repeated="1022"/>
        </table:table-row>
        <table:table-row table:style-name="ro5">
          <table:table-cell table:formula="of:=IF(AND([.A103]&lt;&gt;0;[.A103]&lt;&gt;&quot;&quot;);TRUNC([.A103]/2);&quot;&quot;)">
            <text:p/>
          </table:table-cell>
          <table:table-cell table:style-name="ce4" table:formula="of:=IF(AND([.A104]&lt;&gt;0;[.A104]&lt;&gt;&quot;&quot;);MOD([.A104];2);&quot;&quot;)">
            <text:p/>
          </table:table-cell>
          <table:table-cell table:number-columns-repeated="1022"/>
        </table:table-row>
        <table:table-row table:style-name="ro5">
          <table:table-cell table:formula="of:=IF(AND([.A104]&lt;&gt;0;[.A104]&lt;&gt;&quot;&quot;);TRUNC([.A104]/2);&quot;&quot;)">
            <text:p/>
          </table:table-cell>
          <table:table-cell table:style-name="ce4" table:formula="of:=IF(AND([.A105]&lt;&gt;0;[.A105]&lt;&gt;&quot;&quot;);MOD([.A105];2);&quot;&quot;)">
            <text:p/>
          </table:table-cell>
          <table:table-cell table:number-columns-repeated="1022"/>
        </table:table-row>
        <table:table-row table:style-name="ro5">
          <table:table-cell table:formula="of:=IF(AND([.A105]&lt;&gt;0;[.A105]&lt;&gt;&quot;&quot;);TRUNC([.A105]/2);&quot;&quot;)">
            <text:p/>
          </table:table-cell>
          <table:table-cell table:style-name="ce4" table:formula="of:=IF(AND([.A106]&lt;&gt;0;[.A106]&lt;&gt;&quot;&quot;);MOD([.A106];2);&quot;&quot;)">
            <text:p/>
          </table:table-cell>
          <table:table-cell table:number-columns-repeated="1022"/>
        </table:table-row>
        <table:table-row table:style-name="ro5">
          <table:table-cell table:formula="of:=IF(AND([.A106]&lt;&gt;0;[.A106]&lt;&gt;&quot;&quot;);TRUNC([.A106]/2);&quot;&quot;)">
            <text:p/>
          </table:table-cell>
          <table:table-cell table:style-name="ce4" table:formula="of:=IF(AND([.A107]&lt;&gt;0;[.A107]&lt;&gt;&quot;&quot;);MOD([.A107];2);&quot;&quot;)">
            <text:p/>
          </table:table-cell>
          <table:table-cell table:number-columns-repeated="1022"/>
        </table:table-row>
        <table:table-row table:style-name="ro5">
          <table:table-cell table:formula="of:=IF(AND([.A107]&lt;&gt;0;[.A107]&lt;&gt;&quot;&quot;);TRUNC([.A107]/2);&quot;&quot;)">
            <text:p/>
          </table:table-cell>
          <table:table-cell table:style-name="ce4" table:formula="of:=IF(AND([.A108]&lt;&gt;0;[.A108]&lt;&gt;&quot;&quot;);MOD([.A108];2);&quot;&quot;)">
            <text:p/>
          </table:table-cell>
          <table:table-cell table:number-columns-repeated="1022"/>
        </table:table-row>
        <table:table-row table:style-name="ro5">
          <table:table-cell table:formula="of:=IF(AND([.A108]&lt;&gt;0;[.A108]&lt;&gt;&quot;&quot;);TRUNC([.A108]/2);&quot;&quot;)">
            <text:p/>
          </table:table-cell>
          <table:table-cell table:style-name="ce4" table:formula="of:=IF(AND([.A109]&lt;&gt;0;[.A109]&lt;&gt;&quot;&quot;);MOD([.A109];2);&quot;&quot;)">
            <text:p/>
          </table:table-cell>
          <table:table-cell table:number-columns-repeated="1022"/>
        </table:table-row>
        <table:table-row table:style-name="ro5">
          <table:table-cell table:formula="of:=IF(AND([.A109]&lt;&gt;0;[.A109]&lt;&gt;&quot;&quot;);TRUNC([.A109]/2);&quot;&quot;)">
            <text:p/>
          </table:table-cell>
          <table:table-cell table:style-name="ce4" table:formula="of:=IF(AND([.A110]&lt;&gt;0;[.A110]&lt;&gt;&quot;&quot;);MOD([.A110];2);&quot;&quot;)">
            <text:p/>
          </table:table-cell>
          <table:table-cell table:number-columns-repeated="1022"/>
        </table:table-row>
        <table:table-row table:style-name="ro5">
          <table:table-cell table:formula="of:=IF(AND([.A110]&lt;&gt;0;[.A110]&lt;&gt;&quot;&quot;);TRUNC([.A110]/2);&quot;&quot;)">
            <text:p/>
          </table:table-cell>
          <table:table-cell table:style-name="ce4" table:formula="of:=IF(AND([.A111]&lt;&gt;0;[.A111]&lt;&gt;&quot;&quot;);MOD([.A111];2);&quot;&quot;)">
            <text:p/>
          </table:table-cell>
          <table:table-cell table:number-columns-repeated="1022"/>
        </table:table-row>
        <table:table-row table:style-name="ro5">
          <table:table-cell table:formula="of:=IF(AND([.A111]&lt;&gt;0;[.A111]&lt;&gt;&quot;&quot;);TRUNC([.A111]/2);&quot;&quot;)">
            <text:p/>
          </table:table-cell>
          <table:table-cell table:style-name="ce4" table:formula="of:=IF(AND([.A112]&lt;&gt;0;[.A112]&lt;&gt;&quot;&quot;);MOD([.A112];2);&quot;&quot;)">
            <text:p/>
          </table:table-cell>
          <table:table-cell table:number-columns-repeated="1022"/>
        </table:table-row>
        <table:table-row table:style-name="ro5">
          <table:table-cell table:formula="of:=IF(AND([.A112]&lt;&gt;0;[.A112]&lt;&gt;&quot;&quot;);TRUNC([.A112]/2);&quot;&quot;)">
            <text:p/>
          </table:table-cell>
          <table:table-cell table:style-name="ce4" table:formula="of:=IF(AND([.A113]&lt;&gt;0;[.A113]&lt;&gt;&quot;&quot;);MOD([.A113];2);&quot;&quot;)">
            <text:p/>
          </table:table-cell>
          <table:table-cell table:number-columns-repeated="1022"/>
        </table:table-row>
        <table:table-row table:style-name="ro5">
          <table:table-cell table:formula="of:=IF(AND([.A113]&lt;&gt;0;[.A113]&lt;&gt;&quot;&quot;);TRUNC([.A113]/2);&quot;&quot;)">
            <text:p/>
          </table:table-cell>
          <table:table-cell table:style-name="ce4" table:formula="of:=IF(AND([.A114]&lt;&gt;0;[.A114]&lt;&gt;&quot;&quot;);MOD([.A114];2);&quot;&quot;)">
            <text:p/>
          </table:table-cell>
          <table:table-cell table:number-columns-repeated="1022"/>
        </table:table-row>
        <table:table-row table:style-name="ro5">
          <table:table-cell table:formula="of:=IF(AND([.A114]&lt;&gt;0;[.A114]&lt;&gt;&quot;&quot;);TRUNC([.A114]/2);&quot;&quot;)">
            <text:p/>
          </table:table-cell>
          <table:table-cell table:style-name="ce4" table:formula="of:=IF(AND([.A115]&lt;&gt;0;[.A115]&lt;&gt;&quot;&quot;);MOD([.A115];2);&quot;&quot;)">
            <text:p/>
          </table:table-cell>
          <table:table-cell table:number-columns-repeated="1022"/>
        </table:table-row>
        <table:table-row table:style-name="ro5">
          <table:table-cell table:formula="of:=IF(AND([.A115]&lt;&gt;0;[.A115]&lt;&gt;&quot;&quot;);TRUNC([.A115]/2);&quot;&quot;)">
            <text:p/>
          </table:table-cell>
          <table:table-cell table:style-name="ce4" table:formula="of:=IF(AND([.A116]&lt;&gt;0;[.A116]&lt;&gt;&quot;&quot;);MOD([.A116];2);&quot;&quot;)">
            <text:p/>
          </table:table-cell>
          <table:table-cell table:number-columns-repeated="1022"/>
        </table:table-row>
        <table:table-row table:style-name="ro5">
          <table:table-cell table:formula="of:=IF(AND([.A116]&lt;&gt;0;[.A116]&lt;&gt;&quot;&quot;);TRUNC([.A116]/2);&quot;&quot;)">
            <text:p/>
          </table:table-cell>
          <table:table-cell table:style-name="ce4" table:formula="of:=IF(AND([.A117]&lt;&gt;0;[.A117]&lt;&gt;&quot;&quot;);MOD([.A117];2);&quot;&quot;)">
            <text:p/>
          </table:table-cell>
          <table:table-cell table:number-columns-repeated="1022"/>
        </table:table-row>
        <table:table-row table:style-name="ro5">
          <table:table-cell table:formula="of:=IF(AND([.A117]&lt;&gt;0;[.A117]&lt;&gt;&quot;&quot;);TRUNC([.A117]/2);&quot;&quot;)">
            <text:p/>
          </table:table-cell>
          <table:table-cell table:style-name="ce4" table:formula="of:=IF(AND([.A118]&lt;&gt;0;[.A118]&lt;&gt;&quot;&quot;);MOD([.A118];2);&quot;&quot;)">
            <text:p/>
          </table:table-cell>
          <table:table-cell table:number-columns-repeated="1022"/>
        </table:table-row>
        <table:table-row table:style-name="ro5">
          <table:table-cell table:formula="of:=IF(AND([.A118]&lt;&gt;0;[.A118]&lt;&gt;&quot;&quot;);TRUNC([.A118]/2);&quot;&quot;)">
            <text:p/>
          </table:table-cell>
          <table:table-cell table:style-name="ce4" table:formula="of:=IF(AND([.A119]&lt;&gt;0;[.A119]&lt;&gt;&quot;&quot;);MOD([.A119];2);&quot;&quot;)">
            <text:p/>
          </table:table-cell>
          <table:table-cell table:number-columns-repeated="1022"/>
        </table:table-row>
        <table:table-row table:style-name="ro5">
          <table:table-cell table:formula="of:=IF(AND([.A119]&lt;&gt;0;[.A119]&lt;&gt;&quot;&quot;);TRUNC([.A119]/2);&quot;&quot;)">
            <text:p/>
          </table:table-cell>
          <table:table-cell table:style-name="ce4" table:formula="of:=IF(AND([.A120]&lt;&gt;0;[.A120]&lt;&gt;&quot;&quot;);MOD([.A120];2);&quot;&quot;)">
            <text:p/>
          </table:table-cell>
          <table:table-cell table:number-columns-repeated="1022"/>
        </table:table-row>
        <table:table-row table:style-name="ro5">
          <table:table-cell table:formula="of:=IF(AND([.A120]&lt;&gt;0;[.A120]&lt;&gt;&quot;&quot;);TRUNC([.A120]/2);&quot;&quot;)">
            <text:p/>
          </table:table-cell>
          <table:table-cell table:style-name="ce4" table:formula="of:=IF(AND([.A121]&lt;&gt;0;[.A121]&lt;&gt;&quot;&quot;);MOD([.A121];2);&quot;&quot;)">
            <text:p/>
          </table:table-cell>
          <table:table-cell table:number-columns-repeated="1022"/>
        </table:table-row>
        <table:table-row table:style-name="ro5">
          <table:table-cell table:formula="of:=IF(AND([.A121]&lt;&gt;0;[.A121]&lt;&gt;&quot;&quot;);TRUNC([.A121]/2);&quot;&quot;)">
            <text:p/>
          </table:table-cell>
          <table:table-cell table:style-name="ce4" table:formula="of:=IF(AND([.A122]&lt;&gt;0;[.A122]&lt;&gt;&quot;&quot;);MOD([.A122];2);&quot;&quot;)">
            <text:p/>
          </table:table-cell>
          <table:table-cell table:number-columns-repeated="1022"/>
        </table:table-row>
        <table:table-row table:style-name="ro5">
          <table:table-cell table:formula="of:=IF(AND([.A122]&lt;&gt;0;[.A122]&lt;&gt;&quot;&quot;);TRUNC([.A122]/2);&quot;&quot;)">
            <text:p/>
          </table:table-cell>
          <table:table-cell table:style-name="ce4" table:formula="of:=IF(AND([.A123]&lt;&gt;0;[.A123]&lt;&gt;&quot;&quot;);MOD([.A123];2);&quot;&quot;)">
            <text:p/>
          </table:table-cell>
          <table:table-cell table:number-columns-repeated="1022"/>
        </table:table-row>
        <table:table-row table:style-name="ro5">
          <table:table-cell table:formula="of:=IF(AND([.A123]&lt;&gt;0;[.A123]&lt;&gt;&quot;&quot;);TRUNC([.A123]/2);&quot;&quot;)">
            <text:p/>
          </table:table-cell>
          <table:table-cell table:style-name="ce4" table:formula="of:=IF(AND([.A124]&lt;&gt;0;[.A124]&lt;&gt;&quot;&quot;);MOD([.A124];2);&quot;&quot;)">
            <text:p/>
          </table:table-cell>
          <table:table-cell table:number-columns-repeated="1022"/>
        </table:table-row>
        <table:table-row table:style-name="ro5">
          <table:table-cell table:formula="of:=IF(AND([.A124]&lt;&gt;0;[.A124]&lt;&gt;&quot;&quot;);TRUNC([.A124]/2);&quot;&quot;)">
            <text:p/>
          </table:table-cell>
          <table:table-cell table:style-name="ce4" table:formula="of:=IF(AND([.A125]&lt;&gt;0;[.A125]&lt;&gt;&quot;&quot;);MOD([.A125];2);&quot;&quot;)">
            <text:p/>
          </table:table-cell>
          <table:table-cell table:number-columns-repeated="1022"/>
        </table:table-row>
        <table:table-row table:style-name="ro5">
          <table:table-cell table:formula="of:=IF(AND([.A125]&lt;&gt;0;[.A125]&lt;&gt;&quot;&quot;);TRUNC([.A125]/2);&quot;&quot;)">
            <text:p/>
          </table:table-cell>
          <table:table-cell table:style-name="ce4" table:formula="of:=IF(AND([.A126]&lt;&gt;0;[.A126]&lt;&gt;&quot;&quot;);MOD([.A126];2);&quot;&quot;)">
            <text:p/>
          </table:table-cell>
          <table:table-cell table:number-columns-repeated="1022"/>
        </table:table-row>
        <table:table-row table:style-name="ro5">
          <table:table-cell table:formula="of:=IF(AND([.A126]&lt;&gt;0;[.A126]&lt;&gt;&quot;&quot;);TRUNC([.A126]/2);&quot;&quot;)">
            <text:p/>
          </table:table-cell>
          <table:table-cell table:style-name="ce4" table:formula="of:=IF(AND([.A127]&lt;&gt;0;[.A127]&lt;&gt;&quot;&quot;);MOD([.A127];2);&quot;&quot;)">
            <text:p/>
          </table:table-cell>
          <table:table-cell table:number-columns-repeated="1022"/>
        </table:table-row>
        <table:table-row table:style-name="ro5">
          <table:table-cell table:formula="of:=IF(AND([.A127]&lt;&gt;0;[.A127]&lt;&gt;&quot;&quot;);TRUNC([.A127]/2);&quot;&quot;)">
            <text:p/>
          </table:table-cell>
          <table:table-cell table:style-name="ce4" table:formula="of:=IF(AND([.A128]&lt;&gt;0;[.A128]&lt;&gt;&quot;&quot;);MOD([.A128];2);&quot;&quot;)">
            <text:p/>
          </table:table-cell>
          <table:table-cell table:number-columns-repeated="1022"/>
        </table:table-row>
        <table:table-row table:style-name="ro5">
          <table:table-cell table:formula="of:=IF(AND([.A128]&lt;&gt;0;[.A128]&lt;&gt;&quot;&quot;);TRUNC([.A128]/2);&quot;&quot;)">
            <text:p/>
          </table:table-cell>
          <table:table-cell table:style-name="ce4" table:formula="of:=IF(AND([.A129]&lt;&gt;0;[.A129]&lt;&gt;&quot;&quot;);MOD([.A129];2);&quot;&quot;)">
            <text:p/>
          </table:table-cell>
          <table:table-cell table:number-columns-repeated="1022"/>
        </table:table-row>
        <table:table-row table:style-name="ro5">
          <table:table-cell table:formula="of:=IF(AND([.A129]&lt;&gt;0;[.A129]&lt;&gt;&quot;&quot;);TRUNC([.A129]/2);&quot;&quot;)">
            <text:p/>
          </table:table-cell>
          <table:table-cell table:style-name="ce4" table:formula="of:=IF(AND([.A130]&lt;&gt;0;[.A130]&lt;&gt;&quot;&quot;);MOD([.A130];2);&quot;&quot;)">
            <text:p/>
          </table:table-cell>
          <table:table-cell table:number-columns-repeated="1022"/>
        </table:table-row>
        <table:table-row table:style-name="ro5">
          <table:table-cell table:formula="of:=IF(AND([.A130]&lt;&gt;0;[.A130]&lt;&gt;&quot;&quot;);TRUNC([.A130]/2);&quot;&quot;)">
            <text:p/>
          </table:table-cell>
          <table:table-cell table:style-name="ce4" table:formula="of:=IF(AND([.A131]&lt;&gt;0;[.A131]&lt;&gt;&quot;&quot;);MOD([.A131];2);&quot;&quot;)">
            <text:p/>
          </table:table-cell>
          <table:table-cell table:number-columns-repeated="1022"/>
        </table:table-row>
        <table:table-row table:style-name="ro5">
          <table:table-cell table:formula="of:=IF(AND([.A131]&lt;&gt;0;[.A131]&lt;&gt;&quot;&quot;);TRUNC([.A131]/2);&quot;&quot;)">
            <text:p/>
          </table:table-cell>
          <table:table-cell table:style-name="ce4" table:formula="of:=IF(AND([.A132]&lt;&gt;0;[.A132]&lt;&gt;&quot;&quot;);MOD([.A132];2);&quot;&quot;)">
            <text:p/>
          </table:table-cell>
          <table:table-cell table:number-columns-repeated="1022"/>
        </table:table-row>
        <table:table-row table:style-name="ro5">
          <table:table-cell table:formula="of:=IF(AND([.A132]&lt;&gt;0;[.A132]&lt;&gt;&quot;&quot;);TRUNC([.A132]/2);&quot;&quot;)">
            <text:p/>
          </table:table-cell>
          <table:table-cell table:style-name="ce4" table:formula="of:=IF(AND([.A133]&lt;&gt;0;[.A133]&lt;&gt;&quot;&quot;);MOD([.A133];2);&quot;&quot;)">
            <text:p/>
          </table:table-cell>
          <table:table-cell table:number-columns-repeated="1022"/>
        </table:table-row>
        <table:table-row table:style-name="ro5">
          <table:table-cell table:formula="of:=IF(AND([.A133]&lt;&gt;0;[.A133]&lt;&gt;&quot;&quot;);TRUNC([.A133]/2);&quot;&quot;)">
            <text:p/>
          </table:table-cell>
          <table:table-cell table:style-name="ce4" table:formula="of:=IF(AND([.A134]&lt;&gt;0;[.A134]&lt;&gt;&quot;&quot;);MOD([.A134];2);&quot;&quot;)">
            <text:p/>
          </table:table-cell>
          <table:table-cell table:number-columns-repeated="1022"/>
        </table:table-row>
        <table:table-row table:style-name="ro5">
          <table:table-cell table:formula="of:=IF(AND([.A134]&lt;&gt;0;[.A134]&lt;&gt;&quot;&quot;);TRUNC([.A134]/2);&quot;&quot;)">
            <text:p/>
          </table:table-cell>
          <table:table-cell table:style-name="ce4" table:formula="of:=IF(AND([.A135]&lt;&gt;0;[.A135]&lt;&gt;&quot;&quot;);MOD([.A135];2);&quot;&quot;)">
            <text:p/>
          </table:table-cell>
          <table:table-cell table:number-columns-repeated="1022"/>
        </table:table-row>
        <table:table-row table:style-name="ro5">
          <table:table-cell table:formula="of:=IF(AND([.A135]&lt;&gt;0;[.A135]&lt;&gt;&quot;&quot;);TRUNC([.A135]/2);&quot;&quot;)">
            <text:p/>
          </table:table-cell>
          <table:table-cell table:style-name="ce4" table:formula="of:=IF(AND([.A136]&lt;&gt;0;[.A136]&lt;&gt;&quot;&quot;);MOD([.A136];2);&quot;&quot;)">
            <text:p/>
          </table:table-cell>
          <table:table-cell table:number-columns-repeated="1022"/>
        </table:table-row>
        <table:table-row table:style-name="ro5">
          <table:table-cell table:formula="of:=IF(AND([.A136]&lt;&gt;0;[.A136]&lt;&gt;&quot;&quot;);TRUNC([.A136]/2);&quot;&quot;)">
            <text:p/>
          </table:table-cell>
          <table:table-cell table:style-name="ce4" table:formula="of:=IF(AND([.A137]&lt;&gt;0;[.A137]&lt;&gt;&quot;&quot;);MOD([.A137];2);&quot;&quot;)">
            <text:p/>
          </table:table-cell>
          <table:table-cell table:number-columns-repeated="1022"/>
        </table:table-row>
        <table:table-row table:style-name="ro5">
          <table:table-cell table:formula="of:=IF(AND([.A137]&lt;&gt;0;[.A137]&lt;&gt;&quot;&quot;);TRUNC([.A137]/2);&quot;&quot;)">
            <text:p/>
          </table:table-cell>
          <table:table-cell table:style-name="ce4" table:formula="of:=IF(AND([.A138]&lt;&gt;0;[.A138]&lt;&gt;&quot;&quot;);MOD([.A138];2);&quot;&quot;)">
            <text:p/>
          </table:table-cell>
          <table:table-cell table:number-columns-repeated="1022"/>
        </table:table-row>
        <table:table-row table:style-name="ro5">
          <table:table-cell table:formula="of:=IF(AND([.A138]&lt;&gt;0;[.A138]&lt;&gt;&quot;&quot;);TRUNC([.A138]/2);&quot;&quot;)">
            <text:p/>
          </table:table-cell>
          <table:table-cell table:style-name="ce4" table:formula="of:=IF(AND([.A139]&lt;&gt;0;[.A139]&lt;&gt;&quot;&quot;);MOD([.A139];2);&quot;&quot;)">
            <text:p/>
          </table:table-cell>
          <table:table-cell table:number-columns-repeated="1022"/>
        </table:table-row>
        <table:table-row table:style-name="ro5">
          <table:table-cell table:formula="of:=IF(AND([.A139]&lt;&gt;0;[.A139]&lt;&gt;&quot;&quot;);TRUNC([.A139]/2);&quot;&quot;)">
            <text:p/>
          </table:table-cell>
          <table:table-cell table:style-name="ce4" table:formula="of:=IF(AND([.A140]&lt;&gt;0;[.A140]&lt;&gt;&quot;&quot;);MOD([.A140];2);&quot;&quot;)">
            <text:p/>
          </table:table-cell>
          <table:table-cell table:number-columns-repeated="1022"/>
        </table:table-row>
        <table:table-row table:style-name="ro5">
          <table:table-cell table:formula="of:=IF(AND([.A140]&lt;&gt;0;[.A140]&lt;&gt;&quot;&quot;);TRUNC([.A140]/2);&quot;&quot;)">
            <text:p/>
          </table:table-cell>
          <table:table-cell table:style-name="ce4" table:formula="of:=IF(AND([.A141]&lt;&gt;0;[.A141]&lt;&gt;&quot;&quot;);MOD([.A141];2);&quot;&quot;)">
            <text:p/>
          </table:table-cell>
          <table:table-cell table:number-columns-repeated="1022"/>
        </table:table-row>
        <table:table-row table:style-name="ro5">
          <table:table-cell table:formula="of:=IF(AND([.A141]&lt;&gt;0;[.A141]&lt;&gt;&quot;&quot;);TRUNC([.A141]/2);&quot;&quot;)">
            <text:p/>
          </table:table-cell>
          <table:table-cell table:style-name="ce4" table:formula="of:=IF(AND([.A142]&lt;&gt;0;[.A142]&lt;&gt;&quot;&quot;);MOD([.A142];2);&quot;&quot;)">
            <text:p/>
          </table:table-cell>
          <table:table-cell table:number-columns-repeated="1022"/>
        </table:table-row>
        <table:table-row table:style-name="ro5">
          <table:table-cell table:formula="of:=IF(AND([.A142]&lt;&gt;0;[.A142]&lt;&gt;&quot;&quot;);TRUNC([.A142]/2);&quot;&quot;)">
            <text:p/>
          </table:table-cell>
          <table:table-cell table:style-name="ce4" table:formula="of:=IF(AND([.A143]&lt;&gt;0;[.A143]&lt;&gt;&quot;&quot;);MOD([.A143];2);&quot;&quot;)">
            <text:p/>
          </table:table-cell>
          <table:table-cell table:number-columns-repeated="1022"/>
        </table:table-row>
        <table:table-row table:style-name="ro5">
          <table:table-cell table:formula="of:=IF(AND([.A143]&lt;&gt;0;[.A143]&lt;&gt;&quot;&quot;);TRUNC([.A143]/2);&quot;&quot;)">
            <text:p/>
          </table:table-cell>
          <table:table-cell table:style-name="ce4" table:formula="of:=IF(AND([.A144]&lt;&gt;0;[.A144]&lt;&gt;&quot;&quot;);MOD([.A144];2);&quot;&quot;)">
            <text:p/>
          </table:table-cell>
          <table:table-cell table:number-columns-repeated="1022"/>
        </table:table-row>
        <table:table-row table:style-name="ro5">
          <table:table-cell table:formula="of:=IF(AND([.A144]&lt;&gt;0;[.A144]&lt;&gt;&quot;&quot;);TRUNC([.A144]/2);&quot;&quot;)">
            <text:p/>
          </table:table-cell>
          <table:table-cell table:style-name="ce4" table:formula="of:=IF(AND([.A145]&lt;&gt;0;[.A145]&lt;&gt;&quot;&quot;);MOD([.A145];2);&quot;&quot;)">
            <text:p/>
          </table:table-cell>
          <table:table-cell table:number-columns-repeated="1022"/>
        </table:table-row>
        <table:table-row table:style-name="ro5">
          <table:table-cell table:formula="of:=IF(AND([.A145]&lt;&gt;0;[.A145]&lt;&gt;&quot;&quot;);TRUNC([.A145]/2);&quot;&quot;)">
            <text:p/>
          </table:table-cell>
          <table:table-cell table:style-name="ce4" table:formula="of:=IF(AND([.A146]&lt;&gt;0;[.A146]&lt;&gt;&quot;&quot;);MOD([.A146];2);&quot;&quot;)">
            <text:p/>
          </table:table-cell>
          <table:table-cell table:number-columns-repeated="1022"/>
        </table:table-row>
        <table:table-row table:style-name="ro5">
          <table:table-cell table:formula="of:=IF(AND([.A146]&lt;&gt;0;[.A146]&lt;&gt;&quot;&quot;);TRUNC([.A146]/2);&quot;&quot;)">
            <text:p/>
          </table:table-cell>
          <table:table-cell table:style-name="ce4" table:formula="of:=IF(AND([.A147]&lt;&gt;0;[.A147]&lt;&gt;&quot;&quot;);MOD([.A147];2);&quot;&quot;)">
            <text:p/>
          </table:table-cell>
          <table:table-cell table:number-columns-repeated="1022"/>
        </table:table-row>
        <table:table-row table:style-name="ro5">
          <table:table-cell table:formula="of:=IF(AND([.A147]&lt;&gt;0;[.A147]&lt;&gt;&quot;&quot;);TRUNC([.A147]/2);&quot;&quot;)">
            <text:p/>
          </table:table-cell>
          <table:table-cell table:style-name="ce4" table:formula="of:=IF(AND([.A148]&lt;&gt;0;[.A148]&lt;&gt;&quot;&quot;);MOD([.A148];2);&quot;&quot;)">
            <text:p/>
          </table:table-cell>
          <table:table-cell table:number-columns-repeated="1022"/>
        </table:table-row>
        <table:table-row table:style-name="ro5">
          <table:table-cell table:formula="of:=IF(AND([.A148]&lt;&gt;0;[.A148]&lt;&gt;&quot;&quot;);TRUNC([.A148]/2);&quot;&quot;)">
            <text:p/>
          </table:table-cell>
          <table:table-cell table:style-name="ce4" table:formula="of:=IF(AND([.A149]&lt;&gt;0;[.A149]&lt;&gt;&quot;&quot;);MOD([.A149];2);&quot;&quot;)">
            <text:p/>
          </table:table-cell>
          <table:table-cell table:number-columns-repeated="1022"/>
        </table:table-row>
        <table:table-row table:style-name="ro5">
          <table:table-cell table:formula="of:=IF(AND([.A149]&lt;&gt;0;[.A149]&lt;&gt;&quot;&quot;);TRUNC([.A149]/2);&quot;&quot;)">
            <text:p/>
          </table:table-cell>
          <table:table-cell table:style-name="ce4" table:formula="of:=IF(AND([.A150]&lt;&gt;0;[.A150]&lt;&gt;&quot;&quot;);MOD([.A150];2);&quot;&quot;)">
            <text:p/>
          </table:table-cell>
          <table:table-cell table:number-columns-repeated="1022"/>
        </table:table-row>
        <table:table-row table:style-name="ro5">
          <table:table-cell table:formula="of:=IF(AND([.A150]&lt;&gt;0;[.A150]&lt;&gt;&quot;&quot;);TRUNC([.A150]/2);&quot;&quot;)">
            <text:p/>
          </table:table-cell>
          <table:table-cell table:style-name="ce4" table:formula="of:=IF(AND([.A151]&lt;&gt;0;[.A151]&lt;&gt;&quot;&quot;);MOD([.A151];2);&quot;&quot;)">
            <text:p/>
          </table:table-cell>
          <table:table-cell table:number-columns-repeated="1022"/>
        </table:table-row>
        <table:table-row table:style-name="ro5">
          <table:table-cell table:formula="of:=IF(AND([.A151]&lt;&gt;0;[.A151]&lt;&gt;&quot;&quot;);TRUNC([.A151]/2);&quot;&quot;)">
            <text:p/>
          </table:table-cell>
          <table:table-cell table:style-name="ce4" table:formula="of:=IF(AND([.A152]&lt;&gt;0;[.A152]&lt;&gt;&quot;&quot;);MOD([.A152];2);&quot;&quot;)">
            <text:p/>
          </table:table-cell>
          <table:table-cell table:number-columns-repeated="1022"/>
        </table:table-row>
        <table:table-row table:style-name="ro5">
          <table:table-cell table:formula="of:=IF(AND([.A152]&lt;&gt;0;[.A152]&lt;&gt;&quot;&quot;);TRUNC([.A152]/2);&quot;&quot;)">
            <text:p/>
          </table:table-cell>
          <table:table-cell table:style-name="ce4" table:formula="of:=IF(AND([.A153]&lt;&gt;0;[.A153]&lt;&gt;&quot;&quot;);MOD([.A153];2);&quot;&quot;)">
            <text:p/>
          </table:table-cell>
          <table:table-cell table:number-columns-repeated="1022"/>
        </table:table-row>
        <table:table-row table:style-name="ro5">
          <table:table-cell table:formula="of:=IF(AND([.A153]&lt;&gt;0;[.A153]&lt;&gt;&quot;&quot;);TRUNC([.A153]/2);&quot;&quot;)">
            <text:p/>
          </table:table-cell>
          <table:table-cell table:style-name="ce4" table:formula="of:=IF(AND([.A154]&lt;&gt;0;[.A154]&lt;&gt;&quot;&quot;);MOD([.A154];2);&quot;&quot;)">
            <text:p/>
          </table:table-cell>
          <table:table-cell table:number-columns-repeated="1022"/>
        </table:table-row>
        <table:table-row table:style-name="ro5">
          <table:table-cell table:formula="of:=IF(AND([.A154]&lt;&gt;0;[.A154]&lt;&gt;&quot;&quot;);TRUNC([.A154]/2);&quot;&quot;)">
            <text:p/>
          </table:table-cell>
          <table:table-cell table:style-name="ce4" table:formula="of:=IF(AND([.A155]&lt;&gt;0;[.A155]&lt;&gt;&quot;&quot;);MOD([.A155];2);&quot;&quot;)">
            <text:p/>
          </table:table-cell>
          <table:table-cell table:number-columns-repeated="1022"/>
        </table:table-row>
        <table:table-row table:style-name="ro5">
          <table:table-cell table:formula="of:=IF(AND([.A155]&lt;&gt;0;[.A155]&lt;&gt;&quot;&quot;);TRUNC([.A155]/2);&quot;&quot;)">
            <text:p/>
          </table:table-cell>
          <table:table-cell table:style-name="ce4" table:formula="of:=IF(AND([.A156]&lt;&gt;0;[.A156]&lt;&gt;&quot;&quot;);MOD([.A156];2);&quot;&quot;)">
            <text:p/>
          </table:table-cell>
          <table:table-cell table:number-columns-repeated="1022"/>
        </table:table-row>
        <table:table-row table:style-name="ro5">
          <table:table-cell table:formula="of:=IF(AND([.A156]&lt;&gt;0;[.A156]&lt;&gt;&quot;&quot;);TRUNC([.A156]/2);&quot;&quot;)">
            <text:p/>
          </table:table-cell>
          <table:table-cell table:style-name="ce4" table:formula="of:=IF(AND([.A157]&lt;&gt;0;[.A157]&lt;&gt;&quot;&quot;);MOD([.A157];2);&quot;&quot;)">
            <text:p/>
          </table:table-cell>
          <table:table-cell table:number-columns-repeated="1022"/>
        </table:table-row>
        <table:table-row table:style-name="ro5">
          <table:table-cell table:formula="of:=IF(AND([.A157]&lt;&gt;0;[.A157]&lt;&gt;&quot;&quot;);TRUNC([.A157]/2);&quot;&quot;)">
            <text:p/>
          </table:table-cell>
          <table:table-cell table:style-name="ce4" table:formula="of:=IF(AND([.A158]&lt;&gt;0;[.A158]&lt;&gt;&quot;&quot;);MOD([.A158];2);&quot;&quot;)">
            <text:p/>
          </table:table-cell>
          <table:table-cell table:number-columns-repeated="1022"/>
        </table:table-row>
        <table:table-row table:style-name="ro5">
          <table:table-cell table:formula="of:=IF(AND([.A158]&lt;&gt;0;[.A158]&lt;&gt;&quot;&quot;);TRUNC([.A158]/2);&quot;&quot;)">
            <text:p/>
          </table:table-cell>
          <table:table-cell table:style-name="ce4" table:formula="of:=IF(AND([.A159]&lt;&gt;0;[.A159]&lt;&gt;&quot;&quot;);MOD([.A159];2);&quot;&quot;)">
            <text:p/>
          </table:table-cell>
          <table:table-cell table:number-columns-repeated="1022"/>
        </table:table-row>
        <table:table-row table:style-name="ro5">
          <table:table-cell table:formula="of:=IF(AND([.A159]&lt;&gt;0;[.A159]&lt;&gt;&quot;&quot;);TRUNC([.A159]/2);&quot;&quot;)">
            <text:p/>
          </table:table-cell>
          <table:table-cell table:style-name="ce4" table:formula="of:=IF(AND([.A160]&lt;&gt;0;[.A160]&lt;&gt;&quot;&quot;);MOD([.A160];2);&quot;&quot;)">
            <text:p/>
          </table:table-cell>
          <table:table-cell table:number-columns-repeated="1022"/>
        </table:table-row>
        <table:table-row table:style-name="ro5">
          <table:table-cell table:formula="of:=IF(AND([.A160]&lt;&gt;0;[.A160]&lt;&gt;&quot;&quot;);TRUNC([.A160]/2);&quot;&quot;)">
            <text:p/>
          </table:table-cell>
          <table:table-cell table:style-name="ce4" table:formula="of:=IF(AND([.A161]&lt;&gt;0;[.A161]&lt;&gt;&quot;&quot;);MOD([.A161];2);&quot;&quot;)">
            <text:p/>
          </table:table-cell>
          <table:table-cell table:number-columns-repeated="1022"/>
        </table:table-row>
        <table:table-row table:style-name="ro5">
          <table:table-cell table:formula="of:=IF(AND([.A161]&lt;&gt;0;[.A161]&lt;&gt;&quot;&quot;);TRUNC([.A161]/2);&quot;&quot;)">
            <text:p/>
          </table:table-cell>
          <table:table-cell table:style-name="ce4" table:formula="of:=IF(AND([.A162]&lt;&gt;0;[.A162]&lt;&gt;&quot;&quot;);MOD([.A162];2);&quot;&quot;)">
            <text:p/>
          </table:table-cell>
          <table:table-cell table:number-columns-repeated="1022"/>
        </table:table-row>
        <table:table-row table:style-name="ro5">
          <table:table-cell table:formula="of:=IF(AND([.A162]&lt;&gt;0;[.A162]&lt;&gt;&quot;&quot;);TRUNC([.A162]/2);&quot;&quot;)">
            <text:p/>
          </table:table-cell>
          <table:table-cell table:style-name="ce4" table:formula="of:=IF(AND([.A163]&lt;&gt;0;[.A163]&lt;&gt;&quot;&quot;);MOD([.A163];2);&quot;&quot;)">
            <text:p/>
          </table:table-cell>
          <table:table-cell table:number-columns-repeated="1022"/>
        </table:table-row>
        <table:table-row table:style-name="ro5">
          <table:table-cell table:formula="of:=IF(AND([.A163]&lt;&gt;0;[.A163]&lt;&gt;&quot;&quot;);TRUNC([.A163]/2);&quot;&quot;)">
            <text:p/>
          </table:table-cell>
          <table:table-cell table:style-name="ce4" table:formula="of:=IF(AND([.A164]&lt;&gt;0;[.A164]&lt;&gt;&quot;&quot;);MOD([.A164];2);&quot;&quot;)">
            <text:p/>
          </table:table-cell>
          <table:table-cell table:number-columns-repeated="1022"/>
        </table:table-row>
        <table:table-row table:style-name="ro5">
          <table:table-cell table:formula="of:=IF(AND([.A164]&lt;&gt;0;[.A164]&lt;&gt;&quot;&quot;);TRUNC([.A164]/2);&quot;&quot;)">
            <text:p/>
          </table:table-cell>
          <table:table-cell table:style-name="ce4" table:formula="of:=IF(AND([.A165]&lt;&gt;0;[.A165]&lt;&gt;&quot;&quot;);MOD([.A165];2);&quot;&quot;)">
            <text:p/>
          </table:table-cell>
          <table:table-cell table:number-columns-repeated="1022"/>
        </table:table-row>
        <table:table-row table:style-name="ro5">
          <table:table-cell table:formula="of:=IF(AND([.A165]&lt;&gt;0;[.A165]&lt;&gt;&quot;&quot;);TRUNC([.A165]/2);&quot;&quot;)">
            <text:p/>
          </table:table-cell>
          <table:table-cell table:style-name="ce4" table:formula="of:=IF(AND([.A166]&lt;&gt;0;[.A166]&lt;&gt;&quot;&quot;);MOD([.A166];2);&quot;&quot;)">
            <text:p/>
          </table:table-cell>
          <table:table-cell table:number-columns-repeated="1022"/>
        </table:table-row>
        <table:table-row table:style-name="ro5">
          <table:table-cell table:formula="of:=IF(AND([.A166]&lt;&gt;0;[.A166]&lt;&gt;&quot;&quot;);TRUNC([.A166]/2);&quot;&quot;)">
            <text:p/>
          </table:table-cell>
          <table:table-cell table:style-name="ce4" table:formula="of:=IF(AND([.A167]&lt;&gt;0;[.A167]&lt;&gt;&quot;&quot;);MOD([.A167];2);&quot;&quot;)">
            <text:p/>
          </table:table-cell>
          <table:table-cell table:number-columns-repeated="1022"/>
        </table:table-row>
        <table:table-row table:style-name="ro5">
          <table:table-cell table:formula="of:=IF(AND([.A167]&lt;&gt;0;[.A167]&lt;&gt;&quot;&quot;);TRUNC([.A167]/2);&quot;&quot;)">
            <text:p/>
          </table:table-cell>
          <table:table-cell table:style-name="ce4" table:formula="of:=IF(AND([.A168]&lt;&gt;0;[.A168]&lt;&gt;&quot;&quot;);MOD([.A168];2);&quot;&quot;)">
            <text:p/>
          </table:table-cell>
          <table:table-cell table:number-columns-repeated="1022"/>
        </table:table-row>
        <table:table-row table:style-name="ro5">
          <table:table-cell table:formula="of:=IF(AND([.A168]&lt;&gt;0;[.A168]&lt;&gt;&quot;&quot;);TRUNC([.A168]/2);&quot;&quot;)">
            <text:p/>
          </table:table-cell>
          <table:table-cell table:style-name="ce4" table:formula="of:=IF(AND([.A169]&lt;&gt;0;[.A169]&lt;&gt;&quot;&quot;);MOD([.A169];2);&quot;&quot;)">
            <text:p/>
          </table:table-cell>
          <table:table-cell table:number-columns-repeated="1022"/>
        </table:table-row>
        <table:table-row table:style-name="ro5">
          <table:table-cell table:formula="of:=IF(AND([.A169]&lt;&gt;0;[.A169]&lt;&gt;&quot;&quot;);TRUNC([.A169]/2);&quot;&quot;)">
            <text:p/>
          </table:table-cell>
          <table:table-cell table:style-name="ce4" table:formula="of:=IF(AND([.A170]&lt;&gt;0;[.A170]&lt;&gt;&quot;&quot;);MOD([.A170];2);&quot;&quot;)">
            <text:p/>
          </table:table-cell>
          <table:table-cell table:number-columns-repeated="1022"/>
        </table:table-row>
        <table:table-row table:style-name="ro5">
          <table:table-cell table:formula="of:=IF(AND([.A170]&lt;&gt;0;[.A170]&lt;&gt;&quot;&quot;);TRUNC([.A170]/2);&quot;&quot;)">
            <text:p/>
          </table:table-cell>
          <table:table-cell table:style-name="ce4" table:formula="of:=IF(AND([.A171]&lt;&gt;0;[.A171]&lt;&gt;&quot;&quot;);MOD([.A171];2);&quot;&quot;)">
            <text:p/>
          </table:table-cell>
          <table:table-cell table:number-columns-repeated="1022"/>
        </table:table-row>
        <table:table-row table:style-name="ro5">
          <table:table-cell table:formula="of:=IF(AND([.A171]&lt;&gt;0;[.A171]&lt;&gt;&quot;&quot;);TRUNC([.A171]/2);&quot;&quot;)">
            <text:p/>
          </table:table-cell>
          <table:table-cell table:style-name="ce4" table:formula="of:=IF(AND([.A172]&lt;&gt;0;[.A172]&lt;&gt;&quot;&quot;);MOD([.A172];2);&quot;&quot;)">
            <text:p/>
          </table:table-cell>
          <table:table-cell table:number-columns-repeated="1022"/>
        </table:table-row>
        <table:table-row table:style-name="ro5">
          <table:table-cell table:formula="of:=IF(AND([.A172]&lt;&gt;0;[.A172]&lt;&gt;&quot;&quot;);TRUNC([.A172]/2);&quot;&quot;)">
            <text:p/>
          </table:table-cell>
          <table:table-cell table:style-name="ce4" table:formula="of:=IF(AND([.A173]&lt;&gt;0;[.A173]&lt;&gt;&quot;&quot;);MOD([.A173];2);&quot;&quot;)">
            <text:p/>
          </table:table-cell>
          <table:table-cell table:number-columns-repeated="1022"/>
        </table:table-row>
        <table:table-row table:style-name="ro5">
          <table:table-cell table:formula="of:=IF(AND([.A173]&lt;&gt;0;[.A173]&lt;&gt;&quot;&quot;);TRUNC([.A173]/2);&quot;&quot;)">
            <text:p/>
          </table:table-cell>
          <table:table-cell table:style-name="ce4" table:formula="of:=IF(AND([.A174]&lt;&gt;0;[.A174]&lt;&gt;&quot;&quot;);MOD([.A174];2);&quot;&quot;)">
            <text:p/>
          </table:table-cell>
          <table:table-cell table:number-columns-repeated="1022"/>
        </table:table-row>
        <table:table-row table:style-name="ro5">
          <table:table-cell table:formula="of:=IF(AND([.A174]&lt;&gt;0;[.A174]&lt;&gt;&quot;&quot;);TRUNC([.A174]/2);&quot;&quot;)">
            <text:p/>
          </table:table-cell>
          <table:table-cell table:style-name="ce4" table:formula="of:=IF(AND([.A175]&lt;&gt;0;[.A175]&lt;&gt;&quot;&quot;);MOD([.A175];2);&quot;&quot;)">
            <text:p/>
          </table:table-cell>
          <table:table-cell table:number-columns-repeated="1022"/>
        </table:table-row>
        <table:table-row table:style-name="ro5">
          <table:table-cell table:formula="of:=IF(AND([.A175]&lt;&gt;0;[.A175]&lt;&gt;&quot;&quot;);TRUNC([.A175]/2);&quot;&quot;)">
            <text:p/>
          </table:table-cell>
          <table:table-cell table:style-name="ce4" table:formula="of:=IF(AND([.A176]&lt;&gt;0;[.A176]&lt;&gt;&quot;&quot;);MOD([.A176];2);&quot;&quot;)">
            <text:p/>
          </table:table-cell>
          <table:table-cell table:number-columns-repeated="1022"/>
        </table:table-row>
        <table:table-row table:style-name="ro5">
          <table:table-cell table:formula="of:=IF(AND([.A176]&lt;&gt;0;[.A176]&lt;&gt;&quot;&quot;);TRUNC([.A176]/2);&quot;&quot;)">
            <text:p/>
          </table:table-cell>
          <table:table-cell table:style-name="ce4" table:formula="of:=IF(AND([.A177]&lt;&gt;0;[.A177]&lt;&gt;&quot;&quot;);MOD([.A177];2);&quot;&quot;)">
            <text:p/>
          </table:table-cell>
          <table:table-cell table:number-columns-repeated="1022"/>
        </table:table-row>
        <table:table-row table:style-name="ro5">
          <table:table-cell table:formula="of:=IF(AND([.A177]&lt;&gt;0;[.A177]&lt;&gt;&quot;&quot;);TRUNC([.A177]/2);&quot;&quot;)">
            <text:p/>
          </table:table-cell>
          <table:table-cell table:style-name="ce4" table:formula="of:=IF(AND([.A178]&lt;&gt;0;[.A178]&lt;&gt;&quot;&quot;);MOD([.A178];2);&quot;&quot;)">
            <text:p/>
          </table:table-cell>
          <table:table-cell table:number-columns-repeated="1022"/>
        </table:table-row>
        <table:table-row table:style-name="ro5">
          <table:table-cell table:formula="of:=IF(AND([.A178]&lt;&gt;0;[.A178]&lt;&gt;&quot;&quot;);TRUNC([.A178]/2);&quot;&quot;)">
            <text:p/>
          </table:table-cell>
          <table:table-cell table:style-name="ce4" table:formula="of:=IF(AND([.A179]&lt;&gt;0;[.A179]&lt;&gt;&quot;&quot;);MOD([.A179];2);&quot;&quot;)">
            <text:p/>
          </table:table-cell>
          <table:table-cell table:number-columns-repeated="1022"/>
        </table:table-row>
        <table:table-row table:style-name="ro5">
          <table:table-cell table:formula="of:=IF(AND([.A179]&lt;&gt;0;[.A179]&lt;&gt;&quot;&quot;);TRUNC([.A179]/2);&quot;&quot;)">
            <text:p/>
          </table:table-cell>
          <table:table-cell table:style-name="ce4" table:formula="of:=IF(AND([.A180]&lt;&gt;0;[.A180]&lt;&gt;&quot;&quot;);MOD([.A180];2);&quot;&quot;)">
            <text:p/>
          </table:table-cell>
          <table:table-cell table:number-columns-repeated="1022"/>
        </table:table-row>
        <table:table-row table:style-name="ro5">
          <table:table-cell table:formula="of:=IF(AND([.A180]&lt;&gt;0;[.A180]&lt;&gt;&quot;&quot;);TRUNC([.A180]/2);&quot;&quot;)">
            <text:p/>
          </table:table-cell>
          <table:table-cell table:style-name="ce4" table:formula="of:=IF(AND([.A181]&lt;&gt;0;[.A181]&lt;&gt;&quot;&quot;);MOD([.A181];2);&quot;&quot;)">
            <text:p/>
          </table:table-cell>
          <table:table-cell table:number-columns-repeated="1022"/>
        </table:table-row>
        <table:table-row table:style-name="ro5">
          <table:table-cell table:formula="of:=IF(AND([.A181]&lt;&gt;0;[.A181]&lt;&gt;&quot;&quot;);TRUNC([.A181]/2);&quot;&quot;)">
            <text:p/>
          </table:table-cell>
          <table:table-cell table:style-name="ce4" table:formula="of:=IF(AND([.A182]&lt;&gt;0;[.A182]&lt;&gt;&quot;&quot;);MOD([.A182];2);&quot;&quot;)">
            <text:p/>
          </table:table-cell>
          <table:table-cell table:number-columns-repeated="1022"/>
        </table:table-row>
        <table:table-row table:style-name="ro5">
          <table:table-cell table:formula="of:=IF(AND([.A182]&lt;&gt;0;[.A182]&lt;&gt;&quot;&quot;);TRUNC([.A182]/2);&quot;&quot;)">
            <text:p/>
          </table:table-cell>
          <table:table-cell table:style-name="ce4" table:formula="of:=IF(AND([.A183]&lt;&gt;0;[.A183]&lt;&gt;&quot;&quot;);MOD([.A183];2);&quot;&quot;)">
            <text:p/>
          </table:table-cell>
          <table:table-cell table:number-columns-repeated="1022"/>
        </table:table-row>
        <table:table-row table:style-name="ro5">
          <table:table-cell table:formula="of:=IF(AND([.A183]&lt;&gt;0;[.A183]&lt;&gt;&quot;&quot;);TRUNC([.A183]/2);&quot;&quot;)">
            <text:p/>
          </table:table-cell>
          <table:table-cell table:style-name="ce4" table:formula="of:=IF(AND([.A184]&lt;&gt;0;[.A184]&lt;&gt;&quot;&quot;);MOD([.A184];2);&quot;&quot;)">
            <text:p/>
          </table:table-cell>
          <table:table-cell table:number-columns-repeated="1022"/>
        </table:table-row>
        <table:table-row table:style-name="ro5">
          <table:table-cell table:formula="of:=IF(AND([.A184]&lt;&gt;0;[.A184]&lt;&gt;&quot;&quot;);TRUNC([.A184]/2);&quot;&quot;)">
            <text:p/>
          </table:table-cell>
          <table:table-cell table:style-name="ce4" table:formula="of:=IF(AND([.A185]&lt;&gt;0;[.A185]&lt;&gt;&quot;&quot;);MOD([.A185];2);&quot;&quot;)">
            <text:p/>
          </table:table-cell>
          <table:table-cell table:number-columns-repeated="1022"/>
        </table:table-row>
        <table:table-row table:style-name="ro5">
          <table:table-cell table:formula="of:=IF(AND([.A185]&lt;&gt;0;[.A185]&lt;&gt;&quot;&quot;);TRUNC([.A185]/2);&quot;&quot;)">
            <text:p/>
          </table:table-cell>
          <table:table-cell table:style-name="ce4" table:formula="of:=IF(AND([.A186]&lt;&gt;0;[.A186]&lt;&gt;&quot;&quot;);MOD([.A186];2);&quot;&quot;)">
            <text:p/>
          </table:table-cell>
          <table:table-cell table:number-columns-repeated="1022"/>
        </table:table-row>
        <table:table-row table:style-name="ro5">
          <table:table-cell table:formula="of:=IF(AND([.A186]&lt;&gt;0;[.A186]&lt;&gt;&quot;&quot;);TRUNC([.A186]/2);&quot;&quot;)">
            <text:p/>
          </table:table-cell>
          <table:table-cell table:style-name="ce4" table:formula="of:=IF(AND([.A187]&lt;&gt;0;[.A187]&lt;&gt;&quot;&quot;);MOD([.A187];2);&quot;&quot;)">
            <text:p/>
          </table:table-cell>
          <table:table-cell table:number-columns-repeated="1022"/>
        </table:table-row>
        <table:table-row table:style-name="ro5">
          <table:table-cell table:formula="of:=IF(AND([.A187]&lt;&gt;0;[.A187]&lt;&gt;&quot;&quot;);TRUNC([.A187]/2);&quot;&quot;)">
            <text:p/>
          </table:table-cell>
          <table:table-cell table:style-name="ce4" table:formula="of:=IF(AND([.A188]&lt;&gt;0;[.A188]&lt;&gt;&quot;&quot;);MOD([.A188];2);&quot;&quot;)">
            <text:p/>
          </table:table-cell>
          <table:table-cell table:number-columns-repeated="1022"/>
        </table:table-row>
        <table:table-row table:style-name="ro5">
          <table:table-cell table:formula="of:=IF(AND([.A188]&lt;&gt;0;[.A188]&lt;&gt;&quot;&quot;);TRUNC([.A188]/2);&quot;&quot;)">
            <text:p/>
          </table:table-cell>
          <table:table-cell table:style-name="ce4" table:formula="of:=IF(AND([.A189]&lt;&gt;0;[.A189]&lt;&gt;&quot;&quot;);MOD([.A189];2);&quot;&quot;)">
            <text:p/>
          </table:table-cell>
          <table:table-cell table:number-columns-repeated="1022"/>
        </table:table-row>
        <table:table-row table:style-name="ro5">
          <table:table-cell table:formula="of:=IF(AND([.A189]&lt;&gt;0;[.A189]&lt;&gt;&quot;&quot;);TRUNC([.A189]/2);&quot;&quot;)">
            <text:p/>
          </table:table-cell>
          <table:table-cell table:style-name="ce4" table:formula="of:=IF(AND([.A190]&lt;&gt;0;[.A190]&lt;&gt;&quot;&quot;);MOD([.A190];2);&quot;&quot;)">
            <text:p/>
          </table:table-cell>
          <table:table-cell table:number-columns-repeated="1022"/>
        </table:table-row>
        <table:table-row table:style-name="ro5">
          <table:table-cell table:formula="of:=IF(AND([.A190]&lt;&gt;0;[.A190]&lt;&gt;&quot;&quot;);TRUNC([.A190]/2);&quot;&quot;)">
            <text:p/>
          </table:table-cell>
          <table:table-cell table:style-name="ce4" table:formula="of:=IF(AND([.A191]&lt;&gt;0;[.A191]&lt;&gt;&quot;&quot;);MOD([.A191];2);&quot;&quot;)">
            <text:p/>
          </table:table-cell>
          <table:table-cell table:number-columns-repeated="1022"/>
        </table:table-row>
        <table:table-row table:style-name="ro5">
          <table:table-cell table:formula="of:=IF(AND([.A191]&lt;&gt;0;[.A191]&lt;&gt;&quot;&quot;);TRUNC([.A191]/2);&quot;&quot;)">
            <text:p/>
          </table:table-cell>
          <table:table-cell table:style-name="ce4" table:formula="of:=IF(AND([.A192]&lt;&gt;0;[.A192]&lt;&gt;&quot;&quot;);MOD([.A192];2);&quot;&quot;)">
            <text:p/>
          </table:table-cell>
          <table:table-cell table:number-columns-repeated="1022"/>
        </table:table-row>
        <table:table-row table:style-name="ro5">
          <table:table-cell table:formula="of:=IF(AND([.A192]&lt;&gt;0;[.A192]&lt;&gt;&quot;&quot;);TRUNC([.A192]/2);&quot;&quot;)">
            <text:p/>
          </table:table-cell>
          <table:table-cell table:style-name="ce4" table:formula="of:=IF(AND([.A193]&lt;&gt;0;[.A193]&lt;&gt;&quot;&quot;);MOD([.A193];2);&quot;&quot;)">
            <text:p/>
          </table:table-cell>
          <table:table-cell table:number-columns-repeated="1022"/>
        </table:table-row>
        <table:table-row table:style-name="ro5">
          <table:table-cell table:formula="of:=IF(AND([.A193]&lt;&gt;0;[.A193]&lt;&gt;&quot;&quot;);TRUNC([.A193]/2);&quot;&quot;)">
            <text:p/>
          </table:table-cell>
          <table:table-cell table:style-name="ce4" table:formula="of:=IF(AND([.A194]&lt;&gt;0;[.A194]&lt;&gt;&quot;&quot;);MOD([.A194];2);&quot;&quot;)">
            <text:p/>
          </table:table-cell>
          <table:table-cell table:number-columns-repeated="1022"/>
        </table:table-row>
        <table:table-row table:style-name="ro5">
          <table:table-cell table:formula="of:=IF(AND([.A194]&lt;&gt;0;[.A194]&lt;&gt;&quot;&quot;);TRUNC([.A194]/2);&quot;&quot;)">
            <text:p/>
          </table:table-cell>
          <table:table-cell table:style-name="ce4" table:formula="of:=IF(AND([.A195]&lt;&gt;0;[.A195]&lt;&gt;&quot;&quot;);MOD([.A195];2);&quot;&quot;)">
            <text:p/>
          </table:table-cell>
          <table:table-cell table:number-columns-repeated="1022"/>
        </table:table-row>
        <table:table-row table:style-name="ro5">
          <table:table-cell table:formula="of:=IF(AND([.A195]&lt;&gt;0;[.A195]&lt;&gt;&quot;&quot;);TRUNC([.A195]/2);&quot;&quot;)">
            <text:p/>
          </table:table-cell>
          <table:table-cell table:style-name="ce4" table:formula="of:=IF(AND([.A196]&lt;&gt;0;[.A196]&lt;&gt;&quot;&quot;);MOD([.A196];2);&quot;&quot;)">
            <text:p/>
          </table:table-cell>
          <table:table-cell table:number-columns-repeated="1022"/>
        </table:table-row>
        <table:table-row table:style-name="ro5">
          <table:table-cell table:formula="of:=IF(AND([.A196]&lt;&gt;0;[.A196]&lt;&gt;&quot;&quot;);TRUNC([.A196]/2);&quot;&quot;)">
            <text:p/>
          </table:table-cell>
          <table:table-cell table:style-name="ce4" table:formula="of:=IF(AND([.A197]&lt;&gt;0;[.A197]&lt;&gt;&quot;&quot;);MOD([.A197];2);&quot;&quot;)">
            <text:p/>
          </table:table-cell>
          <table:table-cell table:number-columns-repeated="1022"/>
        </table:table-row>
        <table:table-row table:style-name="ro5">
          <table:table-cell table:formula="of:=IF(AND([.A197]&lt;&gt;0;[.A197]&lt;&gt;&quot;&quot;);TRUNC([.A197]/2);&quot;&quot;)">
            <text:p/>
          </table:table-cell>
          <table:table-cell table:style-name="ce4" table:formula="of:=IF(AND([.A198]&lt;&gt;0;[.A198]&lt;&gt;&quot;&quot;);MOD([.A198];2);&quot;&quot;)">
            <text:p/>
          </table:table-cell>
          <table:table-cell table:number-columns-repeated="1022"/>
        </table:table-row>
        <table:table-row table:style-name="ro5">
          <table:table-cell table:formula="of:=IF(AND([.A198]&lt;&gt;0;[.A198]&lt;&gt;&quot;&quot;);TRUNC([.A198]/2);&quot;&quot;)">
            <text:p/>
          </table:table-cell>
          <table:table-cell table:style-name="ce4" table:formula="of:=IF(AND([.A199]&lt;&gt;0;[.A199]&lt;&gt;&quot;&quot;);MOD([.A199];2);&quot;&quot;)">
            <text:p/>
          </table:table-cell>
          <table:table-cell table:number-columns-repeated="1022"/>
        </table:table-row>
        <table:table-row table:style-name="ro5">
          <table:table-cell table:formula="of:=IF(AND([.A199]&lt;&gt;0;[.A199]&lt;&gt;&quot;&quot;);TRUNC([.A199]/2);&quot;&quot;)">
            <text:p/>
          </table:table-cell>
          <table:table-cell table:style-name="ce4" table:formula="of:=IF(AND([.A200]&lt;&gt;0;[.A200]&lt;&gt;&quot;&quot;);MOD([.A200];2);&quot;&quot;)">
            <text:p/>
          </table:table-cell>
          <table:table-cell table:number-columns-repeated="1022"/>
        </table:table-row>
        <table:table-row table:style-name="ro5">
          <table:table-cell table:formula="of:=IF(AND([.A200]&lt;&gt;0;[.A200]&lt;&gt;&quot;&quot;);TRUNC([.A200]/2);&quot;&quot;)">
            <text:p/>
          </table:table-cell>
          <table:table-cell table:style-name="ce4" table:formula="of:=IF(AND([.A201]&lt;&gt;0;[.A201]&lt;&gt;&quot;&quot;);MOD([.A201];2);&quot;&quot;)">
            <text:p/>
          </table:table-cell>
          <table:table-cell table:number-columns-repeated="1022"/>
        </table:table-row>
        <table:table-row table:style-name="ro5">
          <table:table-cell table:formula="of:=IF(AND([.A201]&lt;&gt;0;[.A201]&lt;&gt;&quot;&quot;);TRUNC([.A201]/2);&quot;&quot;)">
            <text:p/>
          </table:table-cell>
          <table:table-cell table:style-name="ce4" table:formula="of:=IF(AND([.A202]&lt;&gt;0;[.A202]&lt;&gt;&quot;&quot;);MOD([.A202];2);&quot;&quot;)">
            <text:p/>
          </table:table-cell>
          <table:table-cell table:number-columns-repeated="1022"/>
        </table:table-row>
        <table:table-row table:style-name="ro5">
          <table:table-cell table:formula="of:=IF(AND([.A202]&lt;&gt;0;[.A202]&lt;&gt;&quot;&quot;);TRUNC([.A202]/2);&quot;&quot;)">
            <text:p/>
          </table:table-cell>
          <table:table-cell table:style-name="ce4" table:formula="of:=IF(AND([.A203]&lt;&gt;0;[.A203]&lt;&gt;&quot;&quot;);MOD([.A203];2);&quot;&quot;)">
            <text:p/>
          </table:table-cell>
          <table:table-cell table:number-columns-repeated="1022"/>
        </table:table-row>
        <table:table-row table:style-name="ro5">
          <table:table-cell table:formula="of:=IF(AND([.A203]&lt;&gt;0;[.A203]&lt;&gt;&quot;&quot;);TRUNC([.A203]/2);&quot;&quot;)">
            <text:p/>
          </table:table-cell>
          <table:table-cell table:style-name="ce4" table:formula="of:=IF(AND([.A204]&lt;&gt;0;[.A204]&lt;&gt;&quot;&quot;);MOD([.A204];2);&quot;&quot;)">
            <text:p/>
          </table:table-cell>
          <table:table-cell table:number-columns-repeated="1022"/>
        </table:table-row>
        <table:table-row table:style-name="ro5">
          <table:table-cell table:formula="of:=IF(AND([.A204]&lt;&gt;0;[.A204]&lt;&gt;&quot;&quot;);TRUNC([.A204]/2);&quot;&quot;)">
            <text:p/>
          </table:table-cell>
          <table:table-cell table:style-name="ce4" table:formula="of:=IF(AND([.A205]&lt;&gt;0;[.A205]&lt;&gt;&quot;&quot;);MOD([.A205];2);&quot;&quot;)">
            <text:p/>
          </table:table-cell>
          <table:table-cell table:number-columns-repeated="1022"/>
        </table:table-row>
        <table:table-row table:style-name="ro5">
          <table:table-cell table:formula="of:=IF(AND([.A205]&lt;&gt;0;[.A205]&lt;&gt;&quot;&quot;);TRUNC([.A205]/2);&quot;&quot;)">
            <text:p/>
          </table:table-cell>
          <table:table-cell table:style-name="ce4" table:formula="of:=IF(AND([.A206]&lt;&gt;0;[.A206]&lt;&gt;&quot;&quot;);MOD([.A206];2);&quot;&quot;)">
            <text:p/>
          </table:table-cell>
          <table:table-cell table:number-columns-repeated="1022"/>
        </table:table-row>
        <table:table-row table:style-name="ro5">
          <table:table-cell table:formula="of:=IF(AND([.A206]&lt;&gt;0;[.A206]&lt;&gt;&quot;&quot;);TRUNC([.A206]/2);&quot;&quot;)">
            <text:p/>
          </table:table-cell>
          <table:table-cell table:style-name="ce4" table:formula="of:=IF(AND([.A207]&lt;&gt;0;[.A207]&lt;&gt;&quot;&quot;);MOD([.A207];2);&quot;&quot;)">
            <text:p/>
          </table:table-cell>
          <table:table-cell table:number-columns-repeated="1022"/>
        </table:table-row>
        <table:table-row table:style-name="ro5">
          <table:table-cell table:formula="of:=IF(AND([.A207]&lt;&gt;0;[.A207]&lt;&gt;&quot;&quot;);TRUNC([.A207]/2);&quot;&quot;)">
            <text:p/>
          </table:table-cell>
          <table:table-cell table:style-name="ce4" table:formula="of:=IF(AND([.A208]&lt;&gt;0;[.A208]&lt;&gt;&quot;&quot;);MOD([.A208];2);&quot;&quot;)">
            <text:p/>
          </table:table-cell>
          <table:table-cell table:number-columns-repeated="1022"/>
        </table:table-row>
        <table:table-row table:style-name="ro5">
          <table:table-cell table:formula="of:=IF(AND([.A208]&lt;&gt;0;[.A208]&lt;&gt;&quot;&quot;);TRUNC([.A208]/2);&quot;&quot;)">
            <text:p/>
          </table:table-cell>
          <table:table-cell table:style-name="ce4" table:formula="of:=IF(AND([.A209]&lt;&gt;0;[.A209]&lt;&gt;&quot;&quot;);MOD([.A209];2);&quot;&quot;)">
            <text:p/>
          </table:table-cell>
          <table:table-cell table:number-columns-repeated="1022"/>
        </table:table-row>
        <table:table-row table:style-name="ro5">
          <table:table-cell table:formula="of:=IF(AND([.A209]&lt;&gt;0;[.A209]&lt;&gt;&quot;&quot;);TRUNC([.A209]/2);&quot;&quot;)">
            <text:p/>
          </table:table-cell>
          <table:table-cell table:style-name="ce4" table:formula="of:=IF(AND([.A210]&lt;&gt;0;[.A210]&lt;&gt;&quot;&quot;);MOD([.A210];2);&quot;&quot;)">
            <text:p/>
          </table:table-cell>
          <table:table-cell table:number-columns-repeated="1022"/>
        </table:table-row>
        <table:table-row table:style-name="ro5">
          <table:table-cell table:formula="of:=IF(AND([.A210]&lt;&gt;0;[.A210]&lt;&gt;&quot;&quot;);TRUNC([.A210]/2);&quot;&quot;)">
            <text:p/>
          </table:table-cell>
          <table:table-cell table:style-name="ce4" table:formula="of:=IF(AND([.A211]&lt;&gt;0;[.A211]&lt;&gt;&quot;&quot;);MOD([.A211];2);&quot;&quot;)">
            <text:p/>
          </table:table-cell>
          <table:table-cell table:number-columns-repeated="1022"/>
        </table:table-row>
        <table:table-row table:style-name="ro5">
          <table:table-cell table:formula="of:=IF(AND([.A211]&lt;&gt;0;[.A211]&lt;&gt;&quot;&quot;);TRUNC([.A211]/2);&quot;&quot;)">
            <text:p/>
          </table:table-cell>
          <table:table-cell table:style-name="ce4" table:formula="of:=IF(AND([.A212]&lt;&gt;0;[.A212]&lt;&gt;&quot;&quot;);MOD([.A212];2);&quot;&quot;)">
            <text:p/>
          </table:table-cell>
          <table:table-cell table:number-columns-repeated="1022"/>
        </table:table-row>
        <table:table-row table:style-name="ro5">
          <table:table-cell table:formula="of:=IF(AND([.A212]&lt;&gt;0;[.A212]&lt;&gt;&quot;&quot;);TRUNC([.A212]/2);&quot;&quot;)">
            <text:p/>
          </table:table-cell>
          <table:table-cell table:style-name="ce4" table:formula="of:=IF(AND([.A213]&lt;&gt;0;[.A213]&lt;&gt;&quot;&quot;);MOD([.A213];2);&quot;&quot;)">
            <text:p/>
          </table:table-cell>
          <table:table-cell table:number-columns-repeated="1022"/>
        </table:table-row>
        <table:table-row table:style-name="ro5">
          <table:table-cell table:formula="of:=IF(AND([.A213]&lt;&gt;0;[.A213]&lt;&gt;&quot;&quot;);TRUNC([.A213]/2);&quot;&quot;)">
            <text:p/>
          </table:table-cell>
          <table:table-cell table:style-name="ce4" table:formula="of:=IF(AND([.A214]&lt;&gt;0;[.A214]&lt;&gt;&quot;&quot;);MOD([.A214];2);&quot;&quot;)">
            <text:p/>
          </table:table-cell>
          <table:table-cell table:number-columns-repeated="1022"/>
        </table:table-row>
        <table:table-row table:style-name="ro5">
          <table:table-cell table:formula="of:=IF(AND([.A214]&lt;&gt;0;[.A214]&lt;&gt;&quot;&quot;);TRUNC([.A214]/2);&quot;&quot;)">
            <text:p/>
          </table:table-cell>
          <table:table-cell table:style-name="ce4" table:formula="of:=IF(AND([.A215]&lt;&gt;0;[.A215]&lt;&gt;&quot;&quot;);MOD([.A215];2);&quot;&quot;)">
            <text:p/>
          </table:table-cell>
          <table:table-cell table:number-columns-repeated="1022"/>
        </table:table-row>
        <table:table-row table:style-name="ro5">
          <table:table-cell table:formula="of:=IF(AND([.A215]&lt;&gt;0;[.A215]&lt;&gt;&quot;&quot;);TRUNC([.A215]/2);&quot;&quot;)">
            <text:p/>
          </table:table-cell>
          <table:table-cell table:style-name="ce4" table:formula="of:=IF(AND([.A216]&lt;&gt;0;[.A216]&lt;&gt;&quot;&quot;);MOD([.A216];2);&quot;&quot;)">
            <text:p/>
          </table:table-cell>
          <table:table-cell table:number-columns-repeated="1022"/>
        </table:table-row>
        <table:table-row table:style-name="ro5">
          <table:table-cell table:formula="of:=IF(AND([.A216]&lt;&gt;0;[.A216]&lt;&gt;&quot;&quot;);TRUNC([.A216]/2);&quot;&quot;)">
            <text:p/>
          </table:table-cell>
          <table:table-cell table:style-name="ce4" table:formula="of:=IF(AND([.A217]&lt;&gt;0;[.A217]&lt;&gt;&quot;&quot;);MOD([.A217];2);&quot;&quot;)">
            <text:p/>
          </table:table-cell>
          <table:table-cell table:number-columns-repeated="1022"/>
        </table:table-row>
        <table:table-row table:style-name="ro5">
          <table:table-cell table:formula="of:=IF(AND([.A217]&lt;&gt;0;[.A217]&lt;&gt;&quot;&quot;);TRUNC([.A217]/2);&quot;&quot;)">
            <text:p/>
          </table:table-cell>
          <table:table-cell table:style-name="ce4" table:formula="of:=IF(AND([.A218]&lt;&gt;0;[.A218]&lt;&gt;&quot;&quot;);MOD([.A218];2);&quot;&quot;)">
            <text:p/>
          </table:table-cell>
          <table:table-cell table:number-columns-repeated="1022"/>
        </table:table-row>
        <table:table-row table:style-name="ro5">
          <table:table-cell table:formula="of:=IF(AND([.A218]&lt;&gt;0;[.A218]&lt;&gt;&quot;&quot;);TRUNC([.A218]/2);&quot;&quot;)">
            <text:p/>
          </table:table-cell>
          <table:table-cell table:style-name="ce4" table:formula="of:=IF(AND([.A219]&lt;&gt;0;[.A219]&lt;&gt;&quot;&quot;);MOD([.A219];2);&quot;&quot;)">
            <text:p/>
          </table:table-cell>
          <table:table-cell table:number-columns-repeated="1022"/>
        </table:table-row>
        <table:table-row table:style-name="ro5">
          <table:table-cell table:formula="of:=IF(AND([.A219]&lt;&gt;0;[.A219]&lt;&gt;&quot;&quot;);TRUNC([.A219]/2);&quot;&quot;)">
            <text:p/>
          </table:table-cell>
          <table:table-cell table:style-name="ce4" table:formula="of:=IF(AND([.A220]&lt;&gt;0;[.A220]&lt;&gt;&quot;&quot;);MOD([.A220];2);&quot;&quot;)">
            <text:p/>
          </table:table-cell>
          <table:table-cell table:number-columns-repeated="1022"/>
        </table:table-row>
        <table:table-row table:style-name="ro5">
          <table:table-cell table:formula="of:=IF(AND([.A220]&lt;&gt;0;[.A220]&lt;&gt;&quot;&quot;);TRUNC([.A220]/2);&quot;&quot;)">
            <text:p/>
          </table:table-cell>
          <table:table-cell table:style-name="ce4" table:formula="of:=IF(AND([.A221]&lt;&gt;0;[.A221]&lt;&gt;&quot;&quot;);MOD([.A221];2);&quot;&quot;)">
            <text:p/>
          </table:table-cell>
          <table:table-cell table:number-columns-repeated="1022"/>
        </table:table-row>
        <table:table-row table:style-name="ro5">
          <table:table-cell table:formula="of:=IF(AND([.A221]&lt;&gt;0;[.A221]&lt;&gt;&quot;&quot;);TRUNC([.A221]/2);&quot;&quot;)">
            <text:p/>
          </table:table-cell>
          <table:table-cell table:style-name="ce4" table:formula="of:=IF(AND([.A222]&lt;&gt;0;[.A222]&lt;&gt;&quot;&quot;);MOD([.A222];2);&quot;&quot;)">
            <text:p/>
          </table:table-cell>
          <table:table-cell table:number-columns-repeated="1022"/>
        </table:table-row>
        <table:table-row table:style-name="ro5">
          <table:table-cell table:formula="of:=IF(AND([.A222]&lt;&gt;0;[.A222]&lt;&gt;&quot;&quot;);TRUNC([.A222]/2);&quot;&quot;)">
            <text:p/>
          </table:table-cell>
          <table:table-cell table:style-name="ce4" table:formula="of:=IF(AND([.A223]&lt;&gt;0;[.A223]&lt;&gt;&quot;&quot;);MOD([.A223];2);&quot;&quot;)">
            <text:p/>
          </table:table-cell>
          <table:table-cell table:number-columns-repeated="1022"/>
        </table:table-row>
        <table:table-row table:style-name="ro5">
          <table:table-cell table:formula="of:=IF(AND([.A223]&lt;&gt;0;[.A223]&lt;&gt;&quot;&quot;);TRUNC([.A223]/2);&quot;&quot;)">
            <text:p/>
          </table:table-cell>
          <table:table-cell table:style-name="ce4" table:formula="of:=IF(AND([.A224]&lt;&gt;0;[.A224]&lt;&gt;&quot;&quot;);MOD([.A224];2);&quot;&quot;)">
            <text:p/>
          </table:table-cell>
          <table:table-cell table:number-columns-repeated="1022"/>
        </table:table-row>
        <table:table-row table:style-name="ro5">
          <table:table-cell table:formula="of:=IF(AND([.A224]&lt;&gt;0;[.A224]&lt;&gt;&quot;&quot;);TRUNC([.A224]/2);&quot;&quot;)">
            <text:p/>
          </table:table-cell>
          <table:table-cell table:style-name="ce4" table:formula="of:=IF(AND([.A225]&lt;&gt;0;[.A225]&lt;&gt;&quot;&quot;);MOD([.A225];2);&quot;&quot;)">
            <text:p/>
          </table:table-cell>
          <table:table-cell table:number-columns-repeated="1022"/>
        </table:table-row>
        <table:table-row table:style-name="ro5">
          <table:table-cell table:formula="of:=IF(AND([.A225]&lt;&gt;0;[.A225]&lt;&gt;&quot;&quot;);TRUNC([.A225]/2);&quot;&quot;)">
            <text:p/>
          </table:table-cell>
          <table:table-cell table:style-name="ce4" table:formula="of:=IF(AND([.A226]&lt;&gt;0;[.A226]&lt;&gt;&quot;&quot;);MOD([.A226];2);&quot;&quot;)">
            <text:p/>
          </table:table-cell>
          <table:table-cell table:number-columns-repeated="1022"/>
        </table:table-row>
        <table:table-row table:style-name="ro5">
          <table:table-cell table:formula="of:=IF(AND([.A226]&lt;&gt;0;[.A226]&lt;&gt;&quot;&quot;);TRUNC([.A226]/2);&quot;&quot;)">
            <text:p/>
          </table:table-cell>
          <table:table-cell table:style-name="ce4" table:formula="of:=IF(AND([.A227]&lt;&gt;0;[.A227]&lt;&gt;&quot;&quot;);MOD([.A227];2);&quot;&quot;)">
            <text:p/>
          </table:table-cell>
          <table:table-cell table:number-columns-repeated="1022"/>
        </table:table-row>
        <table:table-row table:style-name="ro5">
          <table:table-cell table:formula="of:=IF(AND([.A227]&lt;&gt;0;[.A227]&lt;&gt;&quot;&quot;);TRUNC([.A227]/2);&quot;&quot;)">
            <text:p/>
          </table:table-cell>
          <table:table-cell table:style-name="ce4" table:formula="of:=IF(AND([.A228]&lt;&gt;0;[.A228]&lt;&gt;&quot;&quot;);MOD([.A228];2);&quot;&quot;)">
            <text:p/>
          </table:table-cell>
          <table:table-cell table:number-columns-repeated="1022"/>
        </table:table-row>
        <table:table-row table:style-name="ro5">
          <table:table-cell table:formula="of:=IF(AND([.A228]&lt;&gt;0;[.A228]&lt;&gt;&quot;&quot;);TRUNC([.A228]/2);&quot;&quot;)">
            <text:p/>
          </table:table-cell>
          <table:table-cell table:style-name="ce4" table:formula="of:=IF(AND([.A229]&lt;&gt;0;[.A229]&lt;&gt;&quot;&quot;);MOD([.A229];2);&quot;&quot;)">
            <text:p/>
          </table:table-cell>
          <table:table-cell table:number-columns-repeated="1022"/>
        </table:table-row>
        <table:table-row table:style-name="ro5">
          <table:table-cell table:formula="of:=IF(AND([.A229]&lt;&gt;0;[.A229]&lt;&gt;&quot;&quot;);TRUNC([.A229]/2);&quot;&quot;)">
            <text:p/>
          </table:table-cell>
          <table:table-cell table:style-name="ce4" table:formula="of:=IF(AND([.A230]&lt;&gt;0;[.A230]&lt;&gt;&quot;&quot;);MOD([.A230];2);&quot;&quot;)">
            <text:p/>
          </table:table-cell>
          <table:table-cell table:number-columns-repeated="1022"/>
        </table:table-row>
        <table:table-row table:style-name="ro5">
          <table:table-cell table:formula="of:=IF(AND([.A230]&lt;&gt;0;[.A230]&lt;&gt;&quot;&quot;);TRUNC([.A230]/2);&quot;&quot;)">
            <text:p/>
          </table:table-cell>
          <table:table-cell table:style-name="ce4" table:formula="of:=IF(AND([.A231]&lt;&gt;0;[.A231]&lt;&gt;&quot;&quot;);MOD([.A231];2);&quot;&quot;)">
            <text:p/>
          </table:table-cell>
          <table:table-cell table:number-columns-repeated="1022"/>
        </table:table-row>
        <table:table-row table:style-name="ro5">
          <table:table-cell table:formula="of:=IF(AND([.A231]&lt;&gt;0;[.A231]&lt;&gt;&quot;&quot;);TRUNC([.A231]/2);&quot;&quot;)">
            <text:p/>
          </table:table-cell>
          <table:table-cell table:style-name="ce4" table:formula="of:=IF(AND([.A232]&lt;&gt;0;[.A232]&lt;&gt;&quot;&quot;);MOD([.A232];2);&quot;&quot;)">
            <text:p/>
          </table:table-cell>
          <table:table-cell table:number-columns-repeated="1022"/>
        </table:table-row>
        <table:table-row table:style-name="ro5">
          <table:table-cell table:formula="of:=IF(AND([.A232]&lt;&gt;0;[.A232]&lt;&gt;&quot;&quot;);TRUNC([.A232]/2);&quot;&quot;)">
            <text:p/>
          </table:table-cell>
          <table:table-cell table:style-name="ce4" table:formula="of:=IF(AND([.A233]&lt;&gt;0;[.A233]&lt;&gt;&quot;&quot;);MOD([.A233];2);&quot;&quot;)">
            <text:p/>
          </table:table-cell>
          <table:table-cell table:number-columns-repeated="1022"/>
        </table:table-row>
        <table:table-row table:style-name="ro5">
          <table:table-cell table:formula="of:=IF(AND([.A233]&lt;&gt;0;[.A233]&lt;&gt;&quot;&quot;);TRUNC([.A233]/2);&quot;&quot;)">
            <text:p/>
          </table:table-cell>
          <table:table-cell table:style-name="ce4" table:formula="of:=IF(AND([.A234]&lt;&gt;0;[.A234]&lt;&gt;&quot;&quot;);MOD([.A234];2);&quot;&quot;)">
            <text:p/>
          </table:table-cell>
          <table:table-cell table:number-columns-repeated="1022"/>
        </table:table-row>
        <table:table-row table:style-name="ro5">
          <table:table-cell table:formula="of:=IF(AND([.A234]&lt;&gt;0;[.A234]&lt;&gt;&quot;&quot;);TRUNC([.A234]/2);&quot;&quot;)">
            <text:p/>
          </table:table-cell>
          <table:table-cell table:style-name="ce4" table:formula="of:=IF(AND([.A235]&lt;&gt;0;[.A235]&lt;&gt;&quot;&quot;);MOD([.A235];2);&quot;&quot;)">
            <text:p/>
          </table:table-cell>
          <table:table-cell table:number-columns-repeated="1022"/>
        </table:table-row>
        <table:table-row table:style-name="ro5">
          <table:table-cell table:formula="of:=IF(AND([.A235]&lt;&gt;0;[.A235]&lt;&gt;&quot;&quot;);TRUNC([.A235]/2);&quot;&quot;)">
            <text:p/>
          </table:table-cell>
          <table:table-cell table:style-name="ce4" table:formula="of:=IF(AND([.A236]&lt;&gt;0;[.A236]&lt;&gt;&quot;&quot;);MOD([.A236];2);&quot;&quot;)">
            <text:p/>
          </table:table-cell>
          <table:table-cell table:number-columns-repeated="1022"/>
        </table:table-row>
        <table:table-row table:style-name="ro5">
          <table:table-cell table:formula="of:=IF(AND([.A236]&lt;&gt;0;[.A236]&lt;&gt;&quot;&quot;);TRUNC([.A236]/2);&quot;&quot;)">
            <text:p/>
          </table:table-cell>
          <table:table-cell table:style-name="ce4" table:formula="of:=IF(AND([.A237]&lt;&gt;0;[.A237]&lt;&gt;&quot;&quot;);MOD([.A237];2);&quot;&quot;)">
            <text:p/>
          </table:table-cell>
          <table:table-cell table:number-columns-repeated="1022"/>
        </table:table-row>
        <table:table-row table:style-name="ro5">
          <table:table-cell table:formula="of:=IF(AND([.A237]&lt;&gt;0;[.A237]&lt;&gt;&quot;&quot;);TRUNC([.A237]/2);&quot;&quot;)">
            <text:p/>
          </table:table-cell>
          <table:table-cell table:style-name="ce4" table:formula="of:=IF(AND([.A238]&lt;&gt;0;[.A238]&lt;&gt;&quot;&quot;);MOD([.A238];2);&quot;&quot;)">
            <text:p/>
          </table:table-cell>
          <table:table-cell table:number-columns-repeated="1022"/>
        </table:table-row>
        <table:table-row table:style-name="ro5">
          <table:table-cell table:formula="of:=IF(AND([.A238]&lt;&gt;0;[.A238]&lt;&gt;&quot;&quot;);TRUNC([.A238]/2);&quot;&quot;)">
            <text:p/>
          </table:table-cell>
          <table:table-cell table:style-name="ce4" table:formula="of:=IF(AND([.A239]&lt;&gt;0;[.A239]&lt;&gt;&quot;&quot;);MOD([.A239];2);&quot;&quot;)">
            <text:p/>
          </table:table-cell>
          <table:table-cell table:number-columns-repeated="1022"/>
        </table:table-row>
        <table:table-row table:style-name="ro5">
          <table:table-cell table:formula="of:=IF(AND([.A239]&lt;&gt;0;[.A239]&lt;&gt;&quot;&quot;);TRUNC([.A239]/2);&quot;&quot;)">
            <text:p/>
          </table:table-cell>
          <table:table-cell table:style-name="ce4" table:formula="of:=IF(AND([.A240]&lt;&gt;0;[.A240]&lt;&gt;&quot;&quot;);MOD([.A240];2);&quot;&quot;)">
            <text:p/>
          </table:table-cell>
          <table:table-cell table:number-columns-repeated="1022"/>
        </table:table-row>
        <table:table-row table:style-name="ro5">
          <table:table-cell table:formula="of:=IF(AND([.A240]&lt;&gt;0;[.A240]&lt;&gt;&quot;&quot;);TRUNC([.A240]/2);&quot;&quot;)">
            <text:p/>
          </table:table-cell>
          <table:table-cell table:style-name="ce4" table:formula="of:=IF(AND([.A241]&lt;&gt;0;[.A241]&lt;&gt;&quot;&quot;);MOD([.A241];2);&quot;&quot;)">
            <text:p/>
          </table:table-cell>
          <table:table-cell table:number-columns-repeated="1022"/>
        </table:table-row>
        <table:table-row table:style-name="ro5">
          <table:table-cell table:formula="of:=IF(AND([.A241]&lt;&gt;0;[.A241]&lt;&gt;&quot;&quot;);TRUNC([.A241]/2);&quot;&quot;)">
            <text:p/>
          </table:table-cell>
          <table:table-cell table:style-name="ce4" table:formula="of:=IF(AND([.A242]&lt;&gt;0;[.A242]&lt;&gt;&quot;&quot;);MOD([.A242];2);&quot;&quot;)">
            <text:p/>
          </table:table-cell>
          <table:table-cell table:number-columns-repeated="1022"/>
        </table:table-row>
        <table:table-row table:style-name="ro5">
          <table:table-cell table:formula="of:=IF(AND([.A242]&lt;&gt;0;[.A242]&lt;&gt;&quot;&quot;);TRUNC([.A242]/2);&quot;&quot;)">
            <text:p/>
          </table:table-cell>
          <table:table-cell table:style-name="ce4" table:formula="of:=IF(AND([.A243]&lt;&gt;0;[.A243]&lt;&gt;&quot;&quot;);MOD([.A243];2);&quot;&quot;)">
            <text:p/>
          </table:table-cell>
          <table:table-cell table:number-columns-repeated="1022"/>
        </table:table-row>
        <table:table-row table:style-name="ro5">
          <table:table-cell table:formula="of:=IF(AND([.A243]&lt;&gt;0;[.A243]&lt;&gt;&quot;&quot;);TRUNC([.A243]/2);&quot;&quot;)">
            <text:p/>
          </table:table-cell>
          <table:table-cell table:style-name="ce4" table:formula="of:=IF(AND([.A244]&lt;&gt;0;[.A244]&lt;&gt;&quot;&quot;);MOD([.A244];2);&quot;&quot;)">
            <text:p/>
          </table:table-cell>
          <table:table-cell table:number-columns-repeated="1022"/>
        </table:table-row>
        <table:table-row table:style-name="ro5">
          <table:table-cell table:formula="of:=IF(AND([.A244]&lt;&gt;0;[.A244]&lt;&gt;&quot;&quot;);TRUNC([.A244]/2);&quot;&quot;)">
            <text:p/>
          </table:table-cell>
          <table:table-cell table:style-name="ce4" table:formula="of:=IF(AND([.A245]&lt;&gt;0;[.A245]&lt;&gt;&quot;&quot;);MOD([.A245];2);&quot;&quot;)">
            <text:p/>
          </table:table-cell>
          <table:table-cell table:number-columns-repeated="1022"/>
        </table:table-row>
        <table:table-row table:style-name="ro5">
          <table:table-cell table:formula="of:=IF(AND([.A245]&lt;&gt;0;[.A245]&lt;&gt;&quot;&quot;);TRUNC([.A245]/2);&quot;&quot;)">
            <text:p/>
          </table:table-cell>
          <table:table-cell table:style-name="ce4" table:formula="of:=IF(AND([.A246]&lt;&gt;0;[.A246]&lt;&gt;&quot;&quot;);MOD([.A246];2);&quot;&quot;)">
            <text:p/>
          </table:table-cell>
          <table:table-cell table:number-columns-repeated="1022"/>
        </table:table-row>
        <table:table-row table:style-name="ro5">
          <table:table-cell table:formula="of:=IF(AND([.A246]&lt;&gt;0;[.A246]&lt;&gt;&quot;&quot;);TRUNC([.A246]/2);&quot;&quot;)">
            <text:p/>
          </table:table-cell>
          <table:table-cell table:style-name="ce4" table:formula="of:=IF(AND([.A247]&lt;&gt;0;[.A247]&lt;&gt;&quot;&quot;);MOD([.A247];2);&quot;&quot;)">
            <text:p/>
          </table:table-cell>
          <table:table-cell table:number-columns-repeated="1022"/>
        </table:table-row>
        <table:table-row table:style-name="ro5">
          <table:table-cell table:formula="of:=IF(AND([.A247]&lt;&gt;0;[.A247]&lt;&gt;&quot;&quot;);TRUNC([.A247]/2);&quot;&quot;)">
            <text:p/>
          </table:table-cell>
          <table:table-cell table:style-name="ce4" table:formula="of:=IF(AND([.A248]&lt;&gt;0;[.A248]&lt;&gt;&quot;&quot;);MOD([.A248];2);&quot;&quot;)">
            <text:p/>
          </table:table-cell>
          <table:table-cell table:number-columns-repeated="1022"/>
        </table:table-row>
        <table:table-row table:style-name="ro5">
          <table:table-cell table:formula="of:=IF(AND([.A248]&lt;&gt;0;[.A248]&lt;&gt;&quot;&quot;);TRUNC([.A248]/2);&quot;&quot;)">
            <text:p/>
          </table:table-cell>
          <table:table-cell table:style-name="ce4" table:formula="of:=IF(AND([.A249]&lt;&gt;0;[.A249]&lt;&gt;&quot;&quot;);MOD([.A249];2);&quot;&quot;)">
            <text:p/>
          </table:table-cell>
          <table:table-cell table:number-columns-repeated="1022"/>
        </table:table-row>
        <table:table-row table:style-name="ro5">
          <table:table-cell table:formula="of:=IF(AND([.A249]&lt;&gt;0;[.A249]&lt;&gt;&quot;&quot;);TRUNC([.A249]/2);&quot;&quot;)">
            <text:p/>
          </table:table-cell>
          <table:table-cell table:style-name="ce4" table:formula="of:=IF(AND([.A250]&lt;&gt;0;[.A250]&lt;&gt;&quot;&quot;);MOD([.A250];2);&quot;&quot;)">
            <text:p/>
          </table:table-cell>
          <table:table-cell table:number-columns-repeated="1022"/>
        </table:table-row>
        <table:table-row table:style-name="ro5">
          <table:table-cell table:formula="of:=IF(AND([.A250]&lt;&gt;0;[.A250]&lt;&gt;&quot;&quot;);TRUNC([.A250]/2);&quot;&quot;)">
            <text:p/>
          </table:table-cell>
          <table:table-cell table:style-name="ce4" table:formula="of:=IF(AND([.A251]&lt;&gt;0;[.A251]&lt;&gt;&quot;&quot;);MOD([.A251];2);&quot;&quot;)">
            <text:p/>
          </table:table-cell>
          <table:table-cell table:number-columns-repeated="1022"/>
        </table:table-row>
        <table:table-row table:style-name="ro5">
          <table:table-cell table:formula="of:=IF(AND([.A251]&lt;&gt;0;[.A251]&lt;&gt;&quot;&quot;);TRUNC([.A251]/2);&quot;&quot;)">
            <text:p/>
          </table:table-cell>
          <table:table-cell table:style-name="ce4" table:formula="of:=IF(AND([.A252]&lt;&gt;0;[.A252]&lt;&gt;&quot;&quot;);MOD([.A252];2);&quot;&quot;)">
            <text:p/>
          </table:table-cell>
          <table:table-cell table:number-columns-repeated="1022"/>
        </table:table-row>
        <table:table-row table:style-name="ro5">
          <table:table-cell table:formula="of:=IF(AND([.A252]&lt;&gt;0;[.A252]&lt;&gt;&quot;&quot;);TRUNC([.A252]/2);&quot;&quot;)">
            <text:p/>
          </table:table-cell>
          <table:table-cell table:style-name="ce4" table:formula="of:=IF(AND([.A253]&lt;&gt;0;[.A253]&lt;&gt;&quot;&quot;);MOD([.A253];2);&quot;&quot;)">
            <text:p/>
          </table:table-cell>
          <table:table-cell table:number-columns-repeated="1022"/>
        </table:table-row>
        <table:table-row table:style-name="ro5">
          <table:table-cell table:formula="of:=IF(AND([.A253]&lt;&gt;0;[.A253]&lt;&gt;&quot;&quot;);TRUNC([.A253]/2);&quot;&quot;)">
            <text:p/>
          </table:table-cell>
          <table:table-cell table:style-name="ce4" table:formula="of:=IF(AND([.A254]&lt;&gt;0;[.A254]&lt;&gt;&quot;&quot;);MOD([.A254];2);&quot;&quot;)">
            <text:p/>
          </table:table-cell>
          <table:table-cell table:number-columns-repeated="1022"/>
        </table:table-row>
        <table:table-row table:style-name="ro5">
          <table:table-cell table:formula="of:=IF(AND([.A254]&lt;&gt;0;[.A254]&lt;&gt;&quot;&quot;);TRUNC([.A254]/2);&quot;&quot;)">
            <text:p/>
          </table:table-cell>
          <table:table-cell table:style-name="ce4" table:formula="of:=IF(AND([.A255]&lt;&gt;0;[.A255]&lt;&gt;&quot;&quot;);MOD([.A255];2);&quot;&quot;)">
            <text:p/>
          </table:table-cell>
          <table:table-cell table:number-columns-repeated="1022"/>
        </table:table-row>
        <table:table-row table:style-name="ro5">
          <table:table-cell table:formula="of:=IF(AND([.A255]&lt;&gt;0;[.A255]&lt;&gt;&quot;&quot;);TRUNC([.A255]/2);&quot;&quot;)">
            <text:p/>
          </table:table-cell>
          <table:table-cell table:style-name="ce4" table:formula="of:=IF(AND([.A256]&lt;&gt;0;[.A256]&lt;&gt;&quot;&quot;);MOD([.A256];2);&quot;&quot;)">
            <text:p/>
          </table:table-cell>
          <table:table-cell table:number-columns-repeated="1022"/>
        </table:table-row>
        <table:table-row table:style-name="ro5">
          <table:table-cell table:formula="of:=IF(AND([.A256]&lt;&gt;0;[.A256]&lt;&gt;&quot;&quot;);TRUNC([.A256]/2);&quot;&quot;)">
            <text:p/>
          </table:table-cell>
          <table:table-cell table:style-name="ce4" table:formula="of:=IF(AND([.A257]&lt;&gt;0;[.A257]&lt;&gt;&quot;&quot;);MOD([.A257];2);&quot;&quot;)">
            <text:p/>
          </table:table-cell>
          <table:table-cell table:number-columns-repeated="1022"/>
        </table:table-row>
        <table:table-row table:style-name="ro5">
          <table:table-cell table:formula="of:=IF(AND([.A257]&lt;&gt;0;[.A257]&lt;&gt;&quot;&quot;);TRUNC([.A257]/2);&quot;&quot;)">
            <text:p/>
          </table:table-cell>
          <table:table-cell table:style-name="ce4" table:formula="of:=IF(AND([.A258]&lt;&gt;0;[.A258]&lt;&gt;&quot;&quot;);MOD([.A258];2);&quot;&quot;)">
            <text:p/>
          </table:table-cell>
          <table:table-cell table:number-columns-repeated="1022"/>
        </table:table-row>
        <table:table-row table:style-name="ro5">
          <table:table-cell table:formula="of:=IF(AND([.A258]&lt;&gt;0;[.A258]&lt;&gt;&quot;&quot;);TRUNC([.A258]/2);&quot;&quot;)">
            <text:p/>
          </table:table-cell>
          <table:table-cell table:style-name="ce4" table:formula="of:=IF(AND([.A259]&lt;&gt;0;[.A259]&lt;&gt;&quot;&quot;);MOD([.A259];2);&quot;&quot;)">
            <text:p/>
          </table:table-cell>
          <table:table-cell table:number-columns-repeated="1022"/>
        </table:table-row>
        <table:table-row table:style-name="ro5">
          <table:table-cell table:formula="of:=IF(AND([.A259]&lt;&gt;0;[.A259]&lt;&gt;&quot;&quot;);TRUNC([.A259]/2);&quot;&quot;)">
            <text:p/>
          </table:table-cell>
          <table:table-cell table:style-name="ce4" table:formula="of:=IF(AND([.A260]&lt;&gt;0;[.A260]&lt;&gt;&quot;&quot;);MOD([.A260];2);&quot;&quot;)">
            <text:p/>
          </table:table-cell>
          <table:table-cell table:number-columns-repeated="1022"/>
        </table:table-row>
        <table:table-row table:style-name="ro5">
          <table:table-cell table:formula="of:=IF(AND([.A260]&lt;&gt;0;[.A260]&lt;&gt;&quot;&quot;);TRUNC([.A260]/2);&quot;&quot;)">
            <text:p/>
          </table:table-cell>
          <table:table-cell table:style-name="ce4" table:formula="of:=IF(AND([.A261]&lt;&gt;0;[.A261]&lt;&gt;&quot;&quot;);MOD([.A261];2);&quot;&quot;)">
            <text:p/>
          </table:table-cell>
          <table:table-cell table:number-columns-repeated="1022"/>
        </table:table-row>
        <table:table-row table:style-name="ro5">
          <table:table-cell table:formula="of:=IF(AND([.A261]&lt;&gt;0;[.A261]&lt;&gt;&quot;&quot;);TRUNC([.A261]/2);&quot;&quot;)">
            <text:p/>
          </table:table-cell>
          <table:table-cell table:style-name="ce4" table:formula="of:=IF(AND([.A262]&lt;&gt;0;[.A262]&lt;&gt;&quot;&quot;);MOD([.A262];2);&quot;&quot;)">
            <text:p/>
          </table:table-cell>
          <table:table-cell table:number-columns-repeated="1022"/>
        </table:table-row>
        <table:table-row table:style-name="ro5">
          <table:table-cell table:formula="of:=IF(AND([.A262]&lt;&gt;0;[.A262]&lt;&gt;&quot;&quot;);TRUNC([.A262]/2);&quot;&quot;)">
            <text:p/>
          </table:table-cell>
          <table:table-cell table:style-name="ce4" table:formula="of:=IF(AND([.A263]&lt;&gt;0;[.A263]&lt;&gt;&quot;&quot;);MOD([.A263];2);&quot;&quot;)">
            <text:p/>
          </table:table-cell>
          <table:table-cell table:number-columns-repeated="1022"/>
        </table:table-row>
        <table:table-row table:style-name="ro5">
          <table:table-cell table:formula="of:=IF(AND([.A263]&lt;&gt;0;[.A263]&lt;&gt;&quot;&quot;);TRUNC([.A263]/2);&quot;&quot;)">
            <text:p/>
          </table:table-cell>
          <table:table-cell table:style-name="ce4" table:formula="of:=IF(AND([.A264]&lt;&gt;0;[.A264]&lt;&gt;&quot;&quot;);MOD([.A264];2);&quot;&quot;)">
            <text:p/>
          </table:table-cell>
          <table:table-cell table:number-columns-repeated="1022"/>
        </table:table-row>
        <table:table-row table:style-name="ro5">
          <table:table-cell table:formula="of:=IF(AND([.A264]&lt;&gt;0;[.A264]&lt;&gt;&quot;&quot;);TRUNC([.A264]/2);&quot;&quot;)">
            <text:p/>
          </table:table-cell>
          <table:table-cell table:style-name="ce4" table:formula="of:=IF(AND([.A265]&lt;&gt;0;[.A265]&lt;&gt;&quot;&quot;);MOD([.A265];2);&quot;&quot;)">
            <text:p/>
          </table:table-cell>
          <table:table-cell table:number-columns-repeated="1022"/>
        </table:table-row>
        <table:table-row table:style-name="ro5">
          <table:table-cell table:formula="of:=IF(AND([.A265]&lt;&gt;0;[.A265]&lt;&gt;&quot;&quot;);TRUNC([.A265]/2);&quot;&quot;)">
            <text:p/>
          </table:table-cell>
          <table:table-cell table:style-name="ce4" table:formula="of:=IF(AND([.A266]&lt;&gt;0;[.A266]&lt;&gt;&quot;&quot;);MOD([.A266];2);&quot;&quot;)">
            <text:p/>
          </table:table-cell>
          <table:table-cell table:number-columns-repeated="1022"/>
        </table:table-row>
        <table:table-row table:style-name="ro5">
          <table:table-cell table:formula="of:=IF(AND([.A266]&lt;&gt;0;[.A266]&lt;&gt;&quot;&quot;);TRUNC([.A266]/2);&quot;&quot;)">
            <text:p/>
          </table:table-cell>
          <table:table-cell table:style-name="ce4" table:formula="of:=IF(AND([.A267]&lt;&gt;0;[.A267]&lt;&gt;&quot;&quot;);MOD([.A267];2);&quot;&quot;)">
            <text:p/>
          </table:table-cell>
          <table:table-cell table:number-columns-repeated="1022"/>
        </table:table-row>
        <table:table-row table:style-name="ro5">
          <table:table-cell table:formula="of:=IF(AND([.A267]&lt;&gt;0;[.A267]&lt;&gt;&quot;&quot;);TRUNC([.A267]/2);&quot;&quot;)">
            <text:p/>
          </table:table-cell>
          <table:table-cell table:style-name="ce4" table:formula="of:=IF(AND([.A268]&lt;&gt;0;[.A268]&lt;&gt;&quot;&quot;);MOD([.A268];2);&quot;&quot;)">
            <text:p/>
          </table:table-cell>
          <table:table-cell table:number-columns-repeated="1022"/>
        </table:table-row>
        <table:table-row table:style-name="ro5">
          <table:table-cell table:formula="of:=IF(AND([.A268]&lt;&gt;0;[.A268]&lt;&gt;&quot;&quot;);TRUNC([.A268]/2);&quot;&quot;)">
            <text:p/>
          </table:table-cell>
          <table:table-cell table:style-name="ce4" table:formula="of:=IF(AND([.A269]&lt;&gt;0;[.A269]&lt;&gt;&quot;&quot;);MOD([.A269];2);&quot;&quot;)">
            <text:p/>
          </table:table-cell>
          <table:table-cell table:number-columns-repeated="1022"/>
        </table:table-row>
        <table:table-row table:style-name="ro5">
          <table:table-cell table:formula="of:=IF(AND([.A269]&lt;&gt;0;[.A269]&lt;&gt;&quot;&quot;);TRUNC([.A269]/2);&quot;&quot;)">
            <text:p/>
          </table:table-cell>
          <table:table-cell table:style-name="ce4" table:formula="of:=IF(AND([.A270]&lt;&gt;0;[.A270]&lt;&gt;&quot;&quot;);MOD([.A270];2);&quot;&quot;)">
            <text:p/>
          </table:table-cell>
          <table:table-cell table:number-columns-repeated="1022"/>
        </table:table-row>
        <table:table-row table:style-name="ro5">
          <table:table-cell table:formula="of:=IF(AND([.A270]&lt;&gt;0;[.A270]&lt;&gt;&quot;&quot;);TRUNC([.A270]/2);&quot;&quot;)">
            <text:p/>
          </table:table-cell>
          <table:table-cell table:style-name="ce4" table:formula="of:=IF(AND([.A271]&lt;&gt;0;[.A271]&lt;&gt;&quot;&quot;);MOD([.A271];2);&quot;&quot;)">
            <text:p/>
          </table:table-cell>
          <table:table-cell table:number-columns-repeated="1022"/>
        </table:table-row>
        <table:table-row table:style-name="ro5">
          <table:table-cell table:formula="of:=IF(AND([.A271]&lt;&gt;0;[.A271]&lt;&gt;&quot;&quot;);TRUNC([.A271]/2);&quot;&quot;)">
            <text:p/>
          </table:table-cell>
          <table:table-cell table:style-name="ce4" table:formula="of:=IF(AND([.A272]&lt;&gt;0;[.A272]&lt;&gt;&quot;&quot;);MOD([.A272];2);&quot;&quot;)">
            <text:p/>
          </table:table-cell>
          <table:table-cell table:number-columns-repeated="1022"/>
        </table:table-row>
        <table:table-row table:style-name="ro5">
          <table:table-cell table:formula="of:=IF(AND([.A272]&lt;&gt;0;[.A272]&lt;&gt;&quot;&quot;);TRUNC([.A272]/2);&quot;&quot;)">
            <text:p/>
          </table:table-cell>
          <table:table-cell table:style-name="ce4" table:formula="of:=IF(AND([.A273]&lt;&gt;0;[.A273]&lt;&gt;&quot;&quot;);MOD([.A273];2);&quot;&quot;)">
            <text:p/>
          </table:table-cell>
          <table:table-cell table:number-columns-repeated="1022"/>
        </table:table-row>
        <table:table-row table:style-name="ro5">
          <table:table-cell table:formula="of:=IF(AND([.A273]&lt;&gt;0;[.A273]&lt;&gt;&quot;&quot;);TRUNC([.A273]/2);&quot;&quot;)">
            <text:p/>
          </table:table-cell>
          <table:table-cell table:style-name="ce4" table:formula="of:=IF(AND([.A274]&lt;&gt;0;[.A274]&lt;&gt;&quot;&quot;);MOD([.A274];2);&quot;&quot;)">
            <text:p/>
          </table:table-cell>
          <table:table-cell table:number-columns-repeated="1022"/>
        </table:table-row>
        <table:table-row table:style-name="ro5">
          <table:table-cell table:formula="of:=IF(AND([.A274]&lt;&gt;0;[.A274]&lt;&gt;&quot;&quot;);TRUNC([.A274]/2);&quot;&quot;)">
            <text:p/>
          </table:table-cell>
          <table:table-cell table:style-name="ce4" table:formula="of:=IF(AND([.A275]&lt;&gt;0;[.A275]&lt;&gt;&quot;&quot;);MOD([.A275];2);&quot;&quot;)">
            <text:p/>
          </table:table-cell>
          <table:table-cell table:number-columns-repeated="1022"/>
        </table:table-row>
        <table:table-row table:style-name="ro5">
          <table:table-cell table:formula="of:=IF(AND([.A275]&lt;&gt;0;[.A275]&lt;&gt;&quot;&quot;);TRUNC([.A275]/2);&quot;&quot;)">
            <text:p/>
          </table:table-cell>
          <table:table-cell table:style-name="ce4" table:formula="of:=IF(AND([.A276]&lt;&gt;0;[.A276]&lt;&gt;&quot;&quot;);MOD([.A276];2);&quot;&quot;)">
            <text:p/>
          </table:table-cell>
          <table:table-cell table:number-columns-repeated="1022"/>
        </table:table-row>
        <table:table-row table:style-name="ro5">
          <table:table-cell table:formula="of:=IF(AND([.A276]&lt;&gt;0;[.A276]&lt;&gt;&quot;&quot;);TRUNC([.A276]/2);&quot;&quot;)">
            <text:p/>
          </table:table-cell>
          <table:table-cell table:style-name="ce4" table:formula="of:=IF(AND([.A277]&lt;&gt;0;[.A277]&lt;&gt;&quot;&quot;);MOD([.A277];2);&quot;&quot;)">
            <text:p/>
          </table:table-cell>
          <table:table-cell table:number-columns-repeated="1022"/>
        </table:table-row>
        <table:table-row table:style-name="ro5">
          <table:table-cell table:formula="of:=IF(AND([.A277]&lt;&gt;0;[.A277]&lt;&gt;&quot;&quot;);TRUNC([.A277]/2);&quot;&quot;)">
            <text:p/>
          </table:table-cell>
          <table:table-cell table:style-name="ce4" table:formula="of:=IF(AND([.A278]&lt;&gt;0;[.A278]&lt;&gt;&quot;&quot;);MOD([.A278];2);&quot;&quot;)">
            <text:p/>
          </table:table-cell>
          <table:table-cell table:number-columns-repeated="1022"/>
        </table:table-row>
        <table:table-row table:style-name="ro5">
          <table:table-cell table:formula="of:=IF(AND([.A278]&lt;&gt;0;[.A278]&lt;&gt;&quot;&quot;);TRUNC([.A278]/2);&quot;&quot;)">
            <text:p/>
          </table:table-cell>
          <table:table-cell table:style-name="ce4" table:formula="of:=IF(AND([.A279]&lt;&gt;0;[.A279]&lt;&gt;&quot;&quot;);MOD([.A279];2);&quot;&quot;)">
            <text:p/>
          </table:table-cell>
          <table:table-cell table:number-columns-repeated="1022"/>
        </table:table-row>
        <table:table-row table:style-name="ro5">
          <table:table-cell table:formula="of:=IF(AND([.A279]&lt;&gt;0;[.A279]&lt;&gt;&quot;&quot;);TRUNC([.A279]/2);&quot;&quot;)">
            <text:p/>
          </table:table-cell>
          <table:table-cell table:style-name="ce4" table:formula="of:=IF(AND([.A280]&lt;&gt;0;[.A280]&lt;&gt;&quot;&quot;);MOD([.A280];2);&quot;&quot;)">
            <text:p/>
          </table:table-cell>
          <table:table-cell table:number-columns-repeated="1022"/>
        </table:table-row>
        <table:table-row table:style-name="ro5">
          <table:table-cell table:formula="of:=IF(AND([.A280]&lt;&gt;0;[.A280]&lt;&gt;&quot;&quot;);TRUNC([.A280]/2);&quot;&quot;)">
            <text:p/>
          </table:table-cell>
          <table:table-cell table:style-name="ce4" table:formula="of:=IF(AND([.A281]&lt;&gt;0;[.A281]&lt;&gt;&quot;&quot;);MOD([.A281];2);&quot;&quot;)">
            <text:p/>
          </table:table-cell>
          <table:table-cell table:number-columns-repeated="1022"/>
        </table:table-row>
        <table:table-row table:style-name="ro5">
          <table:table-cell table:formula="of:=IF(AND([.A281]&lt;&gt;0;[.A281]&lt;&gt;&quot;&quot;);TRUNC([.A281]/2);&quot;&quot;)">
            <text:p/>
          </table:table-cell>
          <table:table-cell table:style-name="ce4" table:formula="of:=IF(AND([.A282]&lt;&gt;0;[.A282]&lt;&gt;&quot;&quot;);MOD([.A282];2);&quot;&quot;)">
            <text:p/>
          </table:table-cell>
          <table:table-cell table:number-columns-repeated="1022"/>
        </table:table-row>
        <table:table-row table:style-name="ro5">
          <table:table-cell table:formula="of:=IF(AND([.A282]&lt;&gt;0;[.A282]&lt;&gt;&quot;&quot;);TRUNC([.A282]/2);&quot;&quot;)">
            <text:p/>
          </table:table-cell>
          <table:table-cell table:style-name="ce4" table:formula="of:=IF(AND([.A283]&lt;&gt;0;[.A283]&lt;&gt;&quot;&quot;);MOD([.A283];2);&quot;&quot;)">
            <text:p/>
          </table:table-cell>
          <table:table-cell table:number-columns-repeated="1022"/>
        </table:table-row>
        <table:table-row table:style-name="ro5">
          <table:table-cell table:formula="of:=IF(AND([.A283]&lt;&gt;0;[.A283]&lt;&gt;&quot;&quot;);TRUNC([.A283]/2);&quot;&quot;)">
            <text:p/>
          </table:table-cell>
          <table:table-cell table:style-name="ce4" table:formula="of:=IF(AND([.A284]&lt;&gt;0;[.A284]&lt;&gt;&quot;&quot;);MOD([.A284];2);&quot;&quot;)">
            <text:p/>
          </table:table-cell>
          <table:table-cell table:number-columns-repeated="1022"/>
        </table:table-row>
        <table:table-row table:style-name="ro5">
          <table:table-cell table:formula="of:=IF(AND([.A284]&lt;&gt;0;[.A284]&lt;&gt;&quot;&quot;);TRUNC([.A284]/2);&quot;&quot;)">
            <text:p/>
          </table:table-cell>
          <table:table-cell table:style-name="ce4" table:formula="of:=IF(AND([.A285]&lt;&gt;0;[.A285]&lt;&gt;&quot;&quot;);MOD([.A285];2);&quot;&quot;)">
            <text:p/>
          </table:table-cell>
          <table:table-cell table:number-columns-repeated="1022"/>
        </table:table-row>
        <table:table-row table:style-name="ro5">
          <table:table-cell table:formula="of:=IF(AND([.A285]&lt;&gt;0;[.A285]&lt;&gt;&quot;&quot;);TRUNC([.A285]/2);&quot;&quot;)">
            <text:p/>
          </table:table-cell>
          <table:table-cell table:style-name="ce4" table:formula="of:=IF(AND([.A286]&lt;&gt;0;[.A286]&lt;&gt;&quot;&quot;);MOD([.A286];2);&quot;&quot;)">
            <text:p/>
          </table:table-cell>
          <table:table-cell table:number-columns-repeated="1022"/>
        </table:table-row>
        <table:table-row table:style-name="ro5">
          <table:table-cell table:formula="of:=IF(AND([.A286]&lt;&gt;0;[.A286]&lt;&gt;&quot;&quot;);TRUNC([.A286]/2);&quot;&quot;)">
            <text:p/>
          </table:table-cell>
          <table:table-cell table:style-name="ce4" table:formula="of:=IF(AND([.A287]&lt;&gt;0;[.A287]&lt;&gt;&quot;&quot;);MOD([.A287];2);&quot;&quot;)">
            <text:p/>
          </table:table-cell>
          <table:table-cell table:number-columns-repeated="1022"/>
        </table:table-row>
        <table:table-row table:style-name="ro5">
          <table:table-cell table:formula="of:=IF(AND([.A287]&lt;&gt;0;[.A287]&lt;&gt;&quot;&quot;);TRUNC([.A287]/2);&quot;&quot;)">
            <text:p/>
          </table:table-cell>
          <table:table-cell table:style-name="ce4" table:formula="of:=IF(AND([.A288]&lt;&gt;0;[.A288]&lt;&gt;&quot;&quot;);MOD([.A288];2);&quot;&quot;)">
            <text:p/>
          </table:table-cell>
          <table:table-cell table:number-columns-repeated="1022"/>
        </table:table-row>
        <table:table-row table:style-name="ro5">
          <table:table-cell table:formula="of:=IF(AND([.A288]&lt;&gt;0;[.A288]&lt;&gt;&quot;&quot;);TRUNC([.A288]/2);&quot;&quot;)">
            <text:p/>
          </table:table-cell>
          <table:table-cell table:style-name="ce4" table:formula="of:=IF(AND([.A289]&lt;&gt;0;[.A289]&lt;&gt;&quot;&quot;);MOD([.A289];2);&quot;&quot;)">
            <text:p/>
          </table:table-cell>
          <table:table-cell table:number-columns-repeated="1022"/>
        </table:table-row>
        <table:table-row table:style-name="ro5">
          <table:table-cell table:formula="of:=IF(AND([.A289]&lt;&gt;0;[.A289]&lt;&gt;&quot;&quot;);TRUNC([.A289]/2);&quot;&quot;)">
            <text:p/>
          </table:table-cell>
          <table:table-cell table:style-name="ce4" table:formula="of:=IF(AND([.A290]&lt;&gt;0;[.A290]&lt;&gt;&quot;&quot;);MOD([.A290];2);&quot;&quot;)">
            <text:p/>
          </table:table-cell>
          <table:table-cell table:number-columns-repeated="1022"/>
        </table:table-row>
        <table:table-row table:style-name="ro5">
          <table:table-cell table:formula="of:=IF(AND([.A290]&lt;&gt;0;[.A290]&lt;&gt;&quot;&quot;);TRUNC([.A290]/2);&quot;&quot;)">
            <text:p/>
          </table:table-cell>
          <table:table-cell table:style-name="ce4" table:formula="of:=IF(AND([.A291]&lt;&gt;0;[.A291]&lt;&gt;&quot;&quot;);MOD([.A291];2);&quot;&quot;)">
            <text:p/>
          </table:table-cell>
          <table:table-cell table:number-columns-repeated="1022"/>
        </table:table-row>
        <table:table-row table:style-name="ro5">
          <table:table-cell table:formula="of:=IF(AND([.A291]&lt;&gt;0;[.A291]&lt;&gt;&quot;&quot;);TRUNC([.A291]/2);&quot;&quot;)">
            <text:p/>
          </table:table-cell>
          <table:table-cell table:style-name="ce4" table:formula="of:=IF(AND([.A292]&lt;&gt;0;[.A292]&lt;&gt;&quot;&quot;);MOD([.A292];2);&quot;&quot;)">
            <text:p/>
          </table:table-cell>
          <table:table-cell table:number-columns-repeated="1022"/>
        </table:table-row>
        <table:table-row table:style-name="ro5">
          <table:table-cell table:formula="of:=IF(AND([.A292]&lt;&gt;0;[.A292]&lt;&gt;&quot;&quot;);TRUNC([.A292]/2);&quot;&quot;)">
            <text:p/>
          </table:table-cell>
          <table:table-cell table:style-name="ce4" table:formula="of:=IF(AND([.A293]&lt;&gt;0;[.A293]&lt;&gt;&quot;&quot;);MOD([.A293];2);&quot;&quot;)">
            <text:p/>
          </table:table-cell>
          <table:table-cell table:number-columns-repeated="1022"/>
        </table:table-row>
        <table:table-row table:style-name="ro5">
          <table:table-cell table:formula="of:=IF(AND([.A293]&lt;&gt;0;[.A293]&lt;&gt;&quot;&quot;);TRUNC([.A293]/2);&quot;&quot;)">
            <text:p/>
          </table:table-cell>
          <table:table-cell table:style-name="ce4" table:formula="of:=IF(AND([.A294]&lt;&gt;0;[.A294]&lt;&gt;&quot;&quot;);MOD([.A294];2);&quot;&quot;)">
            <text:p/>
          </table:table-cell>
          <table:table-cell table:number-columns-repeated="1022"/>
        </table:table-row>
        <table:table-row table:style-name="ro5">
          <table:table-cell table:formula="of:=IF(AND([.A294]&lt;&gt;0;[.A294]&lt;&gt;&quot;&quot;);TRUNC([.A294]/2);&quot;&quot;)">
            <text:p/>
          </table:table-cell>
          <table:table-cell table:style-name="ce4" table:formula="of:=IF(AND([.A295]&lt;&gt;0;[.A295]&lt;&gt;&quot;&quot;);MOD([.A295];2);&quot;&quot;)">
            <text:p/>
          </table:table-cell>
          <table:table-cell table:number-columns-repeated="1022"/>
        </table:table-row>
        <table:table-row table:style-name="ro5">
          <table:table-cell table:formula="of:=IF(AND([.A295]&lt;&gt;0;[.A295]&lt;&gt;&quot;&quot;);TRUNC([.A295]/2);&quot;&quot;)">
            <text:p/>
          </table:table-cell>
          <table:table-cell table:style-name="ce4" table:formula="of:=IF(AND([.A296]&lt;&gt;0;[.A296]&lt;&gt;&quot;&quot;);MOD([.A296];2);&quot;&quot;)">
            <text:p/>
          </table:table-cell>
          <table:table-cell table:number-columns-repeated="1022"/>
        </table:table-row>
        <table:table-row table:style-name="ro5">
          <table:table-cell table:formula="of:=IF(AND([.A296]&lt;&gt;0;[.A296]&lt;&gt;&quot;&quot;);TRUNC([.A296]/2);&quot;&quot;)">
            <text:p/>
          </table:table-cell>
          <table:table-cell table:style-name="ce4" table:formula="of:=IF(AND([.A297]&lt;&gt;0;[.A297]&lt;&gt;&quot;&quot;);MOD([.A297];2);&quot;&quot;)">
            <text:p/>
          </table:table-cell>
          <table:table-cell table:number-columns-repeated="1022"/>
        </table:table-row>
        <table:table-row table:style-name="ro5">
          <table:table-cell table:formula="of:=IF(AND([.A297]&lt;&gt;0;[.A297]&lt;&gt;&quot;&quot;);TRUNC([.A297]/2);&quot;&quot;)">
            <text:p/>
          </table:table-cell>
          <table:table-cell table:style-name="ce4" table:formula="of:=IF(AND([.A298]&lt;&gt;0;[.A298]&lt;&gt;&quot;&quot;);MOD([.A298];2);&quot;&quot;)">
            <text:p/>
          </table:table-cell>
          <table:table-cell table:number-columns-repeated="1022"/>
        </table:table-row>
        <table:table-row table:style-name="ro5">
          <table:table-cell table:formula="of:=IF(AND([.A298]&lt;&gt;0;[.A298]&lt;&gt;&quot;&quot;);TRUNC([.A298]/2);&quot;&quot;)">
            <text:p/>
          </table:table-cell>
          <table:table-cell table:style-name="ce4" table:formula="of:=IF(AND([.A299]&lt;&gt;0;[.A299]&lt;&gt;&quot;&quot;);MOD([.A299];2);&quot;&quot;)">
            <text:p/>
          </table:table-cell>
          <table:table-cell table:number-columns-repeated="1022"/>
        </table:table-row>
        <table:table-row table:style-name="ro5">
          <table:table-cell table:formula="of:=IF(AND([.A299]&lt;&gt;0;[.A299]&lt;&gt;&quot;&quot;);TRUNC([.A299]/2);&quot;&quot;)">
            <text:p/>
          </table:table-cell>
          <table:table-cell table:style-name="ce4" table:formula="of:=IF(AND([.A300]&lt;&gt;0;[.A300]&lt;&gt;&quot;&quot;);MOD([.A300];2);&quot;&quot;)">
            <text:p/>
          </table:table-cell>
          <table:table-cell table:number-columns-repeated="1022"/>
        </table:table-row>
        <table:table-row table:style-name="ro5">
          <table:table-cell table:formula="of:=IF(AND([.A300]&lt;&gt;0;[.A300]&lt;&gt;&quot;&quot;);TRUNC([.A300]/2);&quot;&quot;)">
            <text:p/>
          </table:table-cell>
          <table:table-cell table:style-name="ce4" table:formula="of:=IF(AND([.A301]&lt;&gt;0;[.A301]&lt;&gt;&quot;&quot;);MOD([.A301];2);&quot;&quot;)">
            <text:p/>
          </table:table-cell>
          <table:table-cell table:number-columns-repeated="1022"/>
        </table:table-row>
        <table:table-row table:style-name="ro5">
          <table:table-cell table:formula="of:=IF(AND([.A301]&lt;&gt;0;[.A301]&lt;&gt;&quot;&quot;);TRUNC([.A301]/2);&quot;&quot;)">
            <text:p/>
          </table:table-cell>
          <table:table-cell table:style-name="ce4" table:formula="of:=IF(AND([.A302]&lt;&gt;0;[.A302]&lt;&gt;&quot;&quot;);MOD([.A302];2);&quot;&quot;)">
            <text:p/>
          </table:table-cell>
          <table:table-cell table:number-columns-repeated="1022"/>
        </table:table-row>
        <table:table-row table:style-name="ro5">
          <table:table-cell table:formula="of:=IF(AND([.A302]&lt;&gt;0;[.A302]&lt;&gt;&quot;&quot;);TRUNC([.A302]/2);&quot;&quot;)">
            <text:p/>
          </table:table-cell>
          <table:table-cell table:style-name="ce4" table:formula="of:=IF(AND([.A303]&lt;&gt;0;[.A303]&lt;&gt;&quot;&quot;);MOD([.A303];2);&quot;&quot;)">
            <text:p/>
          </table:table-cell>
          <table:table-cell table:number-columns-repeated="1022"/>
        </table:table-row>
        <table:table-row table:style-name="ro5">
          <table:table-cell table:formula="of:=IF(AND([.A303]&lt;&gt;0;[.A303]&lt;&gt;&quot;&quot;);TRUNC([.A303]/2);&quot;&quot;)">
            <text:p/>
          </table:table-cell>
          <table:table-cell table:style-name="ce4" table:formula="of:=IF(AND([.A304]&lt;&gt;0;[.A304]&lt;&gt;&quot;&quot;);MOD([.A304];2);&quot;&quot;)">
            <text:p/>
          </table:table-cell>
          <table:table-cell table:number-columns-repeated="1022"/>
        </table:table-row>
        <table:table-row table:style-name="ro5">
          <table:table-cell table:formula="of:=IF(AND([.A304]&lt;&gt;0;[.A304]&lt;&gt;&quot;&quot;);TRUNC([.A304]/2);&quot;&quot;)">
            <text:p/>
          </table:table-cell>
          <table:table-cell table:style-name="ce4" table:formula="of:=IF(AND([.A305]&lt;&gt;0;[.A305]&lt;&gt;&quot;&quot;);MOD([.A305];2);&quot;&quot;)">
            <text:p/>
          </table:table-cell>
          <table:table-cell table:number-columns-repeated="1022"/>
        </table:table-row>
        <table:table-row table:style-name="ro5">
          <table:table-cell table:formula="of:=IF(AND([.A305]&lt;&gt;0;[.A305]&lt;&gt;&quot;&quot;);TRUNC([.A305]/2);&quot;&quot;)">
            <text:p/>
          </table:table-cell>
          <table:table-cell table:style-name="ce4" table:formula="of:=IF(AND([.A306]&lt;&gt;0;[.A306]&lt;&gt;&quot;&quot;);MOD([.A306];2);&quot;&quot;)">
            <text:p/>
          </table:table-cell>
          <table:table-cell table:number-columns-repeated="1022"/>
        </table:table-row>
        <table:table-row table:style-name="ro5">
          <table:table-cell table:formula="of:=IF(AND([.A306]&lt;&gt;0;[.A306]&lt;&gt;&quot;&quot;);TRUNC([.A306]/2);&quot;&quot;)">
            <text:p/>
          </table:table-cell>
          <table:table-cell table:style-name="ce4" table:formula="of:=IF(AND([.A307]&lt;&gt;0;[.A307]&lt;&gt;&quot;&quot;);MOD([.A307];2);&quot;&quot;)">
            <text:p/>
          </table:table-cell>
          <table:table-cell table:number-columns-repeated="1022"/>
        </table:table-row>
        <table:table-row table:style-name="ro5">
          <table:table-cell table:formula="of:=IF(AND([.A307]&lt;&gt;0;[.A307]&lt;&gt;&quot;&quot;);TRUNC([.A307]/2);&quot;&quot;)">
            <text:p/>
          </table:table-cell>
          <table:table-cell table:style-name="ce4" table:formula="of:=IF(AND([.A308]&lt;&gt;0;[.A308]&lt;&gt;&quot;&quot;);MOD([.A308];2);&quot;&quot;)">
            <text:p/>
          </table:table-cell>
          <table:table-cell table:number-columns-repeated="1022"/>
        </table:table-row>
        <table:table-row table:style-name="ro5">
          <table:table-cell table:formula="of:=IF(AND([.A308]&lt;&gt;0;[.A308]&lt;&gt;&quot;&quot;);TRUNC([.A308]/2);&quot;&quot;)">
            <text:p/>
          </table:table-cell>
          <table:table-cell table:style-name="ce4" table:formula="of:=IF(AND([.A309]&lt;&gt;0;[.A309]&lt;&gt;&quot;&quot;);MOD([.A309];2);&quot;&quot;)">
            <text:p/>
          </table:table-cell>
          <table:table-cell table:number-columns-repeated="1022"/>
        </table:table-row>
        <table:table-row table:style-name="ro5">
          <table:table-cell table:formula="of:=IF(AND([.A309]&lt;&gt;0;[.A309]&lt;&gt;&quot;&quot;);TRUNC([.A309]/2);&quot;&quot;)">
            <text:p/>
          </table:table-cell>
          <table:table-cell table:style-name="ce4" table:formula="of:=IF(AND([.A310]&lt;&gt;0;[.A310]&lt;&gt;&quot;&quot;);MOD([.A310];2);&quot;&quot;)">
            <text:p/>
          </table:table-cell>
          <table:table-cell table:number-columns-repeated="1022"/>
        </table:table-row>
        <table:table-row table:style-name="ro5">
          <table:table-cell table:formula="of:=IF(AND([.A310]&lt;&gt;0;[.A310]&lt;&gt;&quot;&quot;);TRUNC([.A310]/2);&quot;&quot;)">
            <text:p/>
          </table:table-cell>
          <table:table-cell table:style-name="ce4" table:formula="of:=IF(AND([.A311]&lt;&gt;0;[.A311]&lt;&gt;&quot;&quot;);MOD([.A311];2);&quot;&quot;)">
            <text:p/>
          </table:table-cell>
          <table:table-cell table:number-columns-repeated="1022"/>
        </table:table-row>
        <table:table-row table:style-name="ro5">
          <table:table-cell table:formula="of:=IF(AND([.A311]&lt;&gt;0;[.A311]&lt;&gt;&quot;&quot;);TRUNC([.A311]/2);&quot;&quot;)">
            <text:p/>
          </table:table-cell>
          <table:table-cell table:style-name="ce4" table:formula="of:=IF(AND([.A312]&lt;&gt;0;[.A312]&lt;&gt;&quot;&quot;);MOD([.A312];2);&quot;&quot;)">
            <text:p/>
          </table:table-cell>
          <table:table-cell table:number-columns-repeated="1022"/>
        </table:table-row>
        <table:table-row table:style-name="ro5">
          <table:table-cell table:formula="of:=IF(AND([.A312]&lt;&gt;0;[.A312]&lt;&gt;&quot;&quot;);TRUNC([.A312]/2);&quot;&quot;)">
            <text:p/>
          </table:table-cell>
          <table:table-cell table:style-name="ce4" table:formula="of:=IF(AND([.A313]&lt;&gt;0;[.A313]&lt;&gt;&quot;&quot;);MOD([.A313];2);&quot;&quot;)">
            <text:p/>
          </table:table-cell>
          <table:table-cell table:number-columns-repeated="1022"/>
        </table:table-row>
        <table:table-row table:style-name="ro5">
          <table:table-cell table:formula="of:=IF(AND([.A313]&lt;&gt;0;[.A313]&lt;&gt;&quot;&quot;);TRUNC([.A313]/2);&quot;&quot;)">
            <text:p/>
          </table:table-cell>
          <table:table-cell table:style-name="ce4" table:formula="of:=IF(AND([.A314]&lt;&gt;0;[.A314]&lt;&gt;&quot;&quot;);MOD([.A314];2);&quot;&quot;)">
            <text:p/>
          </table:table-cell>
          <table:table-cell table:number-columns-repeated="1022"/>
        </table:table-row>
        <table:table-row table:style-name="ro5">
          <table:table-cell table:formula="of:=IF(AND([.A314]&lt;&gt;0;[.A314]&lt;&gt;&quot;&quot;);TRUNC([.A314]/2);&quot;&quot;)">
            <text:p/>
          </table:table-cell>
          <table:table-cell table:style-name="ce4" table:formula="of:=IF(AND([.A315]&lt;&gt;0;[.A315]&lt;&gt;&quot;&quot;);MOD([.A315];2);&quot;&quot;)">
            <text:p/>
          </table:table-cell>
          <table:table-cell table:number-columns-repeated="1022"/>
        </table:table-row>
        <table:table-row table:style-name="ro5">
          <table:table-cell table:formula="of:=IF(AND([.A315]&lt;&gt;0;[.A315]&lt;&gt;&quot;&quot;);TRUNC([.A315]/2);&quot;&quot;)">
            <text:p/>
          </table:table-cell>
          <table:table-cell table:style-name="ce4" table:formula="of:=IF(AND([.A316]&lt;&gt;0;[.A316]&lt;&gt;&quot;&quot;);MOD([.A316];2);&quot;&quot;)">
            <text:p/>
          </table:table-cell>
          <table:table-cell table:number-columns-repeated="1022"/>
        </table:table-row>
        <table:table-row table:style-name="ro5">
          <table:table-cell table:formula="of:=IF(AND([.A316]&lt;&gt;0;[.A316]&lt;&gt;&quot;&quot;);TRUNC([.A316]/2);&quot;&quot;)">
            <text:p/>
          </table:table-cell>
          <table:table-cell table:style-name="ce4" table:formula="of:=IF(AND([.A317]&lt;&gt;0;[.A317]&lt;&gt;&quot;&quot;);MOD([.A317];2);&quot;&quot;)">
            <text:p/>
          </table:table-cell>
          <table:table-cell table:number-columns-repeated="1022"/>
        </table:table-row>
        <table:table-row table:style-name="ro5">
          <table:table-cell table:formula="of:=IF(AND([.A317]&lt;&gt;0;[.A317]&lt;&gt;&quot;&quot;);TRUNC([.A317]/2);&quot;&quot;)">
            <text:p/>
          </table:table-cell>
          <table:table-cell table:style-name="ce4" table:formula="of:=IF(AND([.A318]&lt;&gt;0;[.A318]&lt;&gt;&quot;&quot;);MOD([.A318];2);&quot;&quot;)">
            <text:p/>
          </table:table-cell>
          <table:table-cell table:number-columns-repeated="1022"/>
        </table:table-row>
        <table:table-row table:style-name="ro5">
          <table:table-cell table:formula="of:=IF(AND([.A318]&lt;&gt;0;[.A318]&lt;&gt;&quot;&quot;);TRUNC([.A318]/2);&quot;&quot;)">
            <text:p/>
          </table:table-cell>
          <table:table-cell table:style-name="ce4" table:formula="of:=IF(AND([.A319]&lt;&gt;0;[.A319]&lt;&gt;&quot;&quot;);MOD([.A319];2);&quot;&quot;)">
            <text:p/>
          </table:table-cell>
          <table:table-cell table:number-columns-repeated="1022"/>
        </table:table-row>
        <table:table-row table:style-name="ro5">
          <table:table-cell table:formula="of:=IF(AND([.A319]&lt;&gt;0;[.A319]&lt;&gt;&quot;&quot;);TRUNC([.A319]/2);&quot;&quot;)">
            <text:p/>
          </table:table-cell>
          <table:table-cell table:style-name="ce4" table:formula="of:=IF(AND([.A320]&lt;&gt;0;[.A320]&lt;&gt;&quot;&quot;);MOD([.A320];2);&quot;&quot;)">
            <text:p/>
          </table:table-cell>
          <table:table-cell table:number-columns-repeated="1022"/>
        </table:table-row>
        <table:table-row table:style-name="ro5">
          <table:table-cell table:formula="of:=IF(AND([.A320]&lt;&gt;0;[.A320]&lt;&gt;&quot;&quot;);TRUNC([.A320]/2);&quot;&quot;)">
            <text:p/>
          </table:table-cell>
          <table:table-cell table:style-name="ce4" table:formula="of:=IF(AND([.A321]&lt;&gt;0;[.A321]&lt;&gt;&quot;&quot;);MOD([.A321];2);&quot;&quot;)">
            <text:p/>
          </table:table-cell>
          <table:table-cell table:number-columns-repeated="1022"/>
        </table:table-row>
        <table:table-row table:style-name="ro5">
          <table:table-cell table:formula="of:=IF(AND([.A321]&lt;&gt;0;[.A321]&lt;&gt;&quot;&quot;);TRUNC([.A321]/2);&quot;&quot;)">
            <text:p/>
          </table:table-cell>
          <table:table-cell table:style-name="ce4" table:formula="of:=IF(AND([.A322]&lt;&gt;0;[.A322]&lt;&gt;&quot;&quot;);MOD([.A322];2);&quot;&quot;)">
            <text:p/>
          </table:table-cell>
          <table:table-cell table:number-columns-repeated="1022"/>
        </table:table-row>
        <table:table-row table:style-name="ro5">
          <table:table-cell table:formula="of:=IF(AND([.A322]&lt;&gt;0;[.A322]&lt;&gt;&quot;&quot;);TRUNC([.A322]/2);&quot;&quot;)">
            <text:p/>
          </table:table-cell>
          <table:table-cell table:style-name="ce4" table:formula="of:=IF(AND([.A323]&lt;&gt;0;[.A323]&lt;&gt;&quot;&quot;);MOD([.A323];2);&quot;&quot;)">
            <text:p/>
          </table:table-cell>
          <table:table-cell table:number-columns-repeated="1022"/>
        </table:table-row>
        <table:table-row table:style-name="ro5">
          <table:table-cell table:formula="of:=IF(AND([.A323]&lt;&gt;0;[.A323]&lt;&gt;&quot;&quot;);TRUNC([.A323]/2);&quot;&quot;)">
            <text:p/>
          </table:table-cell>
          <table:table-cell table:style-name="ce4" table:formula="of:=IF(AND([.A324]&lt;&gt;0;[.A324]&lt;&gt;&quot;&quot;);MOD([.A324];2);&quot;&quot;)">
            <text:p/>
          </table:table-cell>
          <table:table-cell table:number-columns-repeated="1022"/>
        </table:table-row>
        <table:table-row table:style-name="ro5">
          <table:table-cell table:formula="of:=IF(AND([.A324]&lt;&gt;0;[.A324]&lt;&gt;&quot;&quot;);TRUNC([.A324]/2);&quot;&quot;)">
            <text:p/>
          </table:table-cell>
          <table:table-cell table:style-name="ce4" table:formula="of:=IF(AND([.A325]&lt;&gt;0;[.A325]&lt;&gt;&quot;&quot;);MOD([.A325];2);&quot;&quot;)">
            <text:p/>
          </table:table-cell>
          <table:table-cell table:number-columns-repeated="1022"/>
        </table:table-row>
        <table:table-row table:style-name="ro5">
          <table:table-cell table:formula="of:=IF(AND([.A325]&lt;&gt;0;[.A325]&lt;&gt;&quot;&quot;);TRUNC([.A325]/2);&quot;&quot;)">
            <text:p/>
          </table:table-cell>
          <table:table-cell table:style-name="ce4" table:formula="of:=IF(AND([.A326]&lt;&gt;0;[.A326]&lt;&gt;&quot;&quot;);MOD([.A326];2);&quot;&quot;)">
            <text:p/>
          </table:table-cell>
          <table:table-cell table:number-columns-repeated="1022"/>
        </table:table-row>
        <table:table-row table:style-name="ro5">
          <table:table-cell table:formula="of:=IF(AND([.A326]&lt;&gt;0;[.A326]&lt;&gt;&quot;&quot;);TRUNC([.A326]/2);&quot;&quot;)">
            <text:p/>
          </table:table-cell>
          <table:table-cell table:style-name="ce4" table:formula="of:=IF(AND([.A327]&lt;&gt;0;[.A327]&lt;&gt;&quot;&quot;);MOD([.A327];2);&quot;&quot;)">
            <text:p/>
          </table:table-cell>
          <table:table-cell table:number-columns-repeated="1022"/>
        </table:table-row>
        <table:table-row table:style-name="ro5">
          <table:table-cell table:formula="of:=IF(AND([.A327]&lt;&gt;0;[.A327]&lt;&gt;&quot;&quot;);TRUNC([.A327]/2);&quot;&quot;)">
            <text:p/>
          </table:table-cell>
          <table:table-cell table:style-name="ce4" table:formula="of:=IF(AND([.A328]&lt;&gt;0;[.A328]&lt;&gt;&quot;&quot;);MOD([.A328];2);&quot;&quot;)">
            <text:p/>
          </table:table-cell>
          <table:table-cell table:number-columns-repeated="1022"/>
        </table:table-row>
        <table:table-row table:style-name="ro5">
          <table:table-cell table:formula="of:=IF(AND([.A328]&lt;&gt;0;[.A328]&lt;&gt;&quot;&quot;);TRUNC([.A328]/2);&quot;&quot;)">
            <text:p/>
          </table:table-cell>
          <table:table-cell table:style-name="ce4" table:formula="of:=IF(AND([.A329]&lt;&gt;0;[.A329]&lt;&gt;&quot;&quot;);MOD([.A329];2);&quot;&quot;)">
            <text:p/>
          </table:table-cell>
          <table:table-cell table:number-columns-repeated="1022"/>
        </table:table-row>
        <table:table-row table:style-name="ro5">
          <table:table-cell table:formula="of:=IF(AND([.A329]&lt;&gt;0;[.A329]&lt;&gt;&quot;&quot;);TRUNC([.A329]/2);&quot;&quot;)">
            <text:p/>
          </table:table-cell>
          <table:table-cell table:style-name="ce4" table:formula="of:=IF(AND([.A330]&lt;&gt;0;[.A330]&lt;&gt;&quot;&quot;);MOD([.A330];2);&quot;&quot;)">
            <text:p/>
          </table:table-cell>
          <table:table-cell table:number-columns-repeated="1022"/>
        </table:table-row>
        <table:table-row table:style-name="ro5">
          <table:table-cell table:formula="of:=IF(AND([.A330]&lt;&gt;0;[.A330]&lt;&gt;&quot;&quot;);TRUNC([.A330]/2);&quot;&quot;)">
            <text:p/>
          </table:table-cell>
          <table:table-cell table:style-name="ce4" table:formula="of:=IF(AND([.A331]&lt;&gt;0;[.A331]&lt;&gt;&quot;&quot;);MOD([.A331];2);&quot;&quot;)">
            <text:p/>
          </table:table-cell>
          <table:table-cell table:number-columns-repeated="1022"/>
        </table:table-row>
        <table:table-row table:style-name="ro5">
          <table:table-cell table:formula="of:=IF(AND([.A331]&lt;&gt;0;[.A331]&lt;&gt;&quot;&quot;);TRUNC([.A331]/2);&quot;&quot;)">
            <text:p/>
          </table:table-cell>
          <table:table-cell table:style-name="ce4" table:formula="of:=IF(AND([.A332]&lt;&gt;0;[.A332]&lt;&gt;&quot;&quot;);MOD([.A332];2);&quot;&quot;)">
            <text:p/>
          </table:table-cell>
          <table:table-cell table:number-columns-repeated="1022"/>
        </table:table-row>
        <table:table-row table:style-name="ro5">
          <table:table-cell table:formula="of:=IF(AND([.A332]&lt;&gt;0;[.A332]&lt;&gt;&quot;&quot;);TRUNC([.A332]/2);&quot;&quot;)">
            <text:p/>
          </table:table-cell>
          <table:table-cell table:style-name="ce4" table:formula="of:=IF(AND([.A333]&lt;&gt;0;[.A333]&lt;&gt;&quot;&quot;);MOD([.A333];2);&quot;&quot;)">
            <text:p/>
          </table:table-cell>
          <table:table-cell table:number-columns-repeated="1022"/>
        </table:table-row>
        <table:table-row table:style-name="ro5">
          <table:table-cell table:formula="of:=IF(AND([.A333]&lt;&gt;0;[.A333]&lt;&gt;&quot;&quot;);TRUNC([.A333]/2);&quot;&quot;)">
            <text:p/>
          </table:table-cell>
          <table:table-cell table:style-name="ce4" table:formula="of:=IF(AND([.A334]&lt;&gt;0;[.A334]&lt;&gt;&quot;&quot;);MOD([.A334];2);&quot;&quot;)">
            <text:p/>
          </table:table-cell>
          <table:table-cell table:number-columns-repeated="1022"/>
        </table:table-row>
        <table:table-row table:style-name="ro5">
          <table:table-cell table:formula="of:=IF(AND([.A334]&lt;&gt;0;[.A334]&lt;&gt;&quot;&quot;);TRUNC([.A334]/2);&quot;&quot;)">
            <text:p/>
          </table:table-cell>
          <table:table-cell table:style-name="ce4" table:formula="of:=IF(AND([.A335]&lt;&gt;0;[.A335]&lt;&gt;&quot;&quot;);MOD([.A335];2);&quot;&quot;)">
            <text:p/>
          </table:table-cell>
          <table:table-cell table:number-columns-repeated="1022"/>
        </table:table-row>
        <table:table-row table:style-name="ro5">
          <table:table-cell table:formula="of:=IF(AND([.A335]&lt;&gt;0;[.A335]&lt;&gt;&quot;&quot;);TRUNC([.A335]/2);&quot;&quot;)">
            <text:p/>
          </table:table-cell>
          <table:table-cell table:style-name="ce4" table:formula="of:=IF(AND([.A336]&lt;&gt;0;[.A336]&lt;&gt;&quot;&quot;);MOD([.A336];2);&quot;&quot;)">
            <text:p/>
          </table:table-cell>
          <table:table-cell table:number-columns-repeated="1022"/>
        </table:table-row>
        <table:table-row table:style-name="ro5">
          <table:table-cell table:formula="of:=IF(AND([.A336]&lt;&gt;0;[.A336]&lt;&gt;&quot;&quot;);TRUNC([.A336]/2);&quot;&quot;)">
            <text:p/>
          </table:table-cell>
          <table:table-cell table:style-name="ce4" table:formula="of:=IF(AND([.A337]&lt;&gt;0;[.A337]&lt;&gt;&quot;&quot;);MOD([.A337];2);&quot;&quot;)">
            <text:p/>
          </table:table-cell>
          <table:table-cell table:number-columns-repeated="1022"/>
        </table:table-row>
        <table:table-row table:style-name="ro5">
          <table:table-cell table:formula="of:=IF(AND([.A337]&lt;&gt;0;[.A337]&lt;&gt;&quot;&quot;);TRUNC([.A337]/2);&quot;&quot;)">
            <text:p/>
          </table:table-cell>
          <table:table-cell table:style-name="ce4" table:formula="of:=IF(AND([.A338]&lt;&gt;0;[.A338]&lt;&gt;&quot;&quot;);MOD([.A338];2);&quot;&quot;)">
            <text:p/>
          </table:table-cell>
          <table:table-cell table:number-columns-repeated="1022"/>
        </table:table-row>
        <table:table-row table:style-name="ro5">
          <table:table-cell table:formula="of:=IF(AND([.A338]&lt;&gt;0;[.A338]&lt;&gt;&quot;&quot;);TRUNC([.A338]/2);&quot;&quot;)">
            <text:p/>
          </table:table-cell>
          <table:table-cell table:style-name="ce4" table:formula="of:=IF(AND([.A339]&lt;&gt;0;[.A339]&lt;&gt;&quot;&quot;);MOD([.A339];2);&quot;&quot;)">
            <text:p/>
          </table:table-cell>
          <table:table-cell table:number-columns-repeated="1022"/>
        </table:table-row>
        <table:table-row table:style-name="ro5">
          <table:table-cell table:formula="of:=IF(AND([.A339]&lt;&gt;0;[.A339]&lt;&gt;&quot;&quot;);TRUNC([.A339]/2);&quot;&quot;)">
            <text:p/>
          </table:table-cell>
          <table:table-cell table:style-name="ce4" table:formula="of:=IF(AND([.A340]&lt;&gt;0;[.A340]&lt;&gt;&quot;&quot;);MOD([.A340];2);&quot;&quot;)">
            <text:p/>
          </table:table-cell>
          <table:table-cell table:number-columns-repeated="1022"/>
        </table:table-row>
        <table:table-row table:style-name="ro5">
          <table:table-cell table:formula="of:=IF(AND([.A340]&lt;&gt;0;[.A340]&lt;&gt;&quot;&quot;);TRUNC([.A340]/2);&quot;&quot;)">
            <text:p/>
          </table:table-cell>
          <table:table-cell table:style-name="ce4" table:formula="of:=IF(AND([.A341]&lt;&gt;0;[.A341]&lt;&gt;&quot;&quot;);MOD([.A341];2);&quot;&quot;)">
            <text:p/>
          </table:table-cell>
          <table:table-cell table:number-columns-repeated="1022"/>
        </table:table-row>
        <table:table-row table:style-name="ro5">
          <table:table-cell table:formula="of:=IF(AND([.A341]&lt;&gt;0;[.A341]&lt;&gt;&quot;&quot;);TRUNC([.A341]/2);&quot;&quot;)">
            <text:p/>
          </table:table-cell>
          <table:table-cell table:style-name="ce4" table:formula="of:=IF(AND([.A342]&lt;&gt;0;[.A342]&lt;&gt;&quot;&quot;);MOD([.A342];2);&quot;&quot;)">
            <text:p/>
          </table:table-cell>
          <table:table-cell table:number-columns-repeated="1022"/>
        </table:table-row>
        <table:table-row table:style-name="ro5">
          <table:table-cell table:formula="of:=IF(AND([.A342]&lt;&gt;0;[.A342]&lt;&gt;&quot;&quot;);TRUNC([.A342]/2);&quot;&quot;)">
            <text:p/>
          </table:table-cell>
          <table:table-cell table:style-name="ce4" table:formula="of:=IF(AND([.A343]&lt;&gt;0;[.A343]&lt;&gt;&quot;&quot;);MOD([.A343];2);&quot;&quot;)">
            <text:p/>
          </table:table-cell>
          <table:table-cell table:number-columns-repeated="1022"/>
        </table:table-row>
        <table:table-row table:style-name="ro5">
          <table:table-cell table:formula="of:=IF(AND([.A343]&lt;&gt;0;[.A343]&lt;&gt;&quot;&quot;);TRUNC([.A343]/2);&quot;&quot;)">
            <text:p/>
          </table:table-cell>
          <table:table-cell table:style-name="ce4" table:formula="of:=IF(AND([.A344]&lt;&gt;0;[.A344]&lt;&gt;&quot;&quot;);MOD([.A344];2);&quot;&quot;)">
            <text:p/>
          </table:table-cell>
          <table:table-cell table:number-columns-repeated="1022"/>
        </table:table-row>
        <table:table-row table:style-name="ro5">
          <table:table-cell table:formula="of:=IF(AND([.A344]&lt;&gt;0;[.A344]&lt;&gt;&quot;&quot;);TRUNC([.A344]/2);&quot;&quot;)">
            <text:p/>
          </table:table-cell>
          <table:table-cell table:style-name="ce4" table:formula="of:=IF(AND([.A345]&lt;&gt;0;[.A345]&lt;&gt;&quot;&quot;);MOD([.A345];2);&quot;&quot;)">
            <text:p/>
          </table:table-cell>
          <table:table-cell table:number-columns-repeated="1022"/>
        </table:table-row>
        <table:table-row table:style-name="ro5">
          <table:table-cell table:formula="of:=IF(AND([.A345]&lt;&gt;0;[.A345]&lt;&gt;&quot;&quot;);TRUNC([.A345]/2);&quot;&quot;)">
            <text:p/>
          </table:table-cell>
          <table:table-cell table:style-name="ce4" table:formula="of:=IF(AND([.A346]&lt;&gt;0;[.A346]&lt;&gt;&quot;&quot;);MOD([.A346];2);&quot;&quot;)">
            <text:p/>
          </table:table-cell>
          <table:table-cell table:number-columns-repeated="1022"/>
        </table:table-row>
        <table:table-row table:style-name="ro5">
          <table:table-cell table:formula="of:=IF(AND([.A346]&lt;&gt;0;[.A346]&lt;&gt;&quot;&quot;);TRUNC([.A346]/2);&quot;&quot;)">
            <text:p/>
          </table:table-cell>
          <table:table-cell table:style-name="ce4" table:formula="of:=IF(AND([.A347]&lt;&gt;0;[.A347]&lt;&gt;&quot;&quot;);MOD([.A347];2);&quot;&quot;)">
            <text:p/>
          </table:table-cell>
          <table:table-cell table:number-columns-repeated="1022"/>
        </table:table-row>
        <table:table-row table:style-name="ro5">
          <table:table-cell table:formula="of:=IF(AND([.A347]&lt;&gt;0;[.A347]&lt;&gt;&quot;&quot;);TRUNC([.A347]/2);&quot;&quot;)">
            <text:p/>
          </table:table-cell>
          <table:table-cell table:style-name="ce4" table:formula="of:=IF(AND([.A348]&lt;&gt;0;[.A348]&lt;&gt;&quot;&quot;);MOD([.A348];2);&quot;&quot;)">
            <text:p/>
          </table:table-cell>
          <table:table-cell table:number-columns-repeated="1022"/>
        </table:table-row>
        <table:table-row table:style-name="ro5">
          <table:table-cell table:formula="of:=IF(AND([.A348]&lt;&gt;0;[.A348]&lt;&gt;&quot;&quot;);TRUNC([.A348]/2);&quot;&quot;)">
            <text:p/>
          </table:table-cell>
          <table:table-cell table:style-name="ce4" table:formula="of:=IF(AND([.A349]&lt;&gt;0;[.A349]&lt;&gt;&quot;&quot;);MOD([.A349];2);&quot;&quot;)">
            <text:p/>
          </table:table-cell>
          <table:table-cell table:number-columns-repeated="1022"/>
        </table:table-row>
        <table:table-row table:style-name="ro5">
          <table:table-cell table:formula="of:=IF(AND([.A349]&lt;&gt;0;[.A349]&lt;&gt;&quot;&quot;);TRUNC([.A349]/2);&quot;&quot;)">
            <text:p/>
          </table:table-cell>
          <table:table-cell table:style-name="ce4" table:formula="of:=IF(AND([.A350]&lt;&gt;0;[.A350]&lt;&gt;&quot;&quot;);MOD([.A350];2);&quot;&quot;)">
            <text:p/>
          </table:table-cell>
          <table:table-cell table:number-columns-repeated="1022"/>
        </table:table-row>
        <table:table-row table:style-name="ro5">
          <table:table-cell table:formula="of:=IF(AND([.A350]&lt;&gt;0;[.A350]&lt;&gt;&quot;&quot;);TRUNC([.A350]/2);&quot;&quot;)">
            <text:p/>
          </table:table-cell>
          <table:table-cell table:style-name="ce4" table:formula="of:=IF(AND([.A351]&lt;&gt;0;[.A351]&lt;&gt;&quot;&quot;);MOD([.A351];2);&quot;&quot;)">
            <text:p/>
          </table:table-cell>
          <table:table-cell table:number-columns-repeated="1022"/>
        </table:table-row>
        <table:table-row table:style-name="ro5">
          <table:table-cell table:formula="of:=IF(AND([.A351]&lt;&gt;0;[.A351]&lt;&gt;&quot;&quot;);TRUNC([.A351]/2);&quot;&quot;)">
            <text:p/>
          </table:table-cell>
          <table:table-cell table:style-name="ce4" table:formula="of:=IF(AND([.A352]&lt;&gt;0;[.A352]&lt;&gt;&quot;&quot;);MOD([.A352];2);&quot;&quot;)">
            <text:p/>
          </table:table-cell>
          <table:table-cell table:number-columns-repeated="1022"/>
        </table:table-row>
        <table:table-row table:style-name="ro5">
          <table:table-cell table:formula="of:=IF(AND([.A352]&lt;&gt;0;[.A352]&lt;&gt;&quot;&quot;);TRUNC([.A352]/2);&quot;&quot;)">
            <text:p/>
          </table:table-cell>
          <table:table-cell table:style-name="ce4" table:formula="of:=IF(AND([.A353]&lt;&gt;0;[.A353]&lt;&gt;&quot;&quot;);MOD([.A353];2);&quot;&quot;)">
            <text:p/>
          </table:table-cell>
          <table:table-cell table:number-columns-repeated="1022"/>
        </table:table-row>
        <table:table-row table:style-name="ro5">
          <table:table-cell table:formula="of:=IF(AND([.A353]&lt;&gt;0;[.A353]&lt;&gt;&quot;&quot;);TRUNC([.A353]/2);&quot;&quot;)">
            <text:p/>
          </table:table-cell>
          <table:table-cell table:style-name="ce4" table:formula="of:=IF(AND([.A354]&lt;&gt;0;[.A354]&lt;&gt;&quot;&quot;);MOD([.A354];2);&quot;&quot;)">
            <text:p/>
          </table:table-cell>
          <table:table-cell table:number-columns-repeated="1022"/>
        </table:table-row>
        <table:table-row table:style-name="ro5">
          <table:table-cell table:formula="of:=IF(AND([.A354]&lt;&gt;0;[.A354]&lt;&gt;&quot;&quot;);TRUNC([.A354]/2);&quot;&quot;)">
            <text:p/>
          </table:table-cell>
          <table:table-cell table:style-name="ce4" table:formula="of:=IF(AND([.A355]&lt;&gt;0;[.A355]&lt;&gt;&quot;&quot;);MOD([.A355];2);&quot;&quot;)">
            <text:p/>
          </table:table-cell>
          <table:table-cell table:number-columns-repeated="1022"/>
        </table:table-row>
        <table:table-row table:style-name="ro5">
          <table:table-cell table:formula="of:=IF(AND([.A355]&lt;&gt;0;[.A355]&lt;&gt;&quot;&quot;);TRUNC([.A355]/2);&quot;&quot;)">
            <text:p/>
          </table:table-cell>
          <table:table-cell table:style-name="ce4" table:formula="of:=IF(AND([.A356]&lt;&gt;0;[.A356]&lt;&gt;&quot;&quot;);MOD([.A356];2);&quot;&quot;)">
            <text:p/>
          </table:table-cell>
          <table:table-cell table:number-columns-repeated="1022"/>
        </table:table-row>
        <table:table-row table:style-name="ro5">
          <table:table-cell table:formula="of:=IF(AND([.A356]&lt;&gt;0;[.A356]&lt;&gt;&quot;&quot;);TRUNC([.A356]/2);&quot;&quot;)">
            <text:p/>
          </table:table-cell>
          <table:table-cell table:style-name="ce4" table:formula="of:=IF(AND([.A357]&lt;&gt;0;[.A357]&lt;&gt;&quot;&quot;);MOD([.A357];2);&quot;&quot;)">
            <text:p/>
          </table:table-cell>
          <table:table-cell table:number-columns-repeated="1022"/>
        </table:table-row>
        <table:table-row table:style-name="ro5">
          <table:table-cell table:formula="of:=IF(AND([.A357]&lt;&gt;0;[.A357]&lt;&gt;&quot;&quot;);TRUNC([.A357]/2);&quot;&quot;)">
            <text:p/>
          </table:table-cell>
          <table:table-cell table:style-name="ce4" table:formula="of:=IF(AND([.A358]&lt;&gt;0;[.A358]&lt;&gt;&quot;&quot;);MOD([.A358];2);&quot;&quot;)">
            <text:p/>
          </table:table-cell>
          <table:table-cell table:number-columns-repeated="1022"/>
        </table:table-row>
        <table:table-row table:style-name="ro5">
          <table:table-cell table:formula="of:=IF(AND([.A358]&lt;&gt;0;[.A358]&lt;&gt;&quot;&quot;);TRUNC([.A358]/2);&quot;&quot;)">
            <text:p/>
          </table:table-cell>
          <table:table-cell table:style-name="ce4" table:formula="of:=IF(AND([.A359]&lt;&gt;0;[.A359]&lt;&gt;&quot;&quot;);MOD([.A359];2);&quot;&quot;)">
            <text:p/>
          </table:table-cell>
          <table:table-cell table:number-columns-repeated="1022"/>
        </table:table-row>
        <table:table-row table:style-name="ro5">
          <table:table-cell table:formula="of:=IF(AND([.A359]&lt;&gt;0;[.A359]&lt;&gt;&quot;&quot;);TRUNC([.A359]/2);&quot;&quot;)">
            <text:p/>
          </table:table-cell>
          <table:table-cell table:style-name="ce4" table:formula="of:=IF(AND([.A360]&lt;&gt;0;[.A360]&lt;&gt;&quot;&quot;);MOD([.A360];2);&quot;&quot;)">
            <text:p/>
          </table:table-cell>
          <table:table-cell table:number-columns-repeated="1022"/>
        </table:table-row>
        <table:table-row table:style-name="ro5">
          <table:table-cell table:formula="of:=IF(AND([.A360]&lt;&gt;0;[.A360]&lt;&gt;&quot;&quot;);TRUNC([.A360]/2);&quot;&quot;)">
            <text:p/>
          </table:table-cell>
          <table:table-cell table:style-name="ce4" table:formula="of:=IF(AND([.A361]&lt;&gt;0;[.A361]&lt;&gt;&quot;&quot;);MOD([.A361];2);&quot;&quot;)">
            <text:p/>
          </table:table-cell>
          <table:table-cell table:number-columns-repeated="1022"/>
        </table:table-row>
        <table:table-row table:style-name="ro5">
          <table:table-cell table:formula="of:=IF(AND([.A361]&lt;&gt;0;[.A361]&lt;&gt;&quot;&quot;);TRUNC([.A361]/2);&quot;&quot;)">
            <text:p/>
          </table:table-cell>
          <table:table-cell table:style-name="ce4" table:formula="of:=IF(AND([.A362]&lt;&gt;0;[.A362]&lt;&gt;&quot;&quot;);MOD([.A362];2);&quot;&quot;)">
            <text:p/>
          </table:table-cell>
          <table:table-cell table:number-columns-repeated="1022"/>
        </table:table-row>
        <table:table-row table:style-name="ro5">
          <table:table-cell table:formula="of:=IF(AND([.A362]&lt;&gt;0;[.A362]&lt;&gt;&quot;&quot;);TRUNC([.A362]/2);&quot;&quot;)">
            <text:p/>
          </table:table-cell>
          <table:table-cell table:style-name="ce4" table:formula="of:=IF(AND([.A363]&lt;&gt;0;[.A363]&lt;&gt;&quot;&quot;);MOD([.A363];2);&quot;&quot;)">
            <text:p/>
          </table:table-cell>
          <table:table-cell table:number-columns-repeated="1022"/>
        </table:table-row>
        <table:table-row table:style-name="ro5">
          <table:table-cell table:formula="of:=IF(AND([.A363]&lt;&gt;0;[.A363]&lt;&gt;&quot;&quot;);TRUNC([.A363]/2);&quot;&quot;)">
            <text:p/>
          </table:table-cell>
          <table:table-cell table:style-name="ce4" table:formula="of:=IF(AND([.A364]&lt;&gt;0;[.A364]&lt;&gt;&quot;&quot;);MOD([.A364];2);&quot;&quot;)">
            <text:p/>
          </table:table-cell>
          <table:table-cell table:number-columns-repeated="1022"/>
        </table:table-row>
        <table:table-row table:style-name="ro5">
          <table:table-cell table:formula="of:=IF(AND([.A364]&lt;&gt;0;[.A364]&lt;&gt;&quot;&quot;);TRUNC([.A364]/2);&quot;&quot;)">
            <text:p/>
          </table:table-cell>
          <table:table-cell table:style-name="ce4" table:formula="of:=IF(AND([.A365]&lt;&gt;0;[.A365]&lt;&gt;&quot;&quot;);MOD([.A365];2);&quot;&quot;)">
            <text:p/>
          </table:table-cell>
          <table:table-cell table:number-columns-repeated="1022"/>
        </table:table-row>
        <table:table-row table:style-name="ro5">
          <table:table-cell table:formula="of:=IF(AND([.A365]&lt;&gt;0;[.A365]&lt;&gt;&quot;&quot;);TRUNC([.A365]/2);&quot;&quot;)">
            <text:p/>
          </table:table-cell>
          <table:table-cell table:style-name="ce4" table:formula="of:=IF(AND([.A366]&lt;&gt;0;[.A366]&lt;&gt;&quot;&quot;);MOD([.A366];2);&quot;&quot;)">
            <text:p/>
          </table:table-cell>
          <table:table-cell table:number-columns-repeated="1022"/>
        </table:table-row>
        <table:table-row table:style-name="ro5">
          <table:table-cell table:formula="of:=IF(AND([.A366]&lt;&gt;0;[.A366]&lt;&gt;&quot;&quot;);TRUNC([.A366]/2);&quot;&quot;)">
            <text:p/>
          </table:table-cell>
          <table:table-cell table:style-name="ce4" table:formula="of:=IF(AND([.A367]&lt;&gt;0;[.A367]&lt;&gt;&quot;&quot;);MOD([.A367];2);&quot;&quot;)">
            <text:p/>
          </table:table-cell>
          <table:table-cell table:number-columns-repeated="1022"/>
        </table:table-row>
        <table:table-row table:style-name="ro5">
          <table:table-cell table:formula="of:=IF(AND([.A367]&lt;&gt;0;[.A367]&lt;&gt;&quot;&quot;);TRUNC([.A367]/2);&quot;&quot;)">
            <text:p/>
          </table:table-cell>
          <table:table-cell table:style-name="ce4" table:formula="of:=IF(AND([.A368]&lt;&gt;0;[.A368]&lt;&gt;&quot;&quot;);MOD([.A368];2);&quot;&quot;)">
            <text:p/>
          </table:table-cell>
          <table:table-cell table:number-columns-repeated="1022"/>
        </table:table-row>
        <table:table-row table:style-name="ro5">
          <table:table-cell table:formula="of:=IF(AND([.A368]&lt;&gt;0;[.A368]&lt;&gt;&quot;&quot;);TRUNC([.A368]/2);&quot;&quot;)">
            <text:p/>
          </table:table-cell>
          <table:table-cell table:style-name="ce4" table:formula="of:=IF(AND([.A369]&lt;&gt;0;[.A369]&lt;&gt;&quot;&quot;);MOD([.A369];2);&quot;&quot;)">
            <text:p/>
          </table:table-cell>
          <table:table-cell table:number-columns-repeated="1022"/>
        </table:table-row>
        <table:table-row table:style-name="ro5">
          <table:table-cell table:formula="of:=IF(AND([.A369]&lt;&gt;0;[.A369]&lt;&gt;&quot;&quot;);TRUNC([.A369]/2);&quot;&quot;)">
            <text:p/>
          </table:table-cell>
          <table:table-cell table:style-name="ce4" table:formula="of:=IF(AND([.A370]&lt;&gt;0;[.A370]&lt;&gt;&quot;&quot;);MOD([.A370];2);&quot;&quot;)">
            <text:p/>
          </table:table-cell>
          <table:table-cell table:number-columns-repeated="1022"/>
        </table:table-row>
        <table:table-row table:style-name="ro5">
          <table:table-cell table:formula="of:=IF(AND([.A370]&lt;&gt;0;[.A370]&lt;&gt;&quot;&quot;);TRUNC([.A370]/2);&quot;&quot;)">
            <text:p/>
          </table:table-cell>
          <table:table-cell table:style-name="ce4" table:formula="of:=IF(AND([.A371]&lt;&gt;0;[.A371]&lt;&gt;&quot;&quot;);MOD([.A371];2);&quot;&quot;)">
            <text:p/>
          </table:table-cell>
          <table:table-cell table:number-columns-repeated="1022"/>
        </table:table-row>
        <table:table-row table:style-name="ro5">
          <table:table-cell table:formula="of:=IF(AND([.A371]&lt;&gt;0;[.A371]&lt;&gt;&quot;&quot;);TRUNC([.A371]/2);&quot;&quot;)">
            <text:p/>
          </table:table-cell>
          <table:table-cell table:style-name="ce4" table:formula="of:=IF(AND([.A372]&lt;&gt;0;[.A372]&lt;&gt;&quot;&quot;);MOD([.A372];2);&quot;&quot;)">
            <text:p/>
          </table:table-cell>
          <table:table-cell table:number-columns-repeated="1022"/>
        </table:table-row>
        <table:table-row table:style-name="ro5">
          <table:table-cell table:formula="of:=IF(AND([.A372]&lt;&gt;0;[.A372]&lt;&gt;&quot;&quot;);TRUNC([.A372]/2);&quot;&quot;)">
            <text:p/>
          </table:table-cell>
          <table:table-cell table:style-name="ce4" table:formula="of:=IF(AND([.A373]&lt;&gt;0;[.A373]&lt;&gt;&quot;&quot;);MOD([.A373];2);&quot;&quot;)">
            <text:p/>
          </table:table-cell>
          <table:table-cell table:number-columns-repeated="1022"/>
        </table:table-row>
        <table:table-row table:style-name="ro5">
          <table:table-cell table:formula="of:=IF(AND([.A373]&lt;&gt;0;[.A373]&lt;&gt;&quot;&quot;);TRUNC([.A373]/2);&quot;&quot;)">
            <text:p/>
          </table:table-cell>
          <table:table-cell table:style-name="ce4" table:formula="of:=IF(AND([.A374]&lt;&gt;0;[.A374]&lt;&gt;&quot;&quot;);MOD([.A374];2);&quot;&quot;)">
            <text:p/>
          </table:table-cell>
          <table:table-cell table:number-columns-repeated="1022"/>
        </table:table-row>
        <table:table-row table:style-name="ro5">
          <table:table-cell table:formula="of:=IF(AND([.A374]&lt;&gt;0;[.A374]&lt;&gt;&quot;&quot;);TRUNC([.A374]/2);&quot;&quot;)">
            <text:p/>
          </table:table-cell>
          <table:table-cell table:style-name="ce4" table:formula="of:=IF(AND([.A375]&lt;&gt;0;[.A375]&lt;&gt;&quot;&quot;);MOD([.A375];2);&quot;&quot;)">
            <text:p/>
          </table:table-cell>
          <table:table-cell table:number-columns-repeated="1022"/>
        </table:table-row>
        <table:table-row table:style-name="ro5">
          <table:table-cell table:formula="of:=IF(AND([.A375]&lt;&gt;0;[.A375]&lt;&gt;&quot;&quot;);TRUNC([.A375]/2);&quot;&quot;)">
            <text:p/>
          </table:table-cell>
          <table:table-cell table:style-name="ce4" table:formula="of:=IF(AND([.A376]&lt;&gt;0;[.A376]&lt;&gt;&quot;&quot;);MOD([.A376];2);&quot;&quot;)">
            <text:p/>
          </table:table-cell>
          <table:table-cell table:number-columns-repeated="1022"/>
        </table:table-row>
        <table:table-row table:style-name="ro5">
          <table:table-cell table:formula="of:=IF(AND([.A376]&lt;&gt;0;[.A376]&lt;&gt;&quot;&quot;);TRUNC([.A376]/2);&quot;&quot;)">
            <text:p/>
          </table:table-cell>
          <table:table-cell table:style-name="ce4" table:formula="of:=IF(AND([.A377]&lt;&gt;0;[.A377]&lt;&gt;&quot;&quot;);MOD([.A377];2);&quot;&quot;)">
            <text:p/>
          </table:table-cell>
          <table:table-cell table:number-columns-repeated="1022"/>
        </table:table-row>
        <table:table-row table:style-name="ro5">
          <table:table-cell table:formula="of:=IF(AND([.A377]&lt;&gt;0;[.A377]&lt;&gt;&quot;&quot;);TRUNC([.A377]/2);&quot;&quot;)">
            <text:p/>
          </table:table-cell>
          <table:table-cell table:style-name="ce4" table:formula="of:=IF(AND([.A378]&lt;&gt;0;[.A378]&lt;&gt;&quot;&quot;);MOD([.A378];2);&quot;&quot;)">
            <text:p/>
          </table:table-cell>
          <table:table-cell table:number-columns-repeated="1022"/>
        </table:table-row>
        <table:table-row table:style-name="ro5">
          <table:table-cell table:formula="of:=IF(AND([.A378]&lt;&gt;0;[.A378]&lt;&gt;&quot;&quot;);TRUNC([.A378]/2);&quot;&quot;)">
            <text:p/>
          </table:table-cell>
          <table:table-cell table:style-name="ce4" table:formula="of:=IF(AND([.A379]&lt;&gt;0;[.A379]&lt;&gt;&quot;&quot;);MOD([.A379];2);&quot;&quot;)">
            <text:p/>
          </table:table-cell>
          <table:table-cell table:number-columns-repeated="1022"/>
        </table:table-row>
        <table:table-row table:style-name="ro5">
          <table:table-cell table:formula="of:=IF(AND([.A379]&lt;&gt;0;[.A379]&lt;&gt;&quot;&quot;);TRUNC([.A379]/2);&quot;&quot;)">
            <text:p/>
          </table:table-cell>
          <table:table-cell table:style-name="ce4" table:formula="of:=IF(AND([.A380]&lt;&gt;0;[.A380]&lt;&gt;&quot;&quot;);MOD([.A380];2);&quot;&quot;)">
            <text:p/>
          </table:table-cell>
          <table:table-cell table:number-columns-repeated="1022"/>
        </table:table-row>
        <table:table-row table:style-name="ro5">
          <table:table-cell table:formula="of:=IF(AND([.A380]&lt;&gt;0;[.A380]&lt;&gt;&quot;&quot;);TRUNC([.A380]/2);&quot;&quot;)">
            <text:p/>
          </table:table-cell>
          <table:table-cell table:style-name="ce4" table:formula="of:=IF(AND([.A381]&lt;&gt;0;[.A381]&lt;&gt;&quot;&quot;);MOD([.A381];2);&quot;&quot;)">
            <text:p/>
          </table:table-cell>
          <table:table-cell table:number-columns-repeated="1022"/>
        </table:table-row>
        <table:table-row table:style-name="ro5">
          <table:table-cell table:formula="of:=IF(AND([.A381]&lt;&gt;0;[.A381]&lt;&gt;&quot;&quot;);TRUNC([.A381]/2);&quot;&quot;)">
            <text:p/>
          </table:table-cell>
          <table:table-cell table:style-name="ce4" table:formula="of:=IF(AND([.A382]&lt;&gt;0;[.A382]&lt;&gt;&quot;&quot;);MOD([.A382];2);&quot;&quot;)">
            <text:p/>
          </table:table-cell>
          <table:table-cell table:number-columns-repeated="1022"/>
        </table:table-row>
        <table:table-row table:style-name="ro5">
          <table:table-cell table:formula="of:=IF(AND([.A382]&lt;&gt;0;[.A382]&lt;&gt;&quot;&quot;);TRUNC([.A382]/2);&quot;&quot;)">
            <text:p/>
          </table:table-cell>
          <table:table-cell table:style-name="ce4" table:formula="of:=IF(AND([.A383]&lt;&gt;0;[.A383]&lt;&gt;&quot;&quot;);MOD([.A383];2);&quot;&quot;)">
            <text:p/>
          </table:table-cell>
          <table:table-cell table:number-columns-repeated="1022"/>
        </table:table-row>
        <table:table-row table:style-name="ro5">
          <table:table-cell table:formula="of:=IF(AND([.A383]&lt;&gt;0;[.A383]&lt;&gt;&quot;&quot;);TRUNC([.A383]/2);&quot;&quot;)">
            <text:p/>
          </table:table-cell>
          <table:table-cell table:style-name="ce4" table:formula="of:=IF(AND([.A384]&lt;&gt;0;[.A384]&lt;&gt;&quot;&quot;);MOD([.A384];2);&quot;&quot;)">
            <text:p/>
          </table:table-cell>
          <table:table-cell table:number-columns-repeated="1022"/>
        </table:table-row>
        <table:table-row table:style-name="ro5">
          <table:table-cell table:formula="of:=IF(AND([.A384]&lt;&gt;0;[.A384]&lt;&gt;&quot;&quot;);TRUNC([.A384]/2);&quot;&quot;)">
            <text:p/>
          </table:table-cell>
          <table:table-cell table:style-name="ce4" table:formula="of:=IF(AND([.A385]&lt;&gt;0;[.A385]&lt;&gt;&quot;&quot;);MOD([.A385];2);&quot;&quot;)">
            <text:p/>
          </table:table-cell>
          <table:table-cell table:number-columns-repeated="1022"/>
        </table:table-row>
        <table:table-row table:style-name="ro5">
          <table:table-cell table:formula="of:=IF(AND([.A385]&lt;&gt;0;[.A385]&lt;&gt;&quot;&quot;);TRUNC([.A385]/2);&quot;&quot;)">
            <text:p/>
          </table:table-cell>
          <table:table-cell table:style-name="ce4" table:formula="of:=IF(AND([.A386]&lt;&gt;0;[.A386]&lt;&gt;&quot;&quot;);MOD([.A386];2);&quot;&quot;)">
            <text:p/>
          </table:table-cell>
          <table:table-cell table:number-columns-repeated="1022"/>
        </table:table-row>
        <table:table-row table:style-name="ro5">
          <table:table-cell table:formula="of:=IF(AND([.A386]&lt;&gt;0;[.A386]&lt;&gt;&quot;&quot;);TRUNC([.A386]/2);&quot;&quot;)">
            <text:p/>
          </table:table-cell>
          <table:table-cell table:style-name="ce4" table:formula="of:=IF(AND([.A387]&lt;&gt;0;[.A387]&lt;&gt;&quot;&quot;);MOD([.A387];2);&quot;&quot;)">
            <text:p/>
          </table:table-cell>
          <table:table-cell table:number-columns-repeated="1022"/>
        </table:table-row>
        <table:table-row table:style-name="ro5">
          <table:table-cell table:formula="of:=IF(AND([.A387]&lt;&gt;0;[.A387]&lt;&gt;&quot;&quot;);TRUNC([.A387]/2);&quot;&quot;)">
            <text:p/>
          </table:table-cell>
          <table:table-cell table:style-name="ce4" table:formula="of:=IF(AND([.A388]&lt;&gt;0;[.A388]&lt;&gt;&quot;&quot;);MOD([.A388];2);&quot;&quot;)">
            <text:p/>
          </table:table-cell>
          <table:table-cell table:number-columns-repeated="1022"/>
        </table:table-row>
        <table:table-row table:style-name="ro5">
          <table:table-cell table:formula="of:=IF(AND([.A388]&lt;&gt;0;[.A388]&lt;&gt;&quot;&quot;);TRUNC([.A388]/2);&quot;&quot;)">
            <text:p/>
          </table:table-cell>
          <table:table-cell table:style-name="ce4" table:formula="of:=IF(AND([.A389]&lt;&gt;0;[.A389]&lt;&gt;&quot;&quot;);MOD([.A389];2);&quot;&quot;)">
            <text:p/>
          </table:table-cell>
          <table:table-cell table:number-columns-repeated="1022"/>
        </table:table-row>
        <table:table-row table:style-name="ro5">
          <table:table-cell table:formula="of:=IF(AND([.A389]&lt;&gt;0;[.A389]&lt;&gt;&quot;&quot;);TRUNC([.A389]/2);&quot;&quot;)">
            <text:p/>
          </table:table-cell>
          <table:table-cell table:style-name="ce4" table:formula="of:=IF(AND([.A390]&lt;&gt;0;[.A390]&lt;&gt;&quot;&quot;);MOD([.A390];2);&quot;&quot;)">
            <text:p/>
          </table:table-cell>
          <table:table-cell table:number-columns-repeated="1022"/>
        </table:table-row>
        <table:table-row table:style-name="ro5">
          <table:table-cell table:formula="of:=IF(AND([.A390]&lt;&gt;0;[.A390]&lt;&gt;&quot;&quot;);TRUNC([.A390]/2);&quot;&quot;)">
            <text:p/>
          </table:table-cell>
          <table:table-cell table:style-name="ce4" table:formula="of:=IF(AND([.A391]&lt;&gt;0;[.A391]&lt;&gt;&quot;&quot;);MOD([.A391];2);&quot;&quot;)">
            <text:p/>
          </table:table-cell>
          <table:table-cell table:number-columns-repeated="1022"/>
        </table:table-row>
        <table:table-row table:style-name="ro5">
          <table:table-cell table:formula="of:=IF(AND([.A391]&lt;&gt;0;[.A391]&lt;&gt;&quot;&quot;);TRUNC([.A391]/2);&quot;&quot;)">
            <text:p/>
          </table:table-cell>
          <table:table-cell table:style-name="ce4" table:formula="of:=IF(AND([.A392]&lt;&gt;0;[.A392]&lt;&gt;&quot;&quot;);MOD([.A392];2);&quot;&quot;)">
            <text:p/>
          </table:table-cell>
          <table:table-cell table:number-columns-repeated="1022"/>
        </table:table-row>
        <table:table-row table:style-name="ro5">
          <table:table-cell table:formula="of:=IF(AND([.A392]&lt;&gt;0;[.A392]&lt;&gt;&quot;&quot;);TRUNC([.A392]/2);&quot;&quot;)">
            <text:p/>
          </table:table-cell>
          <table:table-cell table:style-name="ce4" table:formula="of:=IF(AND([.A393]&lt;&gt;0;[.A393]&lt;&gt;&quot;&quot;);MOD([.A393];2);&quot;&quot;)">
            <text:p/>
          </table:table-cell>
          <table:table-cell table:number-columns-repeated="1022"/>
        </table:table-row>
        <table:table-row table:style-name="ro5">
          <table:table-cell table:formula="of:=IF(AND([.A393]&lt;&gt;0;[.A393]&lt;&gt;&quot;&quot;);TRUNC([.A393]/2);&quot;&quot;)">
            <text:p/>
          </table:table-cell>
          <table:table-cell table:style-name="ce4" table:formula="of:=IF(AND([.A394]&lt;&gt;0;[.A394]&lt;&gt;&quot;&quot;);MOD([.A394];2);&quot;&quot;)">
            <text:p/>
          </table:table-cell>
          <table:table-cell table:number-columns-repeated="1022"/>
        </table:table-row>
        <table:table-row table:style-name="ro5">
          <table:table-cell table:formula="of:=IF(AND([.A394]&lt;&gt;0;[.A394]&lt;&gt;&quot;&quot;);TRUNC([.A394]/2);&quot;&quot;)">
            <text:p/>
          </table:table-cell>
          <table:table-cell table:style-name="ce4" table:formula="of:=IF(AND([.A395]&lt;&gt;0;[.A395]&lt;&gt;&quot;&quot;);MOD([.A395];2);&quot;&quot;)">
            <text:p/>
          </table:table-cell>
          <table:table-cell table:number-columns-repeated="1022"/>
        </table:table-row>
        <table:table-row table:style-name="ro5">
          <table:table-cell table:formula="of:=IF(AND([.A395]&lt;&gt;0;[.A395]&lt;&gt;&quot;&quot;);TRUNC([.A395]/2);&quot;&quot;)">
            <text:p/>
          </table:table-cell>
          <table:table-cell table:style-name="ce4" table:formula="of:=IF(AND([.A396]&lt;&gt;0;[.A396]&lt;&gt;&quot;&quot;);MOD([.A396];2);&quot;&quot;)">
            <text:p/>
          </table:table-cell>
          <table:table-cell table:number-columns-repeated="1022"/>
        </table:table-row>
        <table:table-row table:style-name="ro5">
          <table:table-cell table:formula="of:=IF(AND([.A396]&lt;&gt;0;[.A396]&lt;&gt;&quot;&quot;);TRUNC([.A396]/2);&quot;&quot;)">
            <text:p/>
          </table:table-cell>
          <table:table-cell table:style-name="ce4" table:formula="of:=IF(AND([.A397]&lt;&gt;0;[.A397]&lt;&gt;&quot;&quot;);MOD([.A397];2);&quot;&quot;)">
            <text:p/>
          </table:table-cell>
          <table:table-cell table:number-columns-repeated="1022"/>
        </table:table-row>
        <table:table-row table:style-name="ro5">
          <table:table-cell table:formula="of:=IF(AND([.A397]&lt;&gt;0;[.A397]&lt;&gt;&quot;&quot;);TRUNC([.A397]/2);&quot;&quot;)">
            <text:p/>
          </table:table-cell>
          <table:table-cell table:style-name="ce4" table:formula="of:=IF(AND([.A398]&lt;&gt;0;[.A398]&lt;&gt;&quot;&quot;);MOD([.A398];2);&quot;&quot;)">
            <text:p/>
          </table:table-cell>
          <table:table-cell table:number-columns-repeated="1022"/>
        </table:table-row>
        <table:table-row table:style-name="ro5">
          <table:table-cell table:formula="of:=IF(AND([.A398]&lt;&gt;0;[.A398]&lt;&gt;&quot;&quot;);TRUNC([.A398]/2);&quot;&quot;)">
            <text:p/>
          </table:table-cell>
          <table:table-cell table:style-name="ce4" table:formula="of:=IF(AND([.A399]&lt;&gt;0;[.A399]&lt;&gt;&quot;&quot;);MOD([.A399];2);&quot;&quot;)">
            <text:p/>
          </table:table-cell>
          <table:table-cell table:number-columns-repeated="1022"/>
        </table:table-row>
        <table:table-row table:style-name="ro5">
          <table:table-cell table:formula="of:=IF(AND([.A399]&lt;&gt;0;[.A399]&lt;&gt;&quot;&quot;);TRUNC([.A399]/2);&quot;&quot;)">
            <text:p/>
          </table:table-cell>
          <table:table-cell table:style-name="ce4" table:formula="of:=IF(AND([.A400]&lt;&gt;0;[.A400]&lt;&gt;&quot;&quot;);MOD([.A400];2);&quot;&quot;)">
            <text:p/>
          </table:table-cell>
          <table:table-cell table:number-columns-repeated="1022"/>
        </table:table-row>
        <table:table-row table:style-name="ro5">
          <table:table-cell table:formula="of:=IF(AND([.A400]&lt;&gt;0;[.A400]&lt;&gt;&quot;&quot;);TRUNC([.A400]/2);&quot;&quot;)">
            <text:p/>
          </table:table-cell>
          <table:table-cell table:style-name="ce4" table:formula="of:=IF(AND([.A401]&lt;&gt;0;[.A401]&lt;&gt;&quot;&quot;);MOD([.A401];2);&quot;&quot;)">
            <text:p/>
          </table:table-cell>
          <table:table-cell table:number-columns-repeated="1022"/>
        </table:table-row>
        <table:table-row table:style-name="ro5">
          <table:table-cell table:formula="of:=IF(AND([.A401]&lt;&gt;0;[.A401]&lt;&gt;&quot;&quot;);TRUNC([.A401]/2);&quot;&quot;)">
            <text:p/>
          </table:table-cell>
          <table:table-cell table:style-name="ce4" table:formula="of:=IF(AND([.A402]&lt;&gt;0;[.A402]&lt;&gt;&quot;&quot;);MOD([.A402];2);&quot;&quot;)">
            <text:p/>
          </table:table-cell>
          <table:table-cell table:number-columns-repeated="1022"/>
        </table:table-row>
        <table:table-row table:style-name="ro5">
          <table:table-cell table:formula="of:=IF(AND([.A402]&lt;&gt;0;[.A402]&lt;&gt;&quot;&quot;);TRUNC([.A402]/2);&quot;&quot;)">
            <text:p/>
          </table:table-cell>
          <table:table-cell table:style-name="ce4" table:formula="of:=IF(AND([.A403]&lt;&gt;0;[.A403]&lt;&gt;&quot;&quot;);MOD([.A403];2);&quot;&quot;)">
            <text:p/>
          </table:table-cell>
          <table:table-cell table:number-columns-repeated="1022"/>
        </table:table-row>
        <table:table-row table:style-name="ro5">
          <table:table-cell table:formula="of:=IF(AND([.A403]&lt;&gt;0;[.A403]&lt;&gt;&quot;&quot;);TRUNC([.A403]/2);&quot;&quot;)">
            <text:p/>
          </table:table-cell>
          <table:table-cell table:style-name="ce4" table:formula="of:=IF(AND([.A404]&lt;&gt;0;[.A404]&lt;&gt;&quot;&quot;);MOD([.A404];2);&quot;&quot;)">
            <text:p/>
          </table:table-cell>
          <table:table-cell table:number-columns-repeated="1022"/>
        </table:table-row>
        <table:table-row table:style-name="ro5">
          <table:table-cell table:formula="of:=IF(AND([.A404]&lt;&gt;0;[.A404]&lt;&gt;&quot;&quot;);TRUNC([.A404]/2);&quot;&quot;)">
            <text:p/>
          </table:table-cell>
          <table:table-cell table:style-name="ce4" table:formula="of:=IF(AND([.A405]&lt;&gt;0;[.A405]&lt;&gt;&quot;&quot;);MOD([.A405];2);&quot;&quot;)">
            <text:p/>
          </table:table-cell>
          <table:table-cell table:number-columns-repeated="1022"/>
        </table:table-row>
        <table:table-row table:style-name="ro5">
          <table:table-cell table:formula="of:=IF(AND([.A405]&lt;&gt;0;[.A405]&lt;&gt;&quot;&quot;);TRUNC([.A405]/2);&quot;&quot;)">
            <text:p/>
          </table:table-cell>
          <table:table-cell table:style-name="ce4" table:formula="of:=IF(AND([.A406]&lt;&gt;0;[.A406]&lt;&gt;&quot;&quot;);MOD([.A406];2);&quot;&quot;)">
            <text:p/>
          </table:table-cell>
          <table:table-cell table:number-columns-repeated="1022"/>
        </table:table-row>
        <table:table-row table:style-name="ro5">
          <table:table-cell table:formula="of:=IF(AND([.A406]&lt;&gt;0;[.A406]&lt;&gt;&quot;&quot;);TRUNC([.A406]/2);&quot;&quot;)">
            <text:p/>
          </table:table-cell>
          <table:table-cell table:style-name="ce4" table:formula="of:=IF(AND([.A407]&lt;&gt;0;[.A407]&lt;&gt;&quot;&quot;);MOD([.A407];2);&quot;&quot;)">
            <text:p/>
          </table:table-cell>
          <table:table-cell table:number-columns-repeated="1022"/>
        </table:table-row>
        <table:table-row table:style-name="ro5">
          <table:table-cell table:formula="of:=IF(AND([.A407]&lt;&gt;0;[.A407]&lt;&gt;&quot;&quot;);TRUNC([.A407]/2);&quot;&quot;)">
            <text:p/>
          </table:table-cell>
          <table:table-cell table:style-name="ce4" table:formula="of:=IF(AND([.A408]&lt;&gt;0;[.A408]&lt;&gt;&quot;&quot;);MOD([.A408];2);&quot;&quot;)">
            <text:p/>
          </table:table-cell>
          <table:table-cell table:number-columns-repeated="1022"/>
        </table:table-row>
        <table:table-row table:style-name="ro5">
          <table:table-cell table:formula="of:=IF(AND([.A408]&lt;&gt;0;[.A408]&lt;&gt;&quot;&quot;);TRUNC([.A408]/2);&quot;&quot;)">
            <text:p/>
          </table:table-cell>
          <table:table-cell table:style-name="ce4" table:formula="of:=IF(AND([.A409]&lt;&gt;0;[.A409]&lt;&gt;&quot;&quot;);MOD([.A409];2);&quot;&quot;)">
            <text:p/>
          </table:table-cell>
          <table:table-cell table:number-columns-repeated="1022"/>
        </table:table-row>
        <table:table-row table:style-name="ro5">
          <table:table-cell table:formula="of:=IF(AND([.A409]&lt;&gt;0;[.A409]&lt;&gt;&quot;&quot;);TRUNC([.A409]/2);&quot;&quot;)">
            <text:p/>
          </table:table-cell>
          <table:table-cell table:style-name="ce4" table:formula="of:=IF(AND([.A410]&lt;&gt;0;[.A410]&lt;&gt;&quot;&quot;);MOD([.A410];2);&quot;&quot;)">
            <text:p/>
          </table:table-cell>
          <table:table-cell table:number-columns-repeated="1022"/>
        </table:table-row>
        <table:table-row table:style-name="ro5">
          <table:table-cell table:formula="of:=IF(AND([.A410]&lt;&gt;0;[.A410]&lt;&gt;&quot;&quot;);TRUNC([.A410]/2);&quot;&quot;)">
            <text:p/>
          </table:table-cell>
          <table:table-cell table:style-name="ce4" table:formula="of:=IF(AND([.A411]&lt;&gt;0;[.A411]&lt;&gt;&quot;&quot;);MOD([.A411];2);&quot;&quot;)">
            <text:p/>
          </table:table-cell>
          <table:table-cell table:number-columns-repeated="1022"/>
        </table:table-row>
        <table:table-row table:style-name="ro5">
          <table:table-cell table:formula="of:=IF(AND([.A411]&lt;&gt;0;[.A411]&lt;&gt;&quot;&quot;);TRUNC([.A411]/2);&quot;&quot;)">
            <text:p/>
          </table:table-cell>
          <table:table-cell table:style-name="ce4" table:formula="of:=IF(AND([.A412]&lt;&gt;0;[.A412]&lt;&gt;&quot;&quot;);MOD([.A412];2);&quot;&quot;)">
            <text:p/>
          </table:table-cell>
          <table:table-cell table:number-columns-repeated="1022"/>
        </table:table-row>
        <table:table-row table:style-name="ro5">
          <table:table-cell table:formula="of:=IF(AND([.A412]&lt;&gt;0;[.A412]&lt;&gt;&quot;&quot;);TRUNC([.A412]/2);&quot;&quot;)">
            <text:p/>
          </table:table-cell>
          <table:table-cell table:style-name="ce4" table:formula="of:=IF(AND([.A413]&lt;&gt;0;[.A413]&lt;&gt;&quot;&quot;);MOD([.A413];2);&quot;&quot;)">
            <text:p/>
          </table:table-cell>
          <table:table-cell table:number-columns-repeated="1022"/>
        </table:table-row>
        <table:table-row table:style-name="ro5">
          <table:table-cell table:formula="of:=IF(AND([.A413]&lt;&gt;0;[.A413]&lt;&gt;&quot;&quot;);TRUNC([.A413]/2);&quot;&quot;)">
            <text:p/>
          </table:table-cell>
          <table:table-cell table:style-name="ce4" table:formula="of:=IF(AND([.A414]&lt;&gt;0;[.A414]&lt;&gt;&quot;&quot;);MOD([.A414];2);&quot;&quot;)">
            <text:p/>
          </table:table-cell>
          <table:table-cell table:number-columns-repeated="1022"/>
        </table:table-row>
        <table:table-row table:style-name="ro5">
          <table:table-cell table:formula="of:=IF(AND([.A414]&lt;&gt;0;[.A414]&lt;&gt;&quot;&quot;);TRUNC([.A414]/2);&quot;&quot;)">
            <text:p/>
          </table:table-cell>
          <table:table-cell table:style-name="ce4" table:formula="of:=IF(AND([.A415]&lt;&gt;0;[.A415]&lt;&gt;&quot;&quot;);MOD([.A415];2);&quot;&quot;)">
            <text:p/>
          </table:table-cell>
          <table:table-cell table:number-columns-repeated="1022"/>
        </table:table-row>
        <table:table-row table:style-name="ro5">
          <table:table-cell table:formula="of:=IF(AND([.A415]&lt;&gt;0;[.A415]&lt;&gt;&quot;&quot;);TRUNC([.A415]/2);&quot;&quot;)">
            <text:p/>
          </table:table-cell>
          <table:table-cell table:style-name="ce4" table:formula="of:=IF(AND([.A416]&lt;&gt;0;[.A416]&lt;&gt;&quot;&quot;);MOD([.A416];2);&quot;&quot;)">
            <text:p/>
          </table:table-cell>
          <table:table-cell table:number-columns-repeated="1022"/>
        </table:table-row>
        <table:table-row table:style-name="ro5">
          <table:table-cell table:formula="of:=IF(AND([.A416]&lt;&gt;0;[.A416]&lt;&gt;&quot;&quot;);TRUNC([.A416]/2);&quot;&quot;)">
            <text:p/>
          </table:table-cell>
          <table:table-cell table:style-name="ce4" table:formula="of:=IF(AND([.A417]&lt;&gt;0;[.A417]&lt;&gt;&quot;&quot;);MOD([.A417];2);&quot;&quot;)">
            <text:p/>
          </table:table-cell>
          <table:table-cell table:number-columns-repeated="1022"/>
        </table:table-row>
        <table:table-row table:style-name="ro5">
          <table:table-cell table:formula="of:=IF(AND([.A417]&lt;&gt;0;[.A417]&lt;&gt;&quot;&quot;);TRUNC([.A417]/2);&quot;&quot;)">
            <text:p/>
          </table:table-cell>
          <table:table-cell table:style-name="ce4" table:formula="of:=IF(AND([.A418]&lt;&gt;0;[.A418]&lt;&gt;&quot;&quot;);MOD([.A418];2);&quot;&quot;)">
            <text:p/>
          </table:table-cell>
          <table:table-cell table:number-columns-repeated="1022"/>
        </table:table-row>
        <table:table-row table:style-name="ro5">
          <table:table-cell table:formula="of:=IF(AND([.A418]&lt;&gt;0;[.A418]&lt;&gt;&quot;&quot;);TRUNC([.A418]/2);&quot;&quot;)">
            <text:p/>
          </table:table-cell>
          <table:table-cell table:style-name="ce4" table:formula="of:=IF(AND([.A419]&lt;&gt;0;[.A419]&lt;&gt;&quot;&quot;);MOD([.A419];2);&quot;&quot;)">
            <text:p/>
          </table:table-cell>
          <table:table-cell table:number-columns-repeated="1022"/>
        </table:table-row>
        <table:table-row table:style-name="ro5">
          <table:table-cell table:formula="of:=IF(AND([.A419]&lt;&gt;0;[.A419]&lt;&gt;&quot;&quot;);TRUNC([.A419]/2);&quot;&quot;)">
            <text:p/>
          </table:table-cell>
          <table:table-cell table:style-name="ce4" table:formula="of:=IF(AND([.A420]&lt;&gt;0;[.A420]&lt;&gt;&quot;&quot;);MOD([.A420];2);&quot;&quot;)">
            <text:p/>
          </table:table-cell>
          <table:table-cell table:number-columns-repeated="1022"/>
        </table:table-row>
        <table:table-row table:style-name="ro5">
          <table:table-cell table:formula="of:=IF(AND([.A420]&lt;&gt;0;[.A420]&lt;&gt;&quot;&quot;);TRUNC([.A420]/2);&quot;&quot;)">
            <text:p/>
          </table:table-cell>
          <table:table-cell table:style-name="ce4" table:formula="of:=IF(AND([.A421]&lt;&gt;0;[.A421]&lt;&gt;&quot;&quot;);MOD([.A421];2);&quot;&quot;)">
            <text:p/>
          </table:table-cell>
          <table:table-cell table:number-columns-repeated="1022"/>
        </table:table-row>
        <table:table-row table:style-name="ro5">
          <table:table-cell table:formula="of:=IF(AND([.A421]&lt;&gt;0;[.A421]&lt;&gt;&quot;&quot;);TRUNC([.A421]/2);&quot;&quot;)">
            <text:p/>
          </table:table-cell>
          <table:table-cell table:style-name="ce4" table:formula="of:=IF(AND([.A422]&lt;&gt;0;[.A422]&lt;&gt;&quot;&quot;);MOD([.A422];2);&quot;&quot;)">
            <text:p/>
          </table:table-cell>
          <table:table-cell table:number-columns-repeated="1022"/>
        </table:table-row>
        <table:table-row table:style-name="ro5">
          <table:table-cell table:formula="of:=IF(AND([.A422]&lt;&gt;0;[.A422]&lt;&gt;&quot;&quot;);TRUNC([.A422]/2);&quot;&quot;)">
            <text:p/>
          </table:table-cell>
          <table:table-cell table:style-name="ce4" table:formula="of:=IF(AND([.A423]&lt;&gt;0;[.A423]&lt;&gt;&quot;&quot;);MOD([.A423];2);&quot;&quot;)">
            <text:p/>
          </table:table-cell>
          <table:table-cell table:number-columns-repeated="1022"/>
        </table:table-row>
        <table:table-row table:style-name="ro5">
          <table:table-cell table:formula="of:=IF(AND([.A423]&lt;&gt;0;[.A423]&lt;&gt;&quot;&quot;);TRUNC([.A423]/2);&quot;&quot;)">
            <text:p/>
          </table:table-cell>
          <table:table-cell table:style-name="ce4" table:formula="of:=IF(AND([.A424]&lt;&gt;0;[.A424]&lt;&gt;&quot;&quot;);MOD([.A424];2);&quot;&quot;)">
            <text:p/>
          </table:table-cell>
          <table:table-cell table:number-columns-repeated="1022"/>
        </table:table-row>
        <table:table-row table:style-name="ro5">
          <table:table-cell table:formula="of:=IF(AND([.A424]&lt;&gt;0;[.A424]&lt;&gt;&quot;&quot;);TRUNC([.A424]/2);&quot;&quot;)">
            <text:p/>
          </table:table-cell>
          <table:table-cell table:style-name="ce4" table:formula="of:=IF(AND([.A425]&lt;&gt;0;[.A425]&lt;&gt;&quot;&quot;);MOD([.A425];2);&quot;&quot;)">
            <text:p/>
          </table:table-cell>
          <table:table-cell table:number-columns-repeated="1022"/>
        </table:table-row>
        <table:table-row table:style-name="ro5">
          <table:table-cell table:formula="of:=IF(AND([.A425]&lt;&gt;0;[.A425]&lt;&gt;&quot;&quot;);TRUNC([.A425]/2);&quot;&quot;)">
            <text:p/>
          </table:table-cell>
          <table:table-cell table:style-name="ce4" table:formula="of:=IF(AND([.A426]&lt;&gt;0;[.A426]&lt;&gt;&quot;&quot;);MOD([.A426];2);&quot;&quot;)">
            <text:p/>
          </table:table-cell>
          <table:table-cell table:number-columns-repeated="1022"/>
        </table:table-row>
        <table:table-row table:style-name="ro5">
          <table:table-cell table:formula="of:=IF(AND([.A426]&lt;&gt;0;[.A426]&lt;&gt;&quot;&quot;);TRUNC([.A426]/2);&quot;&quot;)">
            <text:p/>
          </table:table-cell>
          <table:table-cell table:style-name="ce4" table:formula="of:=IF(AND([.A427]&lt;&gt;0;[.A427]&lt;&gt;&quot;&quot;);MOD([.A427];2);&quot;&quot;)">
            <text:p/>
          </table:table-cell>
          <table:table-cell table:number-columns-repeated="1022"/>
        </table:table-row>
        <table:table-row table:style-name="ro5">
          <table:table-cell table:formula="of:=IF(AND([.A427]&lt;&gt;0;[.A427]&lt;&gt;&quot;&quot;);TRUNC([.A427]/2);&quot;&quot;)">
            <text:p/>
          </table:table-cell>
          <table:table-cell table:style-name="ce4" table:formula="of:=IF(AND([.A428]&lt;&gt;0;[.A428]&lt;&gt;&quot;&quot;);MOD([.A428];2);&quot;&quot;)">
            <text:p/>
          </table:table-cell>
          <table:table-cell table:number-columns-repeated="1022"/>
        </table:table-row>
        <table:table-row table:style-name="ro5">
          <table:table-cell table:formula="of:=IF(AND([.A428]&lt;&gt;0;[.A428]&lt;&gt;&quot;&quot;);TRUNC([.A428]/2);&quot;&quot;)">
            <text:p/>
          </table:table-cell>
          <table:table-cell table:style-name="ce4" table:formula="of:=IF(AND([.A429]&lt;&gt;0;[.A429]&lt;&gt;&quot;&quot;);MOD([.A429];2);&quot;&quot;)">
            <text:p/>
          </table:table-cell>
          <table:table-cell table:number-columns-repeated="1022"/>
        </table:table-row>
        <table:table-row table:style-name="ro5">
          <table:table-cell table:formula="of:=IF(AND([.A429]&lt;&gt;0;[.A429]&lt;&gt;&quot;&quot;);TRUNC([.A429]/2);&quot;&quot;)">
            <text:p/>
          </table:table-cell>
          <table:table-cell table:style-name="ce4" table:formula="of:=IF(AND([.A430]&lt;&gt;0;[.A430]&lt;&gt;&quot;&quot;);MOD([.A430];2);&quot;&quot;)">
            <text:p/>
          </table:table-cell>
          <table:table-cell table:number-columns-repeated="1022"/>
        </table:table-row>
        <table:table-row table:style-name="ro5">
          <table:table-cell table:formula="of:=IF(AND([.A430]&lt;&gt;0;[.A430]&lt;&gt;&quot;&quot;);TRUNC([.A430]/2);&quot;&quot;)">
            <text:p/>
          </table:table-cell>
          <table:table-cell table:style-name="ce4" table:formula="of:=IF(AND([.A431]&lt;&gt;0;[.A431]&lt;&gt;&quot;&quot;);MOD([.A431];2);&quot;&quot;)">
            <text:p/>
          </table:table-cell>
          <table:table-cell table:number-columns-repeated="1022"/>
        </table:table-row>
        <table:table-row table:style-name="ro5">
          <table:table-cell table:formula="of:=IF(AND([.A431]&lt;&gt;0;[.A431]&lt;&gt;&quot;&quot;);TRUNC([.A431]/2);&quot;&quot;)">
            <text:p/>
          </table:table-cell>
          <table:table-cell table:style-name="ce4" table:formula="of:=IF(AND([.A432]&lt;&gt;0;[.A432]&lt;&gt;&quot;&quot;);MOD([.A432];2);&quot;&quot;)">
            <text:p/>
          </table:table-cell>
          <table:table-cell table:number-columns-repeated="1022"/>
        </table:table-row>
        <table:table-row table:style-name="ro5">
          <table:table-cell table:formula="of:=IF(AND([.A432]&lt;&gt;0;[.A432]&lt;&gt;&quot;&quot;);TRUNC([.A432]/2);&quot;&quot;)">
            <text:p/>
          </table:table-cell>
          <table:table-cell table:style-name="ce4" table:formula="of:=IF(AND([.A433]&lt;&gt;0;[.A433]&lt;&gt;&quot;&quot;);MOD([.A433];2);&quot;&quot;)">
            <text:p/>
          </table:table-cell>
          <table:table-cell table:number-columns-repeated="1022"/>
        </table:table-row>
        <table:table-row table:style-name="ro5">
          <table:table-cell table:formula="of:=IF(AND([.A433]&lt;&gt;0;[.A433]&lt;&gt;&quot;&quot;);TRUNC([.A433]/2);&quot;&quot;)">
            <text:p/>
          </table:table-cell>
          <table:table-cell table:style-name="ce4" table:formula="of:=IF(AND([.A434]&lt;&gt;0;[.A434]&lt;&gt;&quot;&quot;);MOD([.A434];2);&quot;&quot;)">
            <text:p/>
          </table:table-cell>
          <table:table-cell table:number-columns-repeated="1022"/>
        </table:table-row>
        <table:table-row table:style-name="ro5">
          <table:table-cell table:formula="of:=IF(AND([.A434]&lt;&gt;0;[.A434]&lt;&gt;&quot;&quot;);TRUNC([.A434]/2);&quot;&quot;)">
            <text:p/>
          </table:table-cell>
          <table:table-cell table:style-name="ce4" table:formula="of:=IF(AND([.A435]&lt;&gt;0;[.A435]&lt;&gt;&quot;&quot;);MOD([.A435];2);&quot;&quot;)">
            <text:p/>
          </table:table-cell>
          <table:table-cell table:number-columns-repeated="1022"/>
        </table:table-row>
        <table:table-row table:style-name="ro5">
          <table:table-cell table:formula="of:=IF(AND([.A435]&lt;&gt;0;[.A435]&lt;&gt;&quot;&quot;);TRUNC([.A435]/2);&quot;&quot;)">
            <text:p/>
          </table:table-cell>
          <table:table-cell table:style-name="ce4" table:formula="of:=IF(AND([.A436]&lt;&gt;0;[.A436]&lt;&gt;&quot;&quot;);MOD([.A436];2);&quot;&quot;)">
            <text:p/>
          </table:table-cell>
          <table:table-cell table:number-columns-repeated="1022"/>
        </table:table-row>
        <table:table-row table:style-name="ro5">
          <table:table-cell table:formula="of:=IF(AND([.A436]&lt;&gt;0;[.A436]&lt;&gt;&quot;&quot;);TRUNC([.A436]/2);&quot;&quot;)">
            <text:p/>
          </table:table-cell>
          <table:table-cell table:style-name="ce4" table:formula="of:=IF(AND([.A437]&lt;&gt;0;[.A437]&lt;&gt;&quot;&quot;);MOD([.A437];2);&quot;&quot;)">
            <text:p/>
          </table:table-cell>
          <table:table-cell table:number-columns-repeated="1022"/>
        </table:table-row>
        <table:table-row table:style-name="ro5">
          <table:table-cell table:formula="of:=IF(AND([.A437]&lt;&gt;0;[.A437]&lt;&gt;&quot;&quot;);TRUNC([.A437]/2);&quot;&quot;)">
            <text:p/>
          </table:table-cell>
          <table:table-cell table:style-name="ce4" table:formula="of:=IF(AND([.A438]&lt;&gt;0;[.A438]&lt;&gt;&quot;&quot;);MOD([.A438];2);&quot;&quot;)">
            <text:p/>
          </table:table-cell>
          <table:table-cell table:number-columns-repeated="1022"/>
        </table:table-row>
        <table:table-row table:style-name="ro5">
          <table:table-cell table:formula="of:=IF(AND([.A438]&lt;&gt;0;[.A438]&lt;&gt;&quot;&quot;);TRUNC([.A438]/2);&quot;&quot;)">
            <text:p/>
          </table:table-cell>
          <table:table-cell table:style-name="ce4" table:formula="of:=IF(AND([.A439]&lt;&gt;0;[.A439]&lt;&gt;&quot;&quot;);MOD([.A439];2);&quot;&quot;)">
            <text:p/>
          </table:table-cell>
          <table:table-cell table:number-columns-repeated="1022"/>
        </table:table-row>
        <table:table-row table:style-name="ro5">
          <table:table-cell table:formula="of:=IF(AND([.A439]&lt;&gt;0;[.A439]&lt;&gt;&quot;&quot;);TRUNC([.A439]/2);&quot;&quot;)">
            <text:p/>
          </table:table-cell>
          <table:table-cell table:style-name="ce4" table:formula="of:=IF(AND([.A440]&lt;&gt;0;[.A440]&lt;&gt;&quot;&quot;);MOD([.A440];2);&quot;&quot;)">
            <text:p/>
          </table:table-cell>
          <table:table-cell table:number-columns-repeated="1022"/>
        </table:table-row>
        <table:table-row table:style-name="ro5">
          <table:table-cell table:formula="of:=IF(AND([.A440]&lt;&gt;0;[.A440]&lt;&gt;&quot;&quot;);TRUNC([.A440]/2);&quot;&quot;)">
            <text:p/>
          </table:table-cell>
          <table:table-cell table:style-name="ce4" table:formula="of:=IF(AND([.A441]&lt;&gt;0;[.A441]&lt;&gt;&quot;&quot;);MOD([.A441];2);&quot;&quot;)">
            <text:p/>
          </table:table-cell>
          <table:table-cell table:number-columns-repeated="1022"/>
        </table:table-row>
        <table:table-row table:style-name="ro5">
          <table:table-cell table:formula="of:=IF(AND([.A441]&lt;&gt;0;[.A441]&lt;&gt;&quot;&quot;);TRUNC([.A441]/2);&quot;&quot;)">
            <text:p/>
          </table:table-cell>
          <table:table-cell table:style-name="ce4" table:formula="of:=IF(AND([.A442]&lt;&gt;0;[.A442]&lt;&gt;&quot;&quot;);MOD([.A442];2);&quot;&quot;)">
            <text:p/>
          </table:table-cell>
          <table:table-cell table:number-columns-repeated="1022"/>
        </table:table-row>
        <table:table-row table:style-name="ro5">
          <table:table-cell table:formula="of:=IF(AND([.A442]&lt;&gt;0;[.A442]&lt;&gt;&quot;&quot;);TRUNC([.A442]/2);&quot;&quot;)">
            <text:p/>
          </table:table-cell>
          <table:table-cell table:style-name="ce4" table:formula="of:=IF(AND([.A443]&lt;&gt;0;[.A443]&lt;&gt;&quot;&quot;);MOD([.A443];2);&quot;&quot;)">
            <text:p/>
          </table:table-cell>
          <table:table-cell table:number-columns-repeated="1022"/>
        </table:table-row>
        <table:table-row table:style-name="ro5">
          <table:table-cell table:formula="of:=IF(AND([.A443]&lt;&gt;0;[.A443]&lt;&gt;&quot;&quot;);TRUNC([.A443]/2);&quot;&quot;)">
            <text:p/>
          </table:table-cell>
          <table:table-cell table:style-name="ce4" table:formula="of:=IF(AND([.A444]&lt;&gt;0;[.A444]&lt;&gt;&quot;&quot;);MOD([.A444];2);&quot;&quot;)">
            <text:p/>
          </table:table-cell>
          <table:table-cell table:number-columns-repeated="1022"/>
        </table:table-row>
        <table:table-row table:style-name="ro5">
          <table:table-cell table:formula="of:=IF(AND([.A444]&lt;&gt;0;[.A444]&lt;&gt;&quot;&quot;);TRUNC([.A444]/2);&quot;&quot;)">
            <text:p/>
          </table:table-cell>
          <table:table-cell table:style-name="ce4" table:formula="of:=IF(AND([.A445]&lt;&gt;0;[.A445]&lt;&gt;&quot;&quot;);MOD([.A445];2);&quot;&quot;)">
            <text:p/>
          </table:table-cell>
          <table:table-cell table:number-columns-repeated="1022"/>
        </table:table-row>
        <table:table-row table:style-name="ro5">
          <table:table-cell table:formula="of:=IF(AND([.A445]&lt;&gt;0;[.A445]&lt;&gt;&quot;&quot;);TRUNC([.A445]/2);&quot;&quot;)">
            <text:p/>
          </table:table-cell>
          <table:table-cell table:style-name="ce4" table:formula="of:=IF(AND([.A446]&lt;&gt;0;[.A446]&lt;&gt;&quot;&quot;);MOD([.A446];2);&quot;&quot;)">
            <text:p/>
          </table:table-cell>
          <table:table-cell table:number-columns-repeated="1022"/>
        </table:table-row>
        <table:table-row table:style-name="ro5">
          <table:table-cell table:formula="of:=IF(AND([.A446]&lt;&gt;0;[.A446]&lt;&gt;&quot;&quot;);TRUNC([.A446]/2);&quot;&quot;)">
            <text:p/>
          </table:table-cell>
          <table:table-cell table:style-name="ce4" table:formula="of:=IF(AND([.A447]&lt;&gt;0;[.A447]&lt;&gt;&quot;&quot;);MOD([.A447];2);&quot;&quot;)">
            <text:p/>
          </table:table-cell>
          <table:table-cell table:number-columns-repeated="1022"/>
        </table:table-row>
        <table:table-row table:style-name="ro5">
          <table:table-cell table:formula="of:=IF(AND([.A447]&lt;&gt;0;[.A447]&lt;&gt;&quot;&quot;);TRUNC([.A447]/2);&quot;&quot;)">
            <text:p/>
          </table:table-cell>
          <table:table-cell table:style-name="ce4" table:formula="of:=IF(AND([.A448]&lt;&gt;0;[.A448]&lt;&gt;&quot;&quot;);MOD([.A448];2);&quot;&quot;)">
            <text:p/>
          </table:table-cell>
          <table:table-cell table:number-columns-repeated="1022"/>
        </table:table-row>
        <table:table-row table:style-name="ro5">
          <table:table-cell table:formula="of:=IF(AND([.A448]&lt;&gt;0;[.A448]&lt;&gt;&quot;&quot;);TRUNC([.A448]/2);&quot;&quot;)">
            <text:p/>
          </table:table-cell>
          <table:table-cell table:style-name="ce4" table:formula="of:=IF(AND([.A449]&lt;&gt;0;[.A449]&lt;&gt;&quot;&quot;);MOD([.A449];2);&quot;&quot;)">
            <text:p/>
          </table:table-cell>
          <table:table-cell table:number-columns-repeated="1022"/>
        </table:table-row>
        <table:table-row table:style-name="ro5">
          <table:table-cell table:formula="of:=IF(AND([.A449]&lt;&gt;0;[.A449]&lt;&gt;&quot;&quot;);TRUNC([.A449]/2);&quot;&quot;)">
            <text:p/>
          </table:table-cell>
          <table:table-cell table:style-name="ce4" table:formula="of:=IF(AND([.A450]&lt;&gt;0;[.A450]&lt;&gt;&quot;&quot;);MOD([.A450];2);&quot;&quot;)">
            <text:p/>
          </table:table-cell>
          <table:table-cell table:number-columns-repeated="1022"/>
        </table:table-row>
        <table:table-row table:style-name="ro5">
          <table:table-cell table:formula="of:=IF(AND([.A450]&lt;&gt;0;[.A450]&lt;&gt;&quot;&quot;);TRUNC([.A450]/2);&quot;&quot;)">
            <text:p/>
          </table:table-cell>
          <table:table-cell table:style-name="ce4" table:formula="of:=IF(AND([.A451]&lt;&gt;0;[.A451]&lt;&gt;&quot;&quot;);MOD([.A451];2);&quot;&quot;)">
            <text:p/>
          </table:table-cell>
          <table:table-cell table:number-columns-repeated="1022"/>
        </table:table-row>
        <table:table-row table:style-name="ro5">
          <table:table-cell table:formula="of:=IF(AND([.A451]&lt;&gt;0;[.A451]&lt;&gt;&quot;&quot;);TRUNC([.A451]/2);&quot;&quot;)">
            <text:p/>
          </table:table-cell>
          <table:table-cell table:style-name="ce4" table:formula="of:=IF(AND([.A452]&lt;&gt;0;[.A452]&lt;&gt;&quot;&quot;);MOD([.A452];2);&quot;&quot;)">
            <text:p/>
          </table:table-cell>
          <table:table-cell table:number-columns-repeated="1022"/>
        </table:table-row>
        <table:table-row table:style-name="ro5">
          <table:table-cell table:formula="of:=IF(AND([.A452]&lt;&gt;0;[.A452]&lt;&gt;&quot;&quot;);TRUNC([.A452]/2);&quot;&quot;)">
            <text:p/>
          </table:table-cell>
          <table:table-cell table:style-name="ce4" table:formula="of:=IF(AND([.A453]&lt;&gt;0;[.A453]&lt;&gt;&quot;&quot;);MOD([.A453];2);&quot;&quot;)">
            <text:p/>
          </table:table-cell>
          <table:table-cell table:number-columns-repeated="1022"/>
        </table:table-row>
        <table:table-row table:style-name="ro5">
          <table:table-cell table:formula="of:=IF(AND([.A453]&lt;&gt;0;[.A453]&lt;&gt;&quot;&quot;);TRUNC([.A453]/2);&quot;&quot;)">
            <text:p/>
          </table:table-cell>
          <table:table-cell table:style-name="ce4" table:formula="of:=IF(AND([.A454]&lt;&gt;0;[.A454]&lt;&gt;&quot;&quot;);MOD([.A454];2);&quot;&quot;)">
            <text:p/>
          </table:table-cell>
          <table:table-cell table:number-columns-repeated="1022"/>
        </table:table-row>
        <table:table-row table:style-name="ro5">
          <table:table-cell table:formula="of:=IF(AND([.A454]&lt;&gt;0;[.A454]&lt;&gt;&quot;&quot;);TRUNC([.A454]/2);&quot;&quot;)">
            <text:p/>
          </table:table-cell>
          <table:table-cell table:style-name="ce4" table:formula="of:=IF(AND([.A455]&lt;&gt;0;[.A455]&lt;&gt;&quot;&quot;);MOD([.A455];2);&quot;&quot;)">
            <text:p/>
          </table:table-cell>
          <table:table-cell table:number-columns-repeated="1022"/>
        </table:table-row>
        <table:table-row table:style-name="ro5">
          <table:table-cell table:formula="of:=IF(AND([.A455]&lt;&gt;0;[.A455]&lt;&gt;&quot;&quot;);TRUNC([.A455]/2);&quot;&quot;)">
            <text:p/>
          </table:table-cell>
          <table:table-cell table:style-name="ce4" table:formula="of:=IF(AND([.A456]&lt;&gt;0;[.A456]&lt;&gt;&quot;&quot;);MOD([.A456];2);&quot;&quot;)">
            <text:p/>
          </table:table-cell>
          <table:table-cell table:number-columns-repeated="1022"/>
        </table:table-row>
        <table:table-row table:style-name="ro5">
          <table:table-cell table:formula="of:=IF(AND([.A456]&lt;&gt;0;[.A456]&lt;&gt;&quot;&quot;);TRUNC([.A456]/2);&quot;&quot;)">
            <text:p/>
          </table:table-cell>
          <table:table-cell table:style-name="ce4" table:formula="of:=IF(AND([.A457]&lt;&gt;0;[.A457]&lt;&gt;&quot;&quot;);MOD([.A457];2);&quot;&quot;)">
            <text:p/>
          </table:table-cell>
          <table:table-cell table:number-columns-repeated="1022"/>
        </table:table-row>
        <table:table-row table:style-name="ro5">
          <table:table-cell table:formula="of:=IF(AND([.A457]&lt;&gt;0;[.A457]&lt;&gt;&quot;&quot;);TRUNC([.A457]/2);&quot;&quot;)">
            <text:p/>
          </table:table-cell>
          <table:table-cell table:style-name="ce4" table:formula="of:=IF(AND([.A458]&lt;&gt;0;[.A458]&lt;&gt;&quot;&quot;);MOD([.A458];2);&quot;&quot;)">
            <text:p/>
          </table:table-cell>
          <table:table-cell table:number-columns-repeated="1022"/>
        </table:table-row>
        <table:table-row table:style-name="ro5">
          <table:table-cell table:formula="of:=IF(AND([.A458]&lt;&gt;0;[.A458]&lt;&gt;&quot;&quot;);TRUNC([.A458]/2);&quot;&quot;)">
            <text:p/>
          </table:table-cell>
          <table:table-cell table:style-name="ce4" table:formula="of:=IF(AND([.A459]&lt;&gt;0;[.A459]&lt;&gt;&quot;&quot;);MOD([.A459];2);&quot;&quot;)">
            <text:p/>
          </table:table-cell>
          <table:table-cell table:number-columns-repeated="1022"/>
        </table:table-row>
        <table:table-row table:style-name="ro5">
          <table:table-cell table:formula="of:=IF(AND([.A459]&lt;&gt;0;[.A459]&lt;&gt;&quot;&quot;);TRUNC([.A459]/2);&quot;&quot;)">
            <text:p/>
          </table:table-cell>
          <table:table-cell table:style-name="ce4" table:formula="of:=IF(AND([.A460]&lt;&gt;0;[.A460]&lt;&gt;&quot;&quot;);MOD([.A460];2);&quot;&quot;)">
            <text:p/>
          </table:table-cell>
          <table:table-cell table:number-columns-repeated="1022"/>
        </table:table-row>
        <table:table-row table:style-name="ro5">
          <table:table-cell table:formula="of:=IF(AND([.A460]&lt;&gt;0;[.A460]&lt;&gt;&quot;&quot;);TRUNC([.A460]/2);&quot;&quot;)">
            <text:p/>
          </table:table-cell>
          <table:table-cell table:style-name="ce4" table:formula="of:=IF(AND([.A461]&lt;&gt;0;[.A461]&lt;&gt;&quot;&quot;);MOD([.A461];2);&quot;&quot;)">
            <text:p/>
          </table:table-cell>
          <table:table-cell table:number-columns-repeated="1022"/>
        </table:table-row>
        <table:table-row table:style-name="ro5">
          <table:table-cell table:formula="of:=IF(AND([.A461]&lt;&gt;0;[.A461]&lt;&gt;&quot;&quot;);TRUNC([.A461]/2);&quot;&quot;)">
            <text:p/>
          </table:table-cell>
          <table:table-cell table:style-name="ce4" table:formula="of:=IF(AND([.A462]&lt;&gt;0;[.A462]&lt;&gt;&quot;&quot;);MOD([.A462];2);&quot;&quot;)">
            <text:p/>
          </table:table-cell>
          <table:table-cell table:number-columns-repeated="1022"/>
        </table:table-row>
        <table:table-row table:style-name="ro5">
          <table:table-cell table:formula="of:=IF(AND([.A462]&lt;&gt;0;[.A462]&lt;&gt;&quot;&quot;);TRUNC([.A462]/2);&quot;&quot;)">
            <text:p/>
          </table:table-cell>
          <table:table-cell table:style-name="ce4" table:formula="of:=IF(AND([.A463]&lt;&gt;0;[.A463]&lt;&gt;&quot;&quot;);MOD([.A463];2);&quot;&quot;)">
            <text:p/>
          </table:table-cell>
          <table:table-cell table:number-columns-repeated="1022"/>
        </table:table-row>
        <table:table-row table:style-name="ro5">
          <table:table-cell table:formula="of:=IF(AND([.A463]&lt;&gt;0;[.A463]&lt;&gt;&quot;&quot;);TRUNC([.A463]/2);&quot;&quot;)">
            <text:p/>
          </table:table-cell>
          <table:table-cell table:style-name="ce4" table:formula="of:=IF(AND([.A464]&lt;&gt;0;[.A464]&lt;&gt;&quot;&quot;);MOD([.A464];2);&quot;&quot;)">
            <text:p/>
          </table:table-cell>
          <table:table-cell table:number-columns-repeated="1022"/>
        </table:table-row>
        <table:table-row table:style-name="ro5">
          <table:table-cell table:formula="of:=IF(AND([.A464]&lt;&gt;0;[.A464]&lt;&gt;&quot;&quot;);TRUNC([.A464]/2);&quot;&quot;)">
            <text:p/>
          </table:table-cell>
          <table:table-cell table:style-name="ce4" table:formula="of:=IF(AND([.A465]&lt;&gt;0;[.A465]&lt;&gt;&quot;&quot;);MOD([.A465];2);&quot;&quot;)">
            <text:p/>
          </table:table-cell>
          <table:table-cell table:number-columns-repeated="1022"/>
        </table:table-row>
        <table:table-row table:style-name="ro5">
          <table:table-cell table:formula="of:=IF(AND([.A465]&lt;&gt;0;[.A465]&lt;&gt;&quot;&quot;);TRUNC([.A465]/2);&quot;&quot;)">
            <text:p/>
          </table:table-cell>
          <table:table-cell table:style-name="ce4" table:formula="of:=IF(AND([.A466]&lt;&gt;0;[.A466]&lt;&gt;&quot;&quot;);MOD([.A466];2);&quot;&quot;)">
            <text:p/>
          </table:table-cell>
          <table:table-cell table:number-columns-repeated="1022"/>
        </table:table-row>
        <table:table-row table:style-name="ro5">
          <table:table-cell table:formula="of:=IF(AND([.A466]&lt;&gt;0;[.A466]&lt;&gt;&quot;&quot;);TRUNC([.A466]/2);&quot;&quot;)">
            <text:p/>
          </table:table-cell>
          <table:table-cell table:style-name="ce4" table:formula="of:=IF(AND([.A467]&lt;&gt;0;[.A467]&lt;&gt;&quot;&quot;);MOD([.A467];2);&quot;&quot;)">
            <text:p/>
          </table:table-cell>
          <table:table-cell table:number-columns-repeated="1022"/>
        </table:table-row>
        <table:table-row table:style-name="ro5">
          <table:table-cell table:formula="of:=IF(AND([.A467]&lt;&gt;0;[.A467]&lt;&gt;&quot;&quot;);TRUNC([.A467]/2);&quot;&quot;)">
            <text:p/>
          </table:table-cell>
          <table:table-cell table:style-name="ce4" table:formula="of:=IF(AND([.A468]&lt;&gt;0;[.A468]&lt;&gt;&quot;&quot;);MOD([.A468];2);&quot;&quot;)">
            <text:p/>
          </table:table-cell>
          <table:table-cell table:number-columns-repeated="1022"/>
        </table:table-row>
        <table:table-row table:style-name="ro5">
          <table:table-cell table:formula="of:=IF(AND([.A468]&lt;&gt;0;[.A468]&lt;&gt;&quot;&quot;);TRUNC([.A468]/2);&quot;&quot;)">
            <text:p/>
          </table:table-cell>
          <table:table-cell table:style-name="ce4" table:formula="of:=IF(AND([.A469]&lt;&gt;0;[.A469]&lt;&gt;&quot;&quot;);MOD([.A469];2);&quot;&quot;)">
            <text:p/>
          </table:table-cell>
          <table:table-cell table:number-columns-repeated="1022"/>
        </table:table-row>
        <table:table-row table:style-name="ro5">
          <table:table-cell table:formula="of:=IF(AND([.A469]&lt;&gt;0;[.A469]&lt;&gt;&quot;&quot;);TRUNC([.A469]/2);&quot;&quot;)">
            <text:p/>
          </table:table-cell>
          <table:table-cell table:style-name="ce4" table:formula="of:=IF(AND([.A470]&lt;&gt;0;[.A470]&lt;&gt;&quot;&quot;);MOD([.A470];2);&quot;&quot;)">
            <text:p/>
          </table:table-cell>
          <table:table-cell table:number-columns-repeated="1022"/>
        </table:table-row>
        <table:table-row table:style-name="ro5">
          <table:table-cell table:formula="of:=IF(AND([.A470]&lt;&gt;0;[.A470]&lt;&gt;&quot;&quot;);TRUNC([.A470]/2);&quot;&quot;)">
            <text:p/>
          </table:table-cell>
          <table:table-cell table:style-name="ce4" table:formula="of:=IF(AND([.A471]&lt;&gt;0;[.A471]&lt;&gt;&quot;&quot;);MOD([.A471];2);&quot;&quot;)">
            <text:p/>
          </table:table-cell>
          <table:table-cell table:number-columns-repeated="1022"/>
        </table:table-row>
        <table:table-row table:style-name="ro5">
          <table:table-cell table:formula="of:=IF(AND([.A471]&lt;&gt;0;[.A471]&lt;&gt;&quot;&quot;);TRUNC([.A471]/2);&quot;&quot;)">
            <text:p/>
          </table:table-cell>
          <table:table-cell table:style-name="ce4" table:formula="of:=IF(AND([.A472]&lt;&gt;0;[.A472]&lt;&gt;&quot;&quot;);MOD([.A472];2);&quot;&quot;)">
            <text:p/>
          </table:table-cell>
          <table:table-cell table:number-columns-repeated="1022"/>
        </table:table-row>
        <table:table-row table:style-name="ro5">
          <table:table-cell table:formula="of:=IF(AND([.A472]&lt;&gt;0;[.A472]&lt;&gt;&quot;&quot;);TRUNC([.A472]/2);&quot;&quot;)">
            <text:p/>
          </table:table-cell>
          <table:table-cell table:style-name="ce4" table:formula="of:=IF(AND([.A473]&lt;&gt;0;[.A473]&lt;&gt;&quot;&quot;);MOD([.A473];2);&quot;&quot;)">
            <text:p/>
          </table:table-cell>
          <table:table-cell table:number-columns-repeated="1022"/>
        </table:table-row>
        <table:table-row table:style-name="ro5">
          <table:table-cell table:formula="of:=IF(AND([.A473]&lt;&gt;0;[.A473]&lt;&gt;&quot;&quot;);TRUNC([.A473]/2);&quot;&quot;)">
            <text:p/>
          </table:table-cell>
          <table:table-cell table:style-name="ce4" table:formula="of:=IF(AND([.A474]&lt;&gt;0;[.A474]&lt;&gt;&quot;&quot;);MOD([.A474];2);&quot;&quot;)">
            <text:p/>
          </table:table-cell>
          <table:table-cell table:number-columns-repeated="1022"/>
        </table:table-row>
        <table:table-row table:style-name="ro5">
          <table:table-cell table:formula="of:=IF(AND([.A474]&lt;&gt;0;[.A474]&lt;&gt;&quot;&quot;);TRUNC([.A474]/2);&quot;&quot;)">
            <text:p/>
          </table:table-cell>
          <table:table-cell table:style-name="ce4" table:formula="of:=IF(AND([.A475]&lt;&gt;0;[.A475]&lt;&gt;&quot;&quot;);MOD([.A475];2);&quot;&quot;)">
            <text:p/>
          </table:table-cell>
          <table:table-cell table:number-columns-repeated="1022"/>
        </table:table-row>
        <table:table-row table:style-name="ro5">
          <table:table-cell table:formula="of:=IF(AND([.A475]&lt;&gt;0;[.A475]&lt;&gt;&quot;&quot;);TRUNC([.A475]/2);&quot;&quot;)">
            <text:p/>
          </table:table-cell>
          <table:table-cell table:style-name="ce4" table:formula="of:=IF(AND([.A476]&lt;&gt;0;[.A476]&lt;&gt;&quot;&quot;);MOD([.A476];2);&quot;&quot;)">
            <text:p/>
          </table:table-cell>
          <table:table-cell table:number-columns-repeated="1022"/>
        </table:table-row>
        <table:table-row table:style-name="ro5">
          <table:table-cell table:formula="of:=IF(AND([.A476]&lt;&gt;0;[.A476]&lt;&gt;&quot;&quot;);TRUNC([.A476]/2);&quot;&quot;)">
            <text:p/>
          </table:table-cell>
          <table:table-cell table:style-name="ce4" table:formula="of:=IF(AND([.A477]&lt;&gt;0;[.A477]&lt;&gt;&quot;&quot;);MOD([.A477];2);&quot;&quot;)">
            <text:p/>
          </table:table-cell>
          <table:table-cell table:number-columns-repeated="1022"/>
        </table:table-row>
        <table:table-row table:style-name="ro5">
          <table:table-cell table:formula="of:=IF(AND([.A477]&lt;&gt;0;[.A477]&lt;&gt;&quot;&quot;);TRUNC([.A477]/2);&quot;&quot;)">
            <text:p/>
          </table:table-cell>
          <table:table-cell table:style-name="ce4" table:formula="of:=IF(AND([.A478]&lt;&gt;0;[.A478]&lt;&gt;&quot;&quot;);MOD([.A478];2);&quot;&quot;)">
            <text:p/>
          </table:table-cell>
          <table:table-cell table:number-columns-repeated="1022"/>
        </table:table-row>
        <table:table-row table:style-name="ro5">
          <table:table-cell table:formula="of:=IF(AND([.A478]&lt;&gt;0;[.A478]&lt;&gt;&quot;&quot;);TRUNC([.A478]/2);&quot;&quot;)">
            <text:p/>
          </table:table-cell>
          <table:table-cell table:style-name="ce4" table:formula="of:=IF(AND([.A479]&lt;&gt;0;[.A479]&lt;&gt;&quot;&quot;);MOD([.A479];2);&quot;&quot;)">
            <text:p/>
          </table:table-cell>
          <table:table-cell table:number-columns-repeated="1022"/>
        </table:table-row>
        <table:table-row table:style-name="ro5">
          <table:table-cell table:formula="of:=IF(AND([.A479]&lt;&gt;0;[.A479]&lt;&gt;&quot;&quot;);TRUNC([.A479]/2);&quot;&quot;)">
            <text:p/>
          </table:table-cell>
          <table:table-cell table:style-name="ce4" table:formula="of:=IF(AND([.A480]&lt;&gt;0;[.A480]&lt;&gt;&quot;&quot;);MOD([.A480];2);&quot;&quot;)">
            <text:p/>
          </table:table-cell>
          <table:table-cell table:number-columns-repeated="1022"/>
        </table:table-row>
        <table:table-row table:style-name="ro5">
          <table:table-cell table:formula="of:=IF(AND([.A480]&lt;&gt;0;[.A480]&lt;&gt;&quot;&quot;);TRUNC([.A480]/2);&quot;&quot;)">
            <text:p/>
          </table:table-cell>
          <table:table-cell table:style-name="ce4" table:formula="of:=IF(AND([.A481]&lt;&gt;0;[.A481]&lt;&gt;&quot;&quot;);MOD([.A481];2);&quot;&quot;)">
            <text:p/>
          </table:table-cell>
          <table:table-cell table:number-columns-repeated="1022"/>
        </table:table-row>
        <table:table-row table:style-name="ro5">
          <table:table-cell table:formula="of:=IF(AND([.A481]&lt;&gt;0;[.A481]&lt;&gt;&quot;&quot;);TRUNC([.A481]/2);&quot;&quot;)">
            <text:p/>
          </table:table-cell>
          <table:table-cell table:style-name="ce4" table:formula="of:=IF(AND([.A482]&lt;&gt;0;[.A482]&lt;&gt;&quot;&quot;);MOD([.A482];2);&quot;&quot;)">
            <text:p/>
          </table:table-cell>
          <table:table-cell table:number-columns-repeated="1022"/>
        </table:table-row>
        <table:table-row table:style-name="ro5">
          <table:table-cell table:formula="of:=IF(AND([.A482]&lt;&gt;0;[.A482]&lt;&gt;&quot;&quot;);TRUNC([.A482]/2);&quot;&quot;)">
            <text:p/>
          </table:table-cell>
          <table:table-cell table:style-name="ce4" table:formula="of:=IF(AND([.A483]&lt;&gt;0;[.A483]&lt;&gt;&quot;&quot;);MOD([.A483];2);&quot;&quot;)">
            <text:p/>
          </table:table-cell>
          <table:table-cell table:number-columns-repeated="1022"/>
        </table:table-row>
        <table:table-row table:style-name="ro5">
          <table:table-cell table:formula="of:=IF(AND([.A483]&lt;&gt;0;[.A483]&lt;&gt;&quot;&quot;);TRUNC([.A483]/2);&quot;&quot;)">
            <text:p/>
          </table:table-cell>
          <table:table-cell table:style-name="ce4" table:formula="of:=IF(AND([.A484]&lt;&gt;0;[.A484]&lt;&gt;&quot;&quot;);MOD([.A484];2);&quot;&quot;)">
            <text:p/>
          </table:table-cell>
          <table:table-cell table:number-columns-repeated="1022"/>
        </table:table-row>
        <table:table-row table:style-name="ro5">
          <table:table-cell table:formula="of:=IF(AND([.A484]&lt;&gt;0;[.A484]&lt;&gt;&quot;&quot;);TRUNC([.A484]/2);&quot;&quot;)">
            <text:p/>
          </table:table-cell>
          <table:table-cell table:style-name="ce4" table:formula="of:=IF(AND([.A485]&lt;&gt;0;[.A485]&lt;&gt;&quot;&quot;);MOD([.A485];2);&quot;&quot;)">
            <text:p/>
          </table:table-cell>
          <table:table-cell table:number-columns-repeated="1022"/>
        </table:table-row>
        <table:table-row table:style-name="ro5">
          <table:table-cell table:formula="of:=IF(AND([.A485]&lt;&gt;0;[.A485]&lt;&gt;&quot;&quot;);TRUNC([.A485]/2);&quot;&quot;)">
            <text:p/>
          </table:table-cell>
          <table:table-cell table:style-name="ce4" table:formula="of:=IF(AND([.A486]&lt;&gt;0;[.A486]&lt;&gt;&quot;&quot;);MOD([.A486];2);&quot;&quot;)">
            <text:p/>
          </table:table-cell>
          <table:table-cell table:number-columns-repeated="1022"/>
        </table:table-row>
        <table:table-row table:style-name="ro5">
          <table:table-cell table:formula="of:=IF(AND([.A486]&lt;&gt;0;[.A486]&lt;&gt;&quot;&quot;);TRUNC([.A486]/2);&quot;&quot;)">
            <text:p/>
          </table:table-cell>
          <table:table-cell table:style-name="ce4" table:formula="of:=IF(AND([.A487]&lt;&gt;0;[.A487]&lt;&gt;&quot;&quot;);MOD([.A487];2);&quot;&quot;)">
            <text:p/>
          </table:table-cell>
          <table:table-cell table:number-columns-repeated="1022"/>
        </table:table-row>
        <table:table-row table:style-name="ro5">
          <table:table-cell table:formula="of:=IF(AND([.A487]&lt;&gt;0;[.A487]&lt;&gt;&quot;&quot;);TRUNC([.A487]/2);&quot;&quot;)">
            <text:p/>
          </table:table-cell>
          <table:table-cell table:style-name="ce4" table:formula="of:=IF(AND([.A488]&lt;&gt;0;[.A488]&lt;&gt;&quot;&quot;);MOD([.A488];2);&quot;&quot;)">
            <text:p/>
          </table:table-cell>
          <table:table-cell table:number-columns-repeated="1022"/>
        </table:table-row>
        <table:table-row table:style-name="ro5">
          <table:table-cell table:formula="of:=IF(AND([.A488]&lt;&gt;0;[.A488]&lt;&gt;&quot;&quot;);TRUNC([.A488]/2);&quot;&quot;)">
            <text:p/>
          </table:table-cell>
          <table:table-cell table:style-name="ce4" table:formula="of:=IF(AND([.A489]&lt;&gt;0;[.A489]&lt;&gt;&quot;&quot;);MOD([.A489];2);&quot;&quot;)">
            <text:p/>
          </table:table-cell>
          <table:table-cell table:number-columns-repeated="1022"/>
        </table:table-row>
        <table:table-row table:style-name="ro5">
          <table:table-cell table:formula="of:=IF(AND([.A489]&lt;&gt;0;[.A489]&lt;&gt;&quot;&quot;);TRUNC([.A489]/2);&quot;&quot;)">
            <text:p/>
          </table:table-cell>
          <table:table-cell table:style-name="ce4" table:formula="of:=IF(AND([.A490]&lt;&gt;0;[.A490]&lt;&gt;&quot;&quot;);MOD([.A490];2);&quot;&quot;)">
            <text:p/>
          </table:table-cell>
          <table:table-cell table:number-columns-repeated="1022"/>
        </table:table-row>
        <table:table-row table:style-name="ro5">
          <table:table-cell table:formula="of:=IF(AND([.A490]&lt;&gt;0;[.A490]&lt;&gt;&quot;&quot;);TRUNC([.A490]/2);&quot;&quot;)">
            <text:p/>
          </table:table-cell>
          <table:table-cell table:style-name="ce4" table:formula="of:=IF(AND([.A491]&lt;&gt;0;[.A491]&lt;&gt;&quot;&quot;);MOD([.A491];2);&quot;&quot;)">
            <text:p/>
          </table:table-cell>
          <table:table-cell table:number-columns-repeated="1022"/>
        </table:table-row>
        <table:table-row table:style-name="ro5">
          <table:table-cell table:formula="of:=IF(AND([.A491]&lt;&gt;0;[.A491]&lt;&gt;&quot;&quot;);TRUNC([.A491]/2);&quot;&quot;)">
            <text:p/>
          </table:table-cell>
          <table:table-cell table:style-name="ce4" table:formula="of:=IF(AND([.A492]&lt;&gt;0;[.A492]&lt;&gt;&quot;&quot;);MOD([.A492];2);&quot;&quot;)">
            <text:p/>
          </table:table-cell>
          <table:table-cell table:number-columns-repeated="1022"/>
        </table:table-row>
        <table:table-row table:style-name="ro5">
          <table:table-cell table:formula="of:=IF(AND([.A492]&lt;&gt;0;[.A492]&lt;&gt;&quot;&quot;);TRUNC([.A492]/2);&quot;&quot;)">
            <text:p/>
          </table:table-cell>
          <table:table-cell table:style-name="ce4" table:formula="of:=IF(AND([.A493]&lt;&gt;0;[.A493]&lt;&gt;&quot;&quot;);MOD([.A493];2);&quot;&quot;)">
            <text:p/>
          </table:table-cell>
          <table:table-cell table:number-columns-repeated="1022"/>
        </table:table-row>
        <table:table-row table:style-name="ro5">
          <table:table-cell table:formula="of:=IF(AND([.A493]&lt;&gt;0;[.A493]&lt;&gt;&quot;&quot;);TRUNC([.A493]/2);&quot;&quot;)">
            <text:p/>
          </table:table-cell>
          <table:table-cell table:style-name="ce4" table:formula="of:=IF(AND([.A494]&lt;&gt;0;[.A494]&lt;&gt;&quot;&quot;);MOD([.A494];2);&quot;&quot;)">
            <text:p/>
          </table:table-cell>
          <table:table-cell table:number-columns-repeated="1022"/>
        </table:table-row>
        <table:table-row table:style-name="ro5">
          <table:table-cell table:formula="of:=IF(AND([.A494]&lt;&gt;0;[.A494]&lt;&gt;&quot;&quot;);TRUNC([.A494]/2);&quot;&quot;)">
            <text:p/>
          </table:table-cell>
          <table:table-cell table:style-name="ce4" table:formula="of:=IF(AND([.A495]&lt;&gt;0;[.A495]&lt;&gt;&quot;&quot;);MOD([.A495];2);&quot;&quot;)">
            <text:p/>
          </table:table-cell>
          <table:table-cell table:number-columns-repeated="1022"/>
        </table:table-row>
        <table:table-row table:style-name="ro5">
          <table:table-cell table:formula="of:=IF(AND([.A495]&lt;&gt;0;[.A495]&lt;&gt;&quot;&quot;);TRUNC([.A495]/2);&quot;&quot;)">
            <text:p/>
          </table:table-cell>
          <table:table-cell table:style-name="ce4" table:formula="of:=IF(AND([.A496]&lt;&gt;0;[.A496]&lt;&gt;&quot;&quot;);MOD([.A496];2);&quot;&quot;)">
            <text:p/>
          </table:table-cell>
          <table:table-cell table:number-columns-repeated="1022"/>
        </table:table-row>
        <table:table-row table:style-name="ro5">
          <table:table-cell table:formula="of:=IF(AND([.A496]&lt;&gt;0;[.A496]&lt;&gt;&quot;&quot;);TRUNC([.A496]/2);&quot;&quot;)">
            <text:p/>
          </table:table-cell>
          <table:table-cell table:style-name="ce4" table:formula="of:=IF(AND([.A497]&lt;&gt;0;[.A497]&lt;&gt;&quot;&quot;);MOD([.A497];2);&quot;&quot;)">
            <text:p/>
          </table:table-cell>
          <table:table-cell table:number-columns-repeated="1022"/>
        </table:table-row>
        <table:table-row table:style-name="ro5">
          <table:table-cell table:formula="of:=IF(AND([.A497]&lt;&gt;0;[.A497]&lt;&gt;&quot;&quot;);TRUNC([.A497]/2);&quot;&quot;)">
            <text:p/>
          </table:table-cell>
          <table:table-cell table:style-name="ce4" table:formula="of:=IF(AND([.A498]&lt;&gt;0;[.A498]&lt;&gt;&quot;&quot;);MOD([.A498];2);&quot;&quot;)">
            <text:p/>
          </table:table-cell>
          <table:table-cell table:number-columns-repeated="1022"/>
        </table:table-row>
        <table:table-row table:style-name="ro5">
          <table:table-cell table:formula="of:=IF(AND([.A498]&lt;&gt;0;[.A498]&lt;&gt;&quot;&quot;);TRUNC([.A498]/2);&quot;&quot;)">
            <text:p/>
          </table:table-cell>
          <table:table-cell table:style-name="ce4" table:formula="of:=IF(AND([.A499]&lt;&gt;0;[.A499]&lt;&gt;&quot;&quot;);MOD([.A499];2);&quot;&quot;)">
            <text:p/>
          </table:table-cell>
          <table:table-cell table:number-columns-repeated="1022"/>
        </table:table-row>
        <table:table-row table:style-name="ro5">
          <table:table-cell table:formula="of:=IF(AND([.A499]&lt;&gt;0;[.A499]&lt;&gt;&quot;&quot;);TRUNC([.A499]/2);&quot;&quot;)">
            <text:p/>
          </table:table-cell>
          <table:table-cell table:style-name="ce4" table:formula="of:=IF(AND([.A500]&lt;&gt;0;[.A500]&lt;&gt;&quot;&quot;);MOD([.A500];2);&quot;&quot;)">
            <text:p/>
          </table:table-cell>
          <table:table-cell table:number-columns-repeated="1022"/>
        </table:table-row>
        <table:table-row table:style-name="ro5" table:number-rows-repeated="6503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CE" svg:font-family="'Arial CE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</number:text>
      <number:number number:decimal-places="0" number:min-integer-digits="1" number:grouping="true"/>
    </number:number-style>
    <number:number-style style:name="N140">
      <number:text>-€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€</number:text>
      <number:number number:decimal-places="0" number:min-integer-digits="1" number:grouping="true"/>
    </number:number-style>
    <number:number-style style:name="N141">
      <style:text-properties fo:color="#ff0000"/>
      <number:text>-€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€</number:text>
      <number:number number:decimal-places="2" number:min-integer-digits="1" number:grouping="true"/>
    </number:number-style>
    <number:number-style style:name="N143">
      <number:text>-€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€</number:text>
      <number:number number:decimal-places="2" number:min-integer-digits="1" number:grouping="true"/>
    </number:number-style>
    <number:number-style style:name="N144">
      <style:text-properties fo:color="#ff0000"/>
      <number:text>-€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€</number:text>
      <number:number number:decimal-places="0" number:min-integer-digits="1" number:grouping="true"/>
      <number:text> </number:text>
    </number:number-style>
    <number:number-style style:name="N148P1" style:volatile="true">
      <number:text>-€</number:text>
      <number:number number:decimal-places="0" number:min-integer-digits="1" number:grouping="true"/>
      <number:text> </number:text>
    </number:number-style>
    <number:number-style style:name="N148P2" style:volatile="true">
      <number:text> €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€</number:text>
      <number:number number:decimal-places="2" number:min-integer-digits="1" number:grouping="true"/>
      <number:text> </number:text>
    </number:number-style>
    <number:number-style style:name="N156P1" style:volatile="true">
      <number:text>-€</number:text>
      <number:number number:decimal-places="2" number:min-integer-digits="1" number:grouping="true"/>
      <number:text> </number:text>
    </number:number-style>
    <number:number-style style:name="N156P2" style:volatile="true">
      <number:text> €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>
      <style:table-cell-properties style:rotation-align="none"/>
      <style:text-properties style:font-name="Arial CE" style:font-name-asian="SimSun" style:font-name-complex="Arial C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1">31.10.2010</text:date>, <text:time>16:08:0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rosoft Corporation</meta:initial-creator>
    <meta:creation-date>1997-02-26T15:46:56</meta:creation-date>
    <dc:creator>GZ GZ</dc:creator>
    <dc:date>2010-10-31T16:08:05.82</dc:date>
    <meta:generator>OpenOffice.org/3.2$Win32 OpenOffice.org_project/320m18$Build-9502</meta:generator>
    <meta:editing-duration>PT00H01M20S</meta:editing-duration>
    <meta:editing-cycles>1</meta:editing-cycles>
    <meta:document-statistic meta:table-count="1" meta:cell-count="1004" meta:object-count="0"/>
  </office:meta>
</office:document-meta>
</file>